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1984in"/>
    </style:style>
    <style:style style:name="co3" style:family="table-column">
      <style:table-column-properties fo:break-before="auto" style:column-width="6.3602in"/>
    </style:style>
    <style:style style:name="co4" style:family="table-column">
      <style:table-column-properties fo:break-before="auto" style:column-width="0.3634in"/>
    </style:style>
    <style:style style:name="co5" style:family="table-column">
      <style:table-column-properties fo:break-before="auto" style:column-width="0.6945in"/>
    </style:style>
    <style:style style:name="co6" style:family="table-column">
      <style:table-column-properties fo:break-before="auto" style:column-width="1.9291in"/>
    </style:style>
    <style:style style:name="co7" style:family="table-column">
      <style:table-column-properties fo:break-before="auto" style:column-width="1.698in"/>
    </style:style>
    <style:style style:name="co8" style:family="table-column">
      <style:table-column-properties fo:break-before="auto" style:column-width="1.4984in"/>
    </style:style>
    <style:style style:name="co9" style:family="table-column">
      <style:table-column-properties fo:break-before="auto" style:column-width="0.2638in"/>
    </style:style>
    <style:style style:name="co10" style:family="table-column">
      <style:table-column-properties fo:break-before="auto" style:column-width="6.328in"/>
    </style:style>
    <style:style style:name="co11" style:family="table-column">
      <style:table-column-properties fo:break-before="auto" style:column-width="0.6835in"/>
    </style:style>
    <style:style style:name="co12" style:family="table-column">
      <style:table-column-properties fo:break-before="auto" style:column-width="2.128in"/>
    </style:style>
    <style:style style:name="co13" style:family="table-column">
      <style:table-column-properties fo:break-before="auto" style:column-width="0.8264in"/>
    </style:style>
    <style:style style:name="co14" style:family="table-column">
      <style:table-column-properties fo:break-before="auto" style:column-width="0.5181in"/>
    </style:style>
    <style:style style:name="co15" style:family="table-column">
      <style:table-column-properties fo:break-before="auto" style:column-width="2.9866in"/>
    </style:style>
    <style:style style:name="co16" style:family="table-column">
      <style:table-column-properties fo:break-before="auto" style:column-width="1.5429in"/>
    </style:style>
    <style:style style:name="co17" style:family="table-column">
      <style:table-column-properties fo:break-before="auto" style:column-width="0.2091in"/>
    </style:style>
    <style:style style:name="co18" style:family="table-column">
      <style:table-column-properties fo:break-before="auto" style:column-width="3.6043in"/>
    </style:style>
    <style:style style:name="co19" style:family="table-column">
      <style:table-column-properties fo:break-before="auto" style:column-width="1.852in"/>
    </style:style>
    <style:style style:name="co20" style:family="table-column">
      <style:table-column-properties fo:break-before="auto" style:column-width="0.9035in"/>
    </style:style>
    <style:style style:name="co21" style:family="table-column">
      <style:table-column-properties fo:break-before="auto" style:column-width="0.8161in"/>
    </style:style>
    <style:style style:name="co22" style:family="table-column">
      <style:table-column-properties fo:break-before="auto" style:column-width="0.8484in"/>
    </style:style>
    <style:style style:name="co23" style:family="table-column">
      <style:table-column-properties fo:break-before="auto" style:column-width="1.1799in"/>
    </style:style>
    <style:style style:name="co24" style:family="table-column">
      <style:table-column-properties fo:break-before="auto" style:column-width="0.298in"/>
    </style:style>
    <style:style style:name="co25" style:family="table-column">
      <style:table-column-properties fo:break-before="auto" style:column-width="3.8252in"/>
    </style:style>
    <style:style style:name="co26" style:family="table-column">
      <style:table-column-properties fo:break-before="auto" style:column-width="0.4402in"/>
    </style:style>
    <style:style style:name="co27" style:family="table-column">
      <style:table-column-properties fo:break-before="auto" style:column-width="0.5291in"/>
    </style:style>
    <style:style style:name="co28" style:family="table-column">
      <style:table-column-properties fo:break-before="auto" style:column-width="2.0283in"/>
    </style:style>
    <style:style style:name="co29" style:family="table-column">
      <style:table-column-properties fo:break-before="auto" style:column-width="2.6016in"/>
    </style:style>
    <style:style style:name="co30" style:family="table-column">
      <style:table-column-properties fo:break-before="auto" style:column-width="2.4035in"/>
    </style:style>
    <style:style style:name="co31" style:family="table-column">
      <style:table-column-properties fo:break-before="auto" style:column-width="1.6311in"/>
    </style:style>
    <style:style style:name="co32" style:family="table-column">
      <style:table-column-properties fo:break-before="auto" style:column-width="0.2862in"/>
    </style:style>
    <style:style style:name="co33" style:family="table-column">
      <style:table-column-properties fo:break-before="auto" style:column-width="3.581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ta1" style:family="table" style:master-page-name="PageStyle_5f_year_20_totals">
      <style:table-properties table:display="true" style:writing-mode="lr-tb"/>
    </style:style>
    <style:style style:name="ta2" style:family="table" style:master-page-name="PageStyle_5f_unified">
      <style:table-properties table:display="true" style:writing-mode="lr-tb"/>
    </style:style>
    <style:style style:name="ta3" style:family="table" style:master-page-name="PageStyle_5f_since_20_1900">
      <style:table-properties table:display="true" style:writing-mode="lr-tb"/>
    </style:style>
    <style:style style:name="ta4" style:family="table" style:master-page-name="PageStyle_5f_1868-1899">
      <style:table-properties table:display="true" style:writing-mode="lr-tb"/>
    </style:style>
    <style:style style:name="ta5" style:family="table" style:master-page-name="PageStyle_5f_1800-1867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 style:data-style-name="N116"/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2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year totals" table:style-name="ta1" table:print="false">
        <office:forms form:automatic-focus="false" form:apply-design-mode="false"/>
        <table:table-column table:style-name="co1" table:number-columns-repeated="9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13" table:default-cell-style-name="Excel_20_Built-in_20_Normal"/>
        <table:table-row table:style-name="ro1">
          <table:table-cell table:style-name="ce1" office:value-type="string" table:number-columns-spanned="6" table:number-rows-spanned="1">
            <text:p>Executions in Scotland from 1800, totals by year and sex</text:p>
          </table:table-cell>
          <table:covered-table-cell table:number-columns-repeated="5" table:style-name="ce5"/>
          <table:table-cell table:number-columns-repeated="4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years</text:p>
          </table:table-cell>
          <table:table-cell table:style-name="ce2" office:value-type="string">
            <text:p>males executed</text:p>
          </table:table-cell>
          <table:table-cell table:style-name="ce2" office:value-type="string">
            <text:p>females executed</text:p>
          </table:table-cell>
          <table:table-cell table:style-name="ce2" office:value-type="string">
            <text:p>total executed</text:p>
          </table:table-cell>
          <table:table-cell table:style-name="ce7" office:value-type="string">
            <text:p>average per year</text:p>
          </table:table-cell>
          <table:table-cell table:style-name="ce9" office:value-type="string">
            <text:p>sex ratio</text:p>
          </table:table-cell>
          <table:table-cell table:style-name="ce2" table:number-columns-repeated="3"/>
          <table:table-cell table:style-name="ce11"/>
          <table:table-cell table:style-name="ce11" office:value-type="string">
            <text:p>Version: 1.0</text:p>
          </table:table-cell>
          <table:table-cell table:style-name="ce11" table:number-columns-repeated="1013"/>
        </table:table-row>
        <table:table-row table:style-name="ro1">
          <table:table-cell table:style-name="ce3" office:value-type="string">
            <text:p>1800-68</text:p>
          </table:table-cell>
          <table:table-cell table:style-name="ce3" table:formula="of:=SUM([.B11:.B79])" office:value-type="float" office:value="255">
            <text:p>255</text:p>
          </table:table-cell>
          <table:table-cell table:style-name="ce3" table:formula="of:=SUM([.C11:.C79])" office:value-type="float" office:value="16">
            <text:p>16</text:p>
          </table:table-cell>
          <table:table-cell table:style-name="ce3" table:formula="of:=[.B4]+[.C4]" office:value-type="float" office:value="271">
            <text:p>271</text:p>
          </table:table-cell>
          <table:table-cell table:style-name="ce8" table:formula="of:=AVERAGE([.D11:.D79])" office:value-type="float" office:value="3.92753623188406">
            <text:p>3.9</text:p>
          </table:table-cell>
          <table:table-cell table:style-name="ce10" table:formula="of:=[.B4]/[.C4]" office:value-type="float" office:value="15.9375">
            <text:p>15.9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1869-99</text:p>
          </table:table-cell>
          <table:table-cell table:style-name="ce3" table:formula="of:=SUM([.B80:.B110])" office:value-type="float" office:value="16">
            <text:p>16</text:p>
          </table:table-cell>
          <table:table-cell table:style-name="ce3" table:formula="of:=SUM([.C80:.C110])" office:value-type="float" office:value="1">
            <text:p>1</text:p>
          </table:table-cell>
          <table:table-cell table:style-name="ce3" table:formula="of:=[.B5]+[.C5]" office:value-type="float" office:value="17">
            <text:p>17</text:p>
          </table:table-cell>
          <table:table-cell table:style-name="ce8" table:formula="of:=AVERAGE([.D80:.D110])" office:value-type="float" office:value="0.548387096774194">
            <text:p>0.5</text:p>
          </table:table-cell>
          <table:table-cell table:style-name="ce10" table:formula="of:=[.B5]/[.C5]" office:value-type="float" office:value="16">
            <text:p>16.0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1800-1899</text:p>
          </table:table-cell>
          <table:table-cell table:style-name="ce3" table:formula="of:=SUM([.B11:.B110])" office:value-type="float" office:value="271">
            <text:p>271</text:p>
          </table:table-cell>
          <table:table-cell table:style-name="ce3" table:formula="of:=SUM([.C11:.C110])" office:value-type="float" office:value="17">
            <text:p>17</text:p>
          </table:table-cell>
          <table:table-cell table:style-name="ce3" table:formula="of:=[.B6]+[.C6]" office:value-type="float" office:value="288">
            <text:p>288</text:p>
          </table:table-cell>
          <table:table-cell table:style-name="ce8" table:formula="of:=AVERAGE([.D11:.D110])" office:value-type="float" office:value="2.88">
            <text:p>2.9</text:p>
          </table:table-cell>
          <table:table-cell table:style-name="ce10" table:formula="of:=[.B6]/[.C6]" office:value-type="float" office:value="15.9411764705882">
            <text:p>15.9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4" office:value-type="string">
            <text:p>1900-1963</text:p>
          </table:table-cell>
          <table:table-cell table:style-name="ce3" table:formula="of:=SUM([.B111:.B221])" office:value-type="float" office:value="33">
            <text:p>33</text:p>
          </table:table-cell>
          <table:table-cell table:style-name="ce3" table:formula="of:=SUM([.C111:.C221])" office:value-type="float" office:value="1">
            <text:p>1</text:p>
          </table:table-cell>
          <table:table-cell table:style-name="ce3" table:formula="of:=[.B7]+[.C7]" office:value-type="float" office:value="34">
            <text:p>34</text:p>
          </table:table-cell>
          <table:table-cell table:style-name="ce8" table:formula="of:=AVERAGE([.D111:.D174])" office:value-type="float" office:value="0.53125">
            <text:p>0.5</text:p>
          </table:table-cell>
          <table:table-cell table:style-name="ce10" table:formula="of:=[.B7]/[.C7]" office:value-type="float" office:value="33">
            <text:p>33.0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table:number-columns-repeated="9"/>
          <table:table-cell table:number-columns-repeated="1015"/>
        </table:table-row>
        <table:table-row table:style-name="ro1">
          <table:table-cell table:style-name="ce3"/>
          <table:table-cell table:style-name="ce6" office:value-type="string" table:number-columns-spanned="3" table:number-rows-spanned="1">
            <text:p>Clark-Mossop compilations</text:p>
          </table:table-cell>
          <table:covered-table-cell table:number-columns-repeated="2" table:style-name="ce3"/>
          <table:table-cell table:style-name="ce6" office:value-type="string" table:number-columns-spanned="3" table:number-rows-spanned="1">
            <text:p>Parliamentary Papers</text:p>
          </table:table-cell>
          <table:covered-table-cell table:number-columns-repeated="2" table:style-name="ce3"/>
          <table:table-cell table:style-name="ce3" table:number-columns-repeated="2"/>
          <table:table-cell table:number-columns-repeated="1015"/>
        </table:table-row>
        <table:table-row table:style-name="ro2">
          <table:table-cell table:style-name="ce2" office:value-type="string">
            <text:p>year</text:p>
          </table:table-cell>
          <table:table-cell table:style-name="ce2" office:value-type="string">
            <text:p>males executed</text:p>
          </table:table-cell>
          <table:table-cell table:style-name="ce2" office:value-type="string">
            <text:p>females executed</text:p>
          </table:table-cell>
          <table:table-cell table:style-name="ce2" office:value-type="string">
            <text:p>total executed</text:p>
          </table:table-cell>
          <table:table-cell table:style-name="ce2" office:value-type="string">
            <text:p>males executed</text:p>
          </table:table-cell>
          <table:table-cell table:style-name="ce2" office:value-type="string">
            <text:p>females executed</text:p>
          </table:table-cell>
          <table:table-cell table:style-name="ce2" office:value-type="string">
            <text:p>total executed</text:p>
          </table:table-cell>
          <table:table-cell table:style-name="ce2" office:value-type="string">
            <text:p>check1</text:p>
          </table:table-cell>
          <table:table-cell table:style-name="ce2" office:value-type="string">
            <text:p>check2</text:p>
          </table:table-cell>
          <table:table-cell table:style-name="ce11"/>
          <table:table-cell table:style-name="ce11" office:value-type="string">
            <text:p>source and notes</text:p>
          </table:table-cell>
          <table:table-cell table:style-name="ce11" table:number-columns-repeated="1013"/>
        </table:table-row>
        <table:table-row table:style-name="ro1">
          <table:table-cell table:style-name="ce3" office:value-type="float" office:value="1800">
            <text:p>180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table:formula="of:=[.B11]+[.C11]" office:value-type="float" office:value="3">
            <text:p>3</text:p>
          </table:table-cell>
          <table:table-cell table:style-name="ce3" table:number-columns-repeated="5"/>
          <table:table-cell/>
          <table:table-cell office:value-type="string">
            <text:p>Based on Clark-Mossop compilations</text:p>
          </table:table-cell>
          <table:table-cell table:number-columns-repeated="1013"/>
        </table:table-row>
        <table:table-row table:style-name="ro1">
          <table:table-cell table:style-name="ce3" office:value-type="float" office:value="1801">
            <text:p>180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table:formula="of:=[.B12]+[.C12]" office:value-type="float" office:value="6">
            <text:p>6</text:p>
          </table:table-cell>
          <table:table-cell table:style-name="ce3" table:number-columns-repeated="5"/>
          <table:table-cell/>
          <table:table-cell office:value-type="string">
            <text:p>Counted from "extract since 1800" sheet</text:p>
          </table:table-cell>
          <table:table-cell table:number-columns-repeated="1013"/>
        </table:table-row>
        <table:table-row table:style-name="ro1">
          <table:table-cell table:style-name="ce3" office:value-type="float" office:value="1802">
            <text:p>180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table:formula="of:=[.B13]+[.C13]" office:value-type="float" office:value="4">
            <text:p>4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03">
            <text:p>180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[.B14]+[.C14]" office:value-type="float" office:value="2">
            <text:p>2</text:p>
          </table:table-cell>
          <table:table-cell table:style-name="ce3" table:number-columns-repeated="5"/>
          <table:table-cell/>
          <table:table-cell office:value-type="string">
            <text:p>Clark states that 259 men and 14 women were executed in Scotland between 1800 and 1868.</text:p>
          </table:table-cell>
          <table:table-cell table:number-columns-repeated="1013"/>
        </table:table-row>
        <table:table-row table:style-name="ro1">
          <table:table-cell table:style-name="ce3" office:value-type="float" office:value="1804">
            <text:p>180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[.B15]+[.C15]" office:value-type="float" office:value="2">
            <text:p>2</text:p>
          </table:table-cell>
          <table:table-cell table:style-name="ce3" table:number-columns-repeated="5"/>
          <table:table-cell/>
          <table:table-cell office:value-type="string">
            <text:p>He apparently miscounted two females as males. <text:s/>The other two additional males don't seem to appear in the compilation and may be mistaken.</text:p>
          </table:table-cell>
          <table:table-cell table:number-columns-repeated="1013"/>
        </table:table-row>
        <table:table-row table:style-name="ro1">
          <table:table-cell table:style-name="ce3" office:value-type="float" office:value="1805">
            <text:p>180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table:formula="of:=[.B16]+[.C16]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table:formula="of:=[.E16]+[.F16]" office:value-type="float" office:value="3">
            <text:p>3</text:p>
          </table:table-cell>
          <table:table-cell table:style-name="ce3" table:number-columns-repeated="2"/>
          <table:table-cell/>
          <table:table-cell office:value-type="string">
            <text:p>http://www.capitalpunishmentuk.org/scot1800.html</text:p>
          </table:table-cell>
          <table:table-cell table:number-columns-repeated="1013"/>
        </table:table-row>
        <table:table-row table:style-name="ro1">
          <table:table-cell table:style-name="ce3" office:value-type="float" office:value="1806">
            <text:p>180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[.B17]+[.C17]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table:formula="of:=[.E17]+[.F17]" office:value-type="float" office:value="4">
            <text:p>4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807">
            <text:p>180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table:formula="of:=[.B18]+[.C18]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table:formula="of:=[.E18]+[.F18]" office:value-type="float" office:value="5">
            <text:p>5</text:p>
          </table:table-cell>
          <table:table-cell table:style-name="ce3" table:number-columns-repeated="2"/>
          <table:table-cell/>
          <table:table-cell office:value-type="string">
            <text:p>PP total is from data in Parliamentary Papers:</text:p>
          </table:table-cell>
          <table:table-cell table:number-columns-repeated="1013"/>
        </table:table-row>
        <table:table-row table:style-name="ro1">
          <table:table-cell table:style-name="ce3" office:value-type="float" office:value="1808">
            <text:p>180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formula="of:=[.B19]+[.C19]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table:formula="of:=[.E19]+[.F19]" office:value-type="float" office:value="3">
            <text:p>3</text:p>
          </table:table-cell>
          <table:table-cell table:style-name="ce3" table:number-columns-repeated="2"/>
          <table:table-cell/>
          <table:table-cell office:value-type="string">
            <text:p>PP 1812 (45) Scotland. Return of Persons Male and Female, Committed…1805-10</text:p>
          </table:table-cell>
          <table:table-cell table:number-columns-repeated="1013"/>
        </table:table-row>
        <table:table-row table:style-name="ro1">
          <table:table-cell table:style-name="ce3" office:value-type="float" office:value="1809">
            <text:p>180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table:formula="of:=[.B20]+[.C20]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table:formula="of:=[.E20]+[.F20]" office:value-type="float" office:value="5">
            <text:p>5</text:p>
          </table:table-cell>
          <table:table-cell table:style-name="ce3" table:number-columns-repeated="2"/>
          <table:table-cell/>
          <table:table-cell office:value-type="string">
            <text:p>PP 1814-15 (163) Scotland. Return of Persons Male and Female, Committed…1811-14</text:p>
          </table:table-cell>
          <table:table-cell table:number-columns-repeated="1013"/>
        </table:table-row>
        <table:table-row table:style-name="ro1">
          <table:table-cell table:style-name="ce3" office:value-type="float" office:value="1810">
            <text:p>181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table:formula="of:=[.B21]+[.C21]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table:formula="of:=[.E21]+[.F21]" office:value-type="float" office:value="3">
            <text:p>3</text:p>
          </table:table-cell>
          <table:table-cell table:style-name="ce3" table:number-columns-repeated="2"/>
          <table:table-cell/>
          <table:table-cell office:value-type="string">
            <text:p>Clark-Mossop roster statements (note 1810 figure of 3 is correct; PP has mistotal)</text:p>
          </table:table-cell>
          <table:table-cell table:number-columns-repeated="1013"/>
        </table:table-row>
        <table:table-row table:style-name="ro1">
          <table:table-cell table:style-name="ce3" office:value-type="float" office:value="1811">
            <text:p>181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table:formula="of:=[.B22]+[.C22]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table:formula="of:=[.E22]+[.F22]" office:value-type="float" office:value="6">
            <text:p>6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812">
            <text:p>181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table:formula="of:=[.B23]+[.C23]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table:formula="of:=[.E23]+[.F23]" office:value-type="float" office:value="7">
            <text:p>7</text:p>
          </table:table-cell>
          <table:table-cell table:style-name="ce3" table:number-columns-repeated="2"/>
          <table:table-cell/>
          <table:table-cell office:value-type="string">
            <text:p>Gatrell (1994), The Hanging Tree, p. 8, in. ft. 14</text:p>
          </table:table-cell>
          <table:table-cell table:number-columns-repeated="1013"/>
        </table:table-row>
        <table:table-row table:style-name="ro1">
          <table:table-cell table:style-name="ce3" office:value-type="float" office:value="1813">
            <text:p>181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table:formula="of:=[.B24]+[.C24]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table:formula="of:=[.E24]+[.F24]" office:value-type="float" office:value="9">
            <text:p>9</text:p>
          </table:table-cell>
          <table:table-cell table:style-name="ce3" table:number-columns-repeated="2"/>
          <table:table-cell/>
          <table:table-cell office:value-type="string">
            <text:p>Scotland ave. execution rates:</text:p>
          </table:table-cell>
          <table:table-cell table:number-columns-repeated="1013"/>
        </table:table-row>
        <table:table-row table:style-name="ro1">
          <table:table-cell table:style-name="ce3" office:value-type="float" office:value="1814">
            <text:p>181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table:formula="of:=[.B25]+[.C25]" office:value-type="float" office:value="6">
            <text:p>6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formula="of:=[.E25]+[.F25]" office:value-type="float" office:value="10">
            <text:p>10</text:p>
          </table:table-cell>
          <table:table-cell table:style-name="ce3" table:formula="of:=SUM([.D16:.D25])" office:value-type="float" office:value="51">
            <text:p>51</text:p>
          </table:table-cell>
          <table:table-cell table:style-name="ce3" table:formula="of:=SUM([.E16:.E25])" office:value-type="float" office:value="51">
            <text:p>51</text:p>
          </table:table-cell>
          <table:table-cell/>
          <table:table-cell office:value-type="string">
            <text:p>1780s: about 4 per year</text:p>
          </table:table-cell>
          <table:table-cell table:number-columns-repeated="1013"/>
        </table:table-row>
        <table:table-row table:style-name="ro1">
          <table:table-cell table:style-name="ce3" office:value-type="float" office:value="1815">
            <text:p>181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table:formula="of:=[.B26]+[.C26]" office:value-type="float" office:value="7">
            <text:p>7</text:p>
          </table:table-cell>
          <table:table-cell table:style-name="ce3" table:number-columns-repeated="5"/>
          <table:table-cell/>
          <table:table-cell office:value-type="string">
            <text:p>1805-14: 5.4 a year</text:p>
          </table:table-cell>
          <table:table-cell table:number-columns-repeated="1013"/>
        </table:table-row>
        <table:table-row table:style-name="ro1">
          <table:table-cell table:style-name="ce3" office:value-type="float" office:value="1816">
            <text:p>181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table:formula="of:=[.B27]+[.C27]" office:value-type="float" office:value="3">
            <text:p>3</text:p>
          </table:table-cell>
          <table:table-cell table:style-name="ce3" table:number-columns-repeated="5"/>
          <table:table-cell/>
          <table:table-cell office:value-type="string">
            <text:p>1836-42: a little over 1 per year</text:p>
          </table:table-cell>
          <table:table-cell table:number-columns-repeated="1013"/>
        </table:table-row>
        <table:table-row table:style-name="ro1">
          <table:table-cell table:style-name="ce3" office:value-type="float" office:value="1817">
            <text:p>1817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table:formula="of:=[.B28]+[.C28]" office:value-type="float" office:value="14">
            <text:p>14</text:p>
          </table:table-cell>
          <table:table-cell table:style-name="ce3" table:number-columns-repeated="5"/>
          <table:table-cell/>
          <table:table-cell office:value-type="string">
            <text:p>1857-63: total of 5</text:p>
          </table:table-cell>
          <table:table-cell table:number-columns-repeated="1013"/>
        </table:table-row>
        <table:table-row table:style-name="ro1">
          <table:table-cell table:style-name="ce3" office:value-type="float" office:value="1818">
            <text:p>181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table:formula="of:=[.B29]+[.C29]" office:value-type="float" office:value="7">
            <text:p>7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19">
            <text:p>181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formula="of:=[.B30]+[.C30]" office:value-type="float" office:value="10">
            <text:p>10</text:p>
          </table:table-cell>
          <table:table-cell table:style-name="ce3" table:number-columns-repeated="5"/>
          <table:table-cell/>
          <table:table-cell table:style-name="ce12" office:value-type="string">
            <text:p>No executions occurred after 1963.</text:p>
          </table:table-cell>
          <table:table-cell table:number-columns-repeated="1013"/>
        </table:table-row>
        <table:table-row table:style-name="ro1">
          <table:table-cell table:style-name="ce3" office:value-type="float" office:value="1820">
            <text:p>182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table:formula="of:=[.B31]+[.C31]" office:value-type="float" office:value="14">
            <text:p>14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21">
            <text:p>182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table:formula="of:=[.B32]+[.C32]" office:value-type="float" office:value="12">
            <text:p>12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22">
            <text:p>182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table:formula="of:=[.B33]+[.C33]" office:value-type="float" office:value="8">
            <text:p>8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23">
            <text:p>1823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3" table:formula="of:=[.B34]+[.C34]" office:value-type="float" office:value="16">
            <text:p>16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24">
            <text:p>182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table:formula="of:=[.B35]+[.C35]" office:value-type="float" office:value="8">
            <text:p>8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25">
            <text:p>18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36]+[.C36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26">
            <text:p>182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table:formula="of:=[.B37]+[.C37]" office:value-type="float" office:value="9">
            <text:p>9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27">
            <text:p>182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table:formula="of:=[.B38]+[.C38]" office:value-type="float" office:value="5">
            <text:p>5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28">
            <text:p>182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formula="of:=[.B39]+[.C39]" office:value-type="float" office:value="3">
            <text:p>3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29">
            <text:p>182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table:formula="of:=[.B40]+[.C40]" office:value-type="float" office:value="6">
            <text:p>6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30">
            <text:p>183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table:formula="of:=[.B41]+[.C41]" office:value-type="float" office:value="9">
            <text:p>9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31">
            <text:p>183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table:formula="of:=[.B42]+[.C42]" office:value-type="float" office:value="11">
            <text:p>1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32">
            <text:p>183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table:formula="of:=[.B43]+[.C43]" office:value-type="float" office:value="5">
            <text:p>5</text:p>
          </table:table-cell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833">
            <text:p>183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table:formula="of:=[.B44]+[.C44]" office:value-type="float" office:value="4">
            <text:p>4</text:p>
          </table:table-cell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834">
            <text:p>183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table:formula="of:=[.B45]+[.C45]" office:value-type="float" office:value="4">
            <text:p>4</text:p>
          </table:table-cell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835">
            <text:p>183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table:formula="of:=[.B46]+[.C46]" office:value-type="float" office:value="5">
            <text:p>5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36">
            <text:p>183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47]+[.C47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37">
            <text:p>183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[.B48]+[.C48]" office:value-type="float" office:value="2">
            <text:p>2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38">
            <text:p>183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[.B49]+[.C49]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839">
            <text:p>183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50]+[.C50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40">
            <text:p>184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[.B51]+[.C51]" office:value-type="float" office:value="2">
            <text:p>2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41">
            <text:p>184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[.B52]+[.C52]" office:value-type="float" office:value="2">
            <text:p>2</text:p>
          </table:table-cell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842">
            <text:p>184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53]+[.C53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43">
            <text:p>184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[.B54]+[.C54]" office:value-type="float" office:value="2">
            <text:p>2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44">
            <text:p>184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55]+[.C55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45">
            <text:p>18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56]+[.C56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46">
            <text:p>18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57]+[.C57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47">
            <text:p>184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58]+[.C58]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848">
            <text:p>184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[.B59]+[.C59]" office:value-type="float" office:value="2">
            <text:p>2</text:p>
          </table:table-cell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1849">
            <text:p>184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table:formula="of:=[.B60]+[.C60]" office:value-type="float" office:value="4">
            <text:p>4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50">
            <text:p>185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formula="of:=[.B61]+[.C61]" office:value-type="float" office:value="2">
            <text:p>2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51">
            <text:p>185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62]+[.C62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52">
            <text:p>18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[.B63]+[.C63]" office:value-type="float" office:value="2">
            <text:p>2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53">
            <text:p>185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table:formula="of:=[.B64]+[.C64]" office:value-type="float" office:value="4">
            <text:p>4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54">
            <text:p>185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[.B65]+[.C65]" office:value-type="float" office:value="2">
            <text:p>2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55">
            <text:p>18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66]+[.C66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56">
            <text:p>185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67]+[.C67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57">
            <text:p>185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[.B68]+[.C68]" office:value-type="float" office:value="2">
            <text:p>2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58">
            <text:p>185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69]+[.C69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59">
            <text:p>185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70]+[.C70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60">
            <text:p>186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71]+[.C71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61">
            <text:p>186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72]+[.C72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62">
            <text:p>186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[.B73]+[.C73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63">
            <text:p>186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74]+[.C74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64">
            <text:p>18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[.B75]+[.C75]" office:value-type="float" office:value="2">
            <text:p>2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65">
            <text:p>186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76]+[.C76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66">
            <text:p>186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[.B77]+[.C77]" office:value-type="float" office:value="2">
            <text:p>2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67">
            <text:p>186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78]+[.C78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68">
            <text:p>18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79]+[.C79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80]+[.C80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70">
            <text:p>187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81]+[.C81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71">
            <text:p>18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82]+[.C82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72">
            <text:p>187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83]+[.C83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73">
            <text:p>18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84]+[.C84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74">
            <text:p>187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85]+[.C85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75">
            <text:p>187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[.B86]+[.C86]" office:value-type="float" office:value="2">
            <text:p>2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87]+[.C87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77">
            <text:p>187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88]+[.C88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78">
            <text:p>187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[.B89]+[.C89]" office:value-type="float" office:value="2">
            <text:p>2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79">
            <text:p>187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90]+[.C90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80">
            <text:p>188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91]+[.C91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81">
            <text:p>18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92]+[.C92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82">
            <text:p>188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93]+[.C93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83">
            <text:p>188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[.B94]+[.C94]" office:value-type="float" office:value="2">
            <text:p>2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84">
            <text:p>188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[.B95]+[.C95]" office:value-type="float" office:value="2">
            <text:p>2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85">
            <text:p>188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96]+[.C96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86">
            <text:p>188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97]+[.C97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87">
            <text:p>188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98]+[.C98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88">
            <text:p>188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99]+[.C99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89">
            <text:p>188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formula="of:=[.B100]+[.C100]" office:value-type="float" office:value="2">
            <text:p>2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90">
            <text:p>18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101]+[.C101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91">
            <text:p>189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102]+[.C102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92">
            <text:p>18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03]+[.C103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93">
            <text:p>189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104]+[.C104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94">
            <text:p>18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05]+[.C105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95">
            <text:p>189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06]+[.C106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96">
            <text:p>18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07]+[.C107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97">
            <text:p>18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108]+[.C108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98">
            <text:p>18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109]+[.C109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899">
            <text:p>18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10]+[.C110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00">
            <text:p>190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11]+[.C111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01">
            <text:p>190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12]+[.C112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02">
            <text:p>190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113]+[.C113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03">
            <text:p>190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14]+[.C114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04">
            <text:p>190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115]+[.C115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05">
            <text:p>190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116]+[.C116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06">
            <text:p>190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17]+[.C117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07">
            <text:p>190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18]+[.C118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08">
            <text:p>190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[.B119]+[.C119]" office:value-type="float" office:value="2">
            <text:p>2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09">
            <text:p>190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120]+[.C120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10">
            <text:p>19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21]+[.C121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11">
            <text:p>191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22]+[.C122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12">
            <text:p>191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23]+[.C123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13">
            <text:p>19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124]+[.C124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14">
            <text:p>191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25]+[.C125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15">
            <text:p>191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26]+[.C126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16">
            <text:p>191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27]+[.C127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17">
            <text:p>191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128]+[.C128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18">
            <text:p>191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29]+[.C129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19">
            <text:p>191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130]+[.C130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20">
            <text:p>19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[.B131]+[.C131]" office:value-type="float" office:value="2">
            <text:p>2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21">
            <text:p>19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32]+[.C132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22">
            <text:p>192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133]+[.C133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23">
            <text:p>192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formula="of:=[.B134]+[.C134]" office:value-type="float" office:value="3">
            <text:p>3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24">
            <text:p>192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35]+[.C135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25">
            <text:p>19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136]+[.C136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26">
            <text:p>192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37]+[.C137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27">
            <text:p>19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38]+[.C138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28">
            <text:p>192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table:formula="of:=[.B139]+[.C139]" office:value-type="float" office:value="3">
            <text:p>3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29">
            <text:p>192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40]+[.C140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30">
            <text:p>193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41]+[.C141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31">
            <text:p>193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42]+[.C142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32">
            <text:p>193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43]+[.C143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33">
            <text:p>193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44]+[.C144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34">
            <text:p>19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45]+[.C145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35">
            <text:p>193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46]+[.C146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36">
            <text:p>193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47]+[.C147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37">
            <text:p>19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48]+[.C148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38">
            <text:p>193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49]+[.C149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39">
            <text:p>19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50]+[.C150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40">
            <text:p>194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51]+[.C151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41">
            <text:p>194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52]+[.C152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42">
            <text:p>194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53]+[.C153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43">
            <text:p>194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54]+[.C154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44">
            <text:p>194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55]+[.C155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45">
            <text:p>19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56]+[.C156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46">
            <text:p>194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table:formula="of:=[.B157]+[.C157]" office:value-type="float" office:value="3">
            <text:p>3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47">
            <text:p>194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58]+[.C158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48">
            <text:p>194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159]+[.C159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49">
            <text:p>19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60]+[.C160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50">
            <text:p>195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[.B161]+[.C161]" office:value-type="float" office:value="2">
            <text:p>2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51">
            <text:p>195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162]+[.C162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52">
            <text:p>19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[.B163]+[.C163]" office:value-type="float" office:value="2">
            <text:p>2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53">
            <text:p>195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164]+[.C164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54">
            <text:p>195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[.B165]+[.C165]" office:value-type="float" office:value="2">
            <text:p>2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55">
            <text:p>19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66]+[.C166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56">
            <text:p>195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67]+[.C167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57">
            <text:p>19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68]+[.C168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58">
            <text:p>195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169]+[.C169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59">
            <text:p>195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70]+[.C170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60">
            <text:p>196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171]+[.C171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61">
            <text:p>19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72]+[.C172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62">
            <text:p>196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[.B173]+[.C173]" office:value-type="float" office:value="0">
            <text:p>0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3" office:value-type="float" office:value="1963">
            <text:p>196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formula="of:=[.B174]+[.C174]" office:value-type="float" office:value="1">
            <text:p>1</text:p>
          </table:table-cell>
          <table:table-cell table:style-name="ce3" table:number-columns-repeated="5"/>
          <table:table-cell table:number-columns-repeated="1015"/>
        </table:table-row>
        <table:table-row table:style-name="ro1" table:number-rows-repeated="46">
          <table:table-cell table:style-name="ce3" table:number-columns-repeated="9"/>
          <table:table-cell table:number-columns-repeated="1015"/>
        </table:table-row>
        <table:table-row table:style-name="ro1" table:number-rows-repeated="10483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fied" table:style-name="ta2" table:print="false"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" table:number-columns-repeated="1015" table:default-cell-style-name="Excel_20_Built-in_20_Normal"/>
        <table:table-row table:style-name="ro2">
          <table:table-cell table:style-name="ce11" office:value-type="string">
            <text:p>lid</text:p>
          </table:table-cell>
          <table:table-cell table:style-name="ce7" office:value-type="string">
            <text:p>year executed</text:p>
          </table:table-cell>
          <table:table-cell table:style-name="ce11" office:value-type="string">
            <text:p>person</text:p>
          </table:table-cell>
          <table:table-cell table:style-name="ce11" office:value-type="string">
            <text:p>sex</text:p>
          </table:table-cell>
          <table:table-cell table:style-name="ce11" office:value-type="string">
            <text:p>age</text:p>
          </table:table-cell>
          <table:table-cell table:style-name="ce11" office:value-type="string">
            <text:p>crime/murder victim</text:p>
          </table:table-cell>
          <table:table-cell table:style-name="ce11" office:value-type="string">
            <text:p>execution place</text:p>
          </table:table-cell>
          <table:table-cell table:style-name="ce11"/>
          <table:table-cell table:style-name="ce11" office:value-type="string">
            <text:p>source and notes</text:p>
          </table:table-cell>
          <table:table-cell table:style-name="ce11"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string">
            <text:p>Griffith Williams</text:p>
          </table:table-cell>
          <table:table-cell office:value-type="string">
            <text:p>male</text:p>
          </table:table-cell>
          <table:table-cell/>
          <table:table-cell office:value-type="string">
            <text:p>Murder of Anne Wilson</text:p>
          </table:table-cell>
          <table:table-cell office:value-type="string">
            <text:p>Edinburgh</text:p>
          </table:table-cell>
          <table:table-cell/>
          <table:table-cell office:value-type="string">
            <text:p>unified subset of variables from "since 1900", "1868-1899", and "1800-1867" sheets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0">
            <text:p>1800</text:p>
          </table:table-cell>
          <table:table-cell office:value-type="string">
            <text:p>Peter Greig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00">
            <text:p>1800</text:p>
          </table:table-cell>
          <table:table-cell office:value-type="string">
            <text:p>Samuel Bell</text:p>
          </table:table-cell>
          <table:table-cell office:value-type="string">
            <text:p>male</text:p>
          </table:table-cell>
          <table:table-cell/>
          <table:table-cell office:value-type="string">
            <text:p>Utter forged notes</text:p>
          </table:table-cell>
          <table:table-cell office:value-type="string">
            <text:p>Edinburgh</text:p>
          </table:table-cell>
          <table:table-cell/>
          <table:table-cell office:value-type="string">
            <text:p>female execution counts agree with data from 1843 in 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01">
            <text:p>1801</text:p>
          </table:table-cell>
          <table:table-cell office:value-type="string">
            <text:p>Richard Broxup</text:p>
          </table:table-cell>
          <table:table-cell office:value-type="string">
            <text:p>male</text:p>
          </table:table-cell>
          <table:table-cell/>
          <table:table-cell office:value-type="string">
            <text:p>Theft</text:p>
          </table:table-cell>
          <table:table-cell office:value-type="string">
            <text:p>Edinburgh</text:p>
          </table:table-cell>
          <table:table-cell/>
          <table:table-cell office:value-type="string">
            <text:p>Wilson, Patrick (1971). Murderess: a study of the women executed in Britain since 1843, App.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01">
            <text:p>1801</text:p>
          </table:table-cell>
          <table:table-cell office:value-type="string">
            <text:p>Robert Robison</text:p>
          </table:table-cell>
          <table:table-cell office:value-type="string">
            <text:p>male</text:p>
          </table:table-cell>
          <table:table-cell/>
          <table:table-cell office:value-type="string">
            <text:p>Horse theft</text:p>
          </table:table-cell>
          <table:table-cell office:value-type="string">
            <text:p>Jedburgh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01">
            <text:p>1801</text:p>
          </table:table-cell>
          <table:table-cell office:value-type="string">
            <text:p>John Watt (West)</text:p>
          </table:table-cell>
          <table:table-cell office:value-type="string">
            <text:p>male</text:p>
          </table:table-cell>
          <table:table-cell/>
          <table:table-cell office:value-type="string">
            <text:p>Housebreaking &amp; theft</text:p>
          </table:table-cell>
          <table:table-cell office:value-type="string">
            <text:p>Dundee</text:p>
          </table:table-cell>
          <table:table-cell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01">
            <text:p>1801</text:p>
          </table:table-cell>
          <table:table-cell office:value-type="string">
            <text:p>George Walker</text:p>
          </table:table-cell>
          <table:table-cell office:value-type="string">
            <text:p>male</text:p>
          </table:table-cell>
          <table:table-cell/>
          <table:table-cell office:value-type="string">
            <text:p>Horse theft</text:p>
          </table:table-cell>
          <table:table-cell office:value-type="string">
            <text:p>Edinburgh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01">
            <text:p>1801</text:p>
          </table:table-cell>
          <table:table-cell office:value-type="string">
            <text:p>John Young</text:p>
          </table:table-cell>
          <table:table-cell office:value-type="string">
            <text:p>male</text:p>
          </table:table-cell>
          <table:table-cell/>
          <table:table-cell office:value-type="string">
            <text:p>Murder of James Davidson</text:p>
          </table:table-cell>
          <table:table-cell office:value-type="string">
            <text:p>Aberdeen</text:p>
          </table:table-cell>
          <table:table-cell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1">
            <text:p>1801</text:p>
          </table:table-cell>
          <table:table-cell office:value-type="string">
            <text:p>John Malloch</text:p>
          </table:table-cell>
          <table:table-cell office:value-type="string">
            <text:p>male</text:p>
          </table:table-cell>
          <table:table-cell/>
          <table:table-cell office:value-type="string">
            <text:p>Housebreaking &amp; theft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02">
            <text:p>1802</text:p>
          </table:table-cell>
          <table:table-cell office:value-type="string">
            <text:p>Andrew Lawrie</text:p>
          </table:table-cell>
          <table:table-cell office:value-type="string">
            <text:p>male</text:p>
          </table:table-cell>
          <table:table-cell/>
          <table:table-cell office:value-type="string">
            <text:p>Stole from lett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02">
            <text:p>1802</text:p>
          </table:table-cell>
          <table:table-cell office:value-type="string">
            <text:p>George Lindsay</text:p>
          </table:table-cell>
          <table:table-cell office:value-type="string">
            <text:p>male</text:p>
          </table:table-cell>
          <table:table-cell/>
          <table:table-cell office:value-type="string">
            <text:p>Murder of John Allan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02">
            <text:p>1802</text:p>
          </table:table-cell>
          <table:table-cell office:value-type="string">
            <text:p>Robert Brown</text:p>
          </table:table-cell>
          <table:table-cell office:value-type="string">
            <text:p>male</text:p>
          </table:table-cell>
          <table:table-cell/>
          <table:table-cell office:value-type="string">
            <text:p>Mail 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02">
            <text:p>1802</text:p>
          </table:table-cell>
          <table:table-cell office:value-type="string">
            <text:p>James Clarke</text:p>
          </table:table-cell>
          <table:table-cell office:value-type="string">
            <text:p>male</text:p>
          </table:table-cell>
          <table:table-cell/>
          <table:table-cell office:value-type="string">
            <text:p>Mail 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03">
            <text:p>1803</text:p>
          </table:table-cell>
          <table:table-cell office:value-type="string">
            <text:p>William Cunningham</text:p>
          </table:table-cell>
          <table:table-cell office:value-type="string">
            <text:p>male</text:p>
          </table:table-cell>
          <table:table-cell/>
          <table:table-cell office:value-type="string">
            <text:p>Theft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03">
            <text:p>1803</text:p>
          </table:table-cell>
          <table:table-cell office:value-type="string">
            <text:p>William Crighton</text:p>
          </table:table-cell>
          <table:table-cell office:value-type="string">
            <text:p>male</text:p>
          </table:table-cell>
          <table:table-cell/>
          <table:table-cell office:value-type="string">
            <text:p>Sheep theft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04">
            <text:p>1804</text:p>
          </table:table-cell>
          <table:table-cell office:value-type="string">
            <text:p>John Cowie</text:p>
          </table:table-cell>
          <table:table-cell office:value-type="string">
            <text:p>male</text:p>
          </table:table-cell>
          <table:table-cell/>
          <table:table-cell office:value-type="string">
            <text:p>Murder of wife <text:s/>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04">
            <text:p>1804</text:p>
          </table:table-cell>
          <table:table-cell office:value-type="string">
            <text:p>Duncan M’Arthur</text:p>
          </table:table-cell>
          <table:table-cell office:value-type="string">
            <text:p>male</text:p>
          </table:table-cell>
          <table:table-cell/>
          <table:table-cell office:value-type="string">
            <text:p>Murder of wife <text:s/></text:p>
          </table:table-cell>
          <table:table-cell office:value-type="string">
            <text:p>Crinan Canal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5">
            <text:p>1805</text:p>
          </table:table-cell>
          <table:table-cell office:value-type="string">
            <text:p>David Scott</text:p>
          </table:table-cell>
          <table:table-cell office:value-type="string">
            <text:p>male</text:p>
          </table:table-cell>
          <table:table-cell/>
          <table:table-cell office:value-type="string">
            <text:p>Murder of wife <text:s/></text:p>
          </table:table-cell>
          <table:table-cell office:value-type="string">
            <text:p>Crinan Canal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05">
            <text:p>1805</text:p>
          </table:table-cell>
          <table:table-cell office:value-type="string">
            <text:p>Hugh Adamson</text:p>
          </table:table-cell>
          <table:table-cell office:value-type="string">
            <text:p>male</text:p>
          </table:table-cell>
          <table:table-cell/>
          <table:table-cell office:value-type="string">
            <text:p>Murder of wife <text:s/></text:p>
          </table:table-cell>
          <table:table-cell office:value-type="string">
            <text:p>Crinan Canal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05">
            <text:p>1805</text:p>
          </table:table-cell>
          <table:table-cell office:value-type="string">
            <text:p>James Allen</text:p>
          </table:table-cell>
          <table:table-cell office:value-type="string">
            <text:p>male</text:p>
          </table:table-cell>
          <table:table-cell/>
          <table:table-cell office:value-type="string">
            <text:p>Housebreaking &amp; theft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06">
            <text:p>1806</text:p>
          </table:table-cell>
          <table:table-cell office:value-type="string">
            <text:p>John Westwater</text:p>
          </table:table-cell>
          <table:table-cell office:value-type="string">
            <text:p>male</text:p>
          </table:table-cell>
          <table:table-cell/>
          <table:table-cell office:value-type="string">
            <text:p>Murder of John Orr</text:p>
          </table:table-cell>
          <table:table-cell office:value-type="string">
            <text:p>Kinghorn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06">
            <text:p>1806</text:p>
          </table:table-cell>
          <table:table-cell office:value-type="string">
            <text:p>Donald M’Graw</text:p>
          </table:table-cell>
          <table:table-cell office:value-type="string">
            <text:p>male</text:p>
          </table:table-cell>
          <table:table-cell/>
          <table:table-cell office:value-type="string">
            <text:p>Murder of Euphemia Compar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07">
            <text:p>1807</text:p>
          </table:table-cell>
          <table:table-cell office:value-type="string">
            <text:p>Margaret Cunningham</text:p>
          </table:table-cell>
          <table:table-cell office:value-type="string">
            <text:p>female</text:p>
          </table:table-cell>
          <table:table-cell/>
          <table:table-cell office:value-type="string">
            <text:p>Murder of her husband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07">
            <text:p>1807</text:p>
          </table:table-cell>
          <table:table-cell office:value-type="string">
            <text:p>Thomas Smith</text:p>
          </table:table-cell>
          <table:table-cell office:value-type="string">
            <text:p>male</text:p>
          </table:table-cell>
          <table:table-cell/>
          <table:table-cell office:value-type="string">
            <text:p>Horse theft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07">
            <text:p>1807</text:p>
          </table:table-cell>
          <table:table-cell office:value-type="string">
            <text:p>George Stevenson</text:p>
          </table:table-cell>
          <table:table-cell office:value-type="string">
            <text:p>male</text:p>
          </table:table-cell>
          <table:table-cell/>
          <table:table-cell office:value-type="string">
            <text:p>Horse theft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07">
            <text:p>1807</text:p>
          </table:table-cell>
          <table:table-cell office:value-type="string">
            <text:p>Matthew Smith</text:p>
          </table:table-cell>
          <table:table-cell office:value-type="string">
            <text:p>male</text:p>
          </table:table-cell>
          <table:table-cell/>
          <table:table-cell office:value-type="string">
            <text:p>Murder infant girl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07">
            <text:p>1807</text:p>
          </table:table-cell>
          <table:table-cell office:value-type="string">
            <text:p>Adam Cox</text:p>
          </table:table-cell>
          <table:table-cell office:value-type="string">
            <text:p>male</text:p>
          </table:table-cell>
          <table:table-cell/>
          <table:table-cell office:value-type="string">
            <text:p>Murder son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07">
            <text:p>1807</text:p>
          </table:table-cell>
          <table:table-cell office:value-type="string">
            <text:p>Maitland Smith</text:p>
          </table:table-cell>
          <table:table-cell office:value-type="string">
            <text:p>male</text:p>
          </table:table-cell>
          <table:table-cell/>
          <table:table-cell office:value-type="string">
            <text:p>Murder of Alex Williamson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07">
            <text:p>1807</text:p>
          </table:table-cell>
          <table:table-cell office:value-type="string">
            <text:p>Peter M’Dougal</text:p>
          </table:table-cell>
          <table:table-cell office:value-type="string">
            <text:p>male</text:p>
          </table:table-cell>
          <table:table-cell/>
          <table:table-cell office:value-type="string">
            <text:p>Murder of wife</text:p>
          </table:table-cell>
          <table:table-cell office:value-type="string">
            <text:p>Inverary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08">
            <text:p>1808</text:p>
          </table:table-cell>
          <table:table-cell office:value-type="string">
            <text:p>Barbara Malcolm</text:p>
          </table:table-cell>
          <table:table-cell office:value-type="string">
            <text:p>female</text:p>
          </table:table-cell>
          <table:table-cell/>
          <table:table-cell office:value-type="string">
            <text:p>Murder daughter, Margaret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808">
            <text:p>1808</text:p>
          </table:table-cell>
          <table:table-cell office:value-type="string">
            <text:p>James Gilchrist</text:p>
          </table:table-cell>
          <table:table-cell office:value-type="string">
            <text:p>male</text:p>
          </table:table-cell>
          <table:table-cell/>
          <table:table-cell office:value-type="string">
            <text:p>Murder of wife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09">
            <text:p>1809</text:p>
          </table:table-cell>
          <table:table-cell office:value-type="string">
            <text:p>Robert Stewart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809">
            <text:p>1809</text:p>
          </table:table-cell>
          <table:table-cell office:value-type="string">
            <text:p>Robert Smith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809">
            <text:p>1809</text:p>
          </table:table-cell>
          <table:table-cell office:value-type="string">
            <text:p>William Dornan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809">
            <text:p>1809</text:p>
          </table:table-cell>
          <table:table-cell office:value-type="string">
            <text:p>Charles Mercer</text:p>
          </table:table-cell>
          <table:table-cell office:value-type="string">
            <text:p>male</text:p>
          </table:table-cell>
          <table:table-cell/>
          <table:table-cell office:value-type="string">
            <text:p>Rape</text:p>
          </table:table-cell>
          <table:table-cell office:value-type="string">
            <text:p>Jedburgh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809">
            <text:p>1809</text:p>
          </table:table-cell>
          <table:table-cell office:value-type="string">
            <text:p>John G M’Intosh</text:p>
          </table:table-cell>
          <table:table-cell office:value-type="string">
            <text:p>male</text:p>
          </table:table-cell>
          <table:table-cell/>
          <table:table-cell office:value-type="string">
            <text:p>Rape</text:p>
          </table:table-cell>
          <table:table-cell office:value-type="string">
            <text:p>Jedburgh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809">
            <text:p>1809</text:p>
          </table:table-cell>
          <table:table-cell office:value-type="string">
            <text:p>George Stewart</text:p>
          </table:table-cell>
          <table:table-cell office:value-type="string">
            <text:p>male</text:p>
          </table:table-cell>
          <table:table-cell/>
          <table:table-cell office:value-type="string">
            <text:p>Rape</text:p>
          </table:table-cell>
          <table:table-cell office:value-type="string">
            <text:p>Jedburgh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10">
            <text:p>1810</text:p>
          </table:table-cell>
          <table:table-cell office:value-type="string">
            <text:p>John Armstrong</text:p>
          </table:table-cell>
          <table:table-cell office:value-type="string">
            <text:p>male</text:p>
          </table:table-cell>
          <table:table-cell/>
          <table:table-cell office:value-type="string">
            <text:p>Housebreaking and theft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10">
            <text:p>1810</text:p>
          </table:table-cell>
          <table:table-cell office:value-type="string">
            <text:p>John M’Millan</text:p>
          </table:table-cell>
          <table:table-cell office:value-type="string">
            <text:p>male</text:p>
          </table:table-cell>
          <table:table-cell/>
          <table:table-cell office:value-type="string">
            <text:p>Murder Barbara Mackinnel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810">
            <text:p>1810</text:p>
          </table:table-cell>
          <table:table-cell office:value-type="string">
            <text:p>Andrew Hossack</text:p>
          </table:table-cell>
          <table:table-cell office:value-type="string">
            <text:p>male</text:p>
          </table:table-cell>
          <table:table-cell/>
          <table:table-cell office:value-type="string">
            <text:p>Robbery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810">
            <text:p>1810</text:p>
          </table:table-cell>
          <table:table-cell office:value-type="string">
            <text:p>Alexander Gillan</text:p>
          </table:table-cell>
          <table:table-cell office:value-type="string">
            <text:p>male</text:p>
          </table:table-cell>
          <table:table-cell/>
          <table:table-cell office:value-type="string">
            <text:p>Murder of Elspet Lamb (10)</text:p>
          </table:table-cell>
          <table:table-cell office:value-type="string">
            <text:p>Fochabers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811">
            <text:p>1811</text:p>
          </table:table-cell>
          <table:table-cell office:value-type="string">
            <text:p>Adam Lyall</text:p>
          </table:table-cell>
          <table:table-cell office:value-type="string">
            <text:p>male</text:p>
          </table:table-cell>
          <table:table-cell/>
          <table:table-cell office:value-type="string">
            <text:p>Highway 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811">
            <text:p>1811</text:p>
          </table:table-cell>
          <table:table-cell office:value-type="string">
            <text:p>George Watson</text:p>
          </table:table-cell>
          <table:table-cell office:value-type="string">
            <text:p>male</text:p>
          </table:table-cell>
          <table:table-cell/>
          <table:table-cell office:value-type="string">
            <text:p>Horse theft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11">
            <text:p>1811</text:p>
          </table:table-cell>
          <table:table-cell office:value-type="string">
            <text:p>Hans Regelson (Danish seaman)</text:p>
          </table:table-cell>
          <table:table-cell office:value-type="string">
            <text:p>male</text:p>
          </table:table-cell>
          <table:table-cell/>
          <table:table-cell office:value-type="string">
            <text:p>Rape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11">
            <text:p>1811</text:p>
          </table:table-cell>
          <table:table-cell office:value-type="string">
            <text:p>Robert B Anderson</text:p>
          </table:table-cell>
          <table:table-cell office:value-type="string">
            <text:p>male</text:p>
          </table:table-cell>
          <table:table-cell/>
          <table:table-cell office:value-type="string">
            <text:p>Housebreaking and theft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11">
            <text:p>1811</text:p>
          </table:table-cell>
          <table:table-cell office:value-type="string">
            <text:p>James Menzies</text:p>
          </table:table-cell>
          <table:table-cell office:value-type="string">
            <text:p>male</text:p>
          </table:table-cell>
          <table:table-cell/>
          <table:table-cell office:value-type="string">
            <text:p>Housebreaking and theft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11">
            <text:p>1811</text:p>
          </table:table-cell>
          <table:table-cell office:value-type="string">
            <text:p>Thomas M’Nair</text:p>
          </table:table-cell>
          <table:table-cell office:value-type="string">
            <text:p>male</text:p>
          </table:table-cell>
          <table:table-cell/>
          <table:table-cell office:value-type="string">
            <text:p>Robbery</text:p>
          </table:table-cell>
          <table:table-cell office:value-type="string">
            <text:p>Falkirk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812">
            <text:p>1812</text:p>
          </table:table-cell>
          <table:table-cell office:value-type="string">
            <text:p>Alexander Cain</text:p>
          </table:table-cell>
          <table:table-cell office:value-type="string">
            <text:p>male</text:p>
          </table:table-cell>
          <table:table-cell/>
          <table:table-cell office:value-type="string">
            <text:p>Robbery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812">
            <text:p>1812</text:p>
          </table:table-cell>
          <table:table-cell office:value-type="string">
            <text:p>Hugh M’Intosh</text:p>
          </table:table-cell>
          <table:table-cell office:value-type="string">
            <text:p>male</text:p>
          </table:table-cell>
          <table:table-cell/>
          <table:table-cell office:value-type="string">
            <text:p>Robbery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12">
            <text:p>1812</text:p>
          </table:table-cell>
          <table:table-cell office:value-type="string">
            <text:p>Hugh M’Donald</text:p>
          </table:table-cell>
          <table:table-cell office:value-type="string">
            <text:p>male</text:p>
          </table:table-cell>
          <table:table-cell/>
          <table:table-cell office:value-type="string">
            <text:p>Robbery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812">
            <text:p>1812</text:p>
          </table:table-cell>
          <table:table-cell office:value-type="string">
            <text:p>Neil Sutherland</text:p>
          </table:table-cell>
          <table:table-cell office:value-type="string">
            <text:p>male</text:p>
          </table:table-cell>
          <table:table-cell/>
          <table:table-cell office:value-type="string">
            <text:p>Robbery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812">
            <text:p>1812</text:p>
          </table:table-cell>
          <table:table-cell office:value-type="string">
            <text:p>Moses M’Donald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Greenock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812">
            <text:p>1812</text:p>
          </table:table-cell>
          <table:table-cell office:value-type="string">
            <text:p>Robert Ferguson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Inverness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813">
            <text:p>1813</text:p>
          </table:table-cell>
          <table:table-cell office:value-type="string">
            <text:p>Joseph Gibson</text:p>
          </table:table-cell>
          <table:table-cell office:value-type="string">
            <text:p>male</text:p>
          </table:table-cell>
          <table:table-cell/>
          <table:table-cell office:value-type="string">
            <text:p>Highway 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13">
            <text:p>1813</text:p>
          </table:table-cell>
          <table:table-cell office:value-type="string">
            <text:p>James Ferguson</text:p>
          </table:table-cell>
          <table:table-cell office:value-type="string">
            <text:p>male</text:p>
          </table:table-cell>
          <table:table-cell/>
          <table:table-cell office:value-type="string">
            <text:p>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13">
            <text:p>1813</text:p>
          </table:table-cell>
          <table:table-cell office:value-type="string">
            <text:p>James Sloan (Merry)</text:p>
          </table:table-cell>
          <table:table-cell office:value-type="string">
            <text:p>male</text:p>
          </table:table-cell>
          <table:table-cell/>
          <table:table-cell office:value-type="string">
            <text:p>Forgery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13">
            <text:p>1813</text:p>
          </table:table-cell>
          <table:table-cell office:value-type="string">
            <text:p>John M’Donald</text:p>
          </table:table-cell>
          <table:table-cell office:value-type="string">
            <text:p>male</text:p>
          </table:table-cell>
          <table:table-cell/>
          <table:table-cell office:value-type="string">
            <text:p>Forgery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13">
            <text:p>1813</text:p>
          </table:table-cell>
          <table:table-cell office:value-type="string">
            <text:p>James Black</text:p>
          </table:table-cell>
          <table:table-cell office:value-type="string">
            <text:p>male</text:p>
          </table:table-cell>
          <table:table-cell/>
          <table:table-cell office:value-type="string">
            <text:p>Forgery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13">
            <text:p>1813</text:p>
          </table:table-cell>
          <table:table-cell office:value-type="string">
            <text:p>Andrew Cullen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Inverness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813">
            <text:p>1813</text:p>
          </table:table-cell>
          <table:table-cell office:value-type="string">
            <text:p>William Muir</text:p>
          </table:table-cell>
          <table:table-cell office:value-type="string">
            <text:p>male</text:p>
          </table:table-cell>
          <table:table-cell/>
          <table:table-cell office:value-type="string">
            <text:p>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13">
            <text:p>1813</text:p>
          </table:table-cell>
          <table:table-cell office:value-type="string">
            <text:p>William Moodie</text:p>
          </table:table-cell>
          <table:table-cell office:value-type="string">
            <text:p>male</text:p>
          </table:table-cell>
          <table:table-cell/>
          <table:table-cell office:value-type="string">
            <text:p>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813">
            <text:p>1813</text:p>
          </table:table-cell>
          <table:table-cell office:value-type="string">
            <text:p>Christina Sinclair</text:p>
          </table:table-cell>
          <table:table-cell office:value-type="string">
            <text:p>female</text:p>
          </table:table-cell>
          <table:table-cell/>
          <table:table-cell office:value-type="string">
            <text:p>Child 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814">
            <text:p>1814</text:p>
          </table:table-cell>
          <table:table-cell office:value-type="string">
            <text:p>John Gibson</text:p>
          </table:table-cell>
          <table:table-cell office:value-type="string">
            <text:p>male</text:p>
          </table:table-cell>
          <table:table-cell/>
          <table:table-cell office:value-type="string">
            <text:p>Murder of his wife</text:p>
          </table:table-cell>
          <table:table-cell office:value-type="string">
            <text:p>Hawick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814">
            <text:p>1814</text:p>
          </table:table-cell>
          <table:table-cell office:value-type="string">
            <text:p>John M’Manus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814">
            <text:p>1814</text:p>
          </table:table-cell>
          <table:table-cell office:value-type="string">
            <text:p>Robert Gibson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814">
            <text:p>1814</text:p>
          </table:table-cell>
          <table:table-cell office:value-type="string">
            <text:p>James M’Dougal</text:p>
          </table:table-cell>
          <table:table-cell office:value-type="string">
            <text:p>male</text:p>
          </table:table-cell>
          <table:table-cell/>
          <table:table-cell office:value-type="string">
            <text:p>Forg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814">
            <text:p>1814</text:p>
          </table:table-cell>
          <table:table-cell office:value-type="string">
            <text:p>William Higgins</text:p>
          </table:table-cell>
          <table:table-cell office:value-type="string">
            <text:p>male</text:p>
          </table:table-cell>
          <table:table-cell/>
          <table:table-cell office:value-type="string">
            <text:p>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814">
            <text:p>1814</text:p>
          </table:table-cell>
          <table:table-cell office:value-type="string">
            <text:p>Thomas Harrold</text:p>
          </table:table-cell>
          <table:table-cell office:value-type="string">
            <text:p>male</text:p>
          </table:table-cell>
          <table:table-cell/>
          <table:table-cell office:value-type="string">
            <text:p>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815">
            <text:p>1815</text:p>
          </table:table-cell>
          <table:table-cell office:value-type="string">
            <text:p>Thomas Kelly</text:p>
          </table:table-cell>
          <table:table-cell office:value-type="string">
            <text:p>male</text:p>
          </table:table-cell>
          <table:table-cell/>
          <table:table-cell office:value-type="string">
            <text:p>Highway 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815">
            <text:p>1815</text:p>
          </table:table-cell>
          <table:table-cell office:value-type="string">
            <text:p>Henry O’Neill</text:p>
          </table:table-cell>
          <table:table-cell office:value-type="string">
            <text:p>male</text:p>
          </table:table-cell>
          <table:table-cell/>
          <table:table-cell office:value-type="string">
            <text:p>Highway 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815">
            <text:p>1815</text:p>
          </table:table-cell>
          <table:table-cell office:value-type="string">
            <text:p>Thomas Pennycock</text:p>
          </table:table-cell>
          <table:table-cell office:value-type="string">
            <text:p>male</text:p>
          </table:table-cell>
          <table:table-cell/>
          <table:table-cell office:value-type="string">
            <text:p>Highway 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815">
            <text:p>1815</text:p>
          </table:table-cell>
          <table:table-cell office:value-type="string">
            <text:p>Alexander Knight</text:p>
          </table:table-cell>
          <table:table-cell office:value-type="string">
            <text:p>male</text:p>
          </table:table-cell>
          <table:table-cell/>
          <table:table-cell office:value-type="string">
            <text:p>Highway 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815">
            <text:p>1815</text:p>
          </table:table-cell>
          <table:table-cell office:value-type="string">
            <text:p>John Worthington</text:p>
          </table:table-cell>
          <table:table-cell office:value-type="string">
            <text:p>male</text:p>
          </table:table-cell>
          <table:table-cell/>
          <table:table-cell office:value-type="string">
            <text:p>Robbery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815">
            <text:p>1815</text:p>
          </table:table-cell>
          <table:table-cell office:value-type="string">
            <text:p>John Murdoch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815">
            <text:p>1815</text:p>
          </table:table-cell>
          <table:table-cell office:value-type="string">
            <text:p>John Sherry</text:p>
          </table:table-cell>
          <table:table-cell office:value-type="string">
            <text:p>male</text:p>
          </table:table-cell>
          <table:table-cell/>
          <table:table-cell office:value-type="string">
            <text:p>Highway 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816">
            <text:p>1816</text:p>
          </table:table-cell>
          <table:table-cell office:value-type="string">
            <text:p>David Thomson</text:p>
          </table:table-cell>
          <table:table-cell office:value-type="string">
            <text:p>male</text:p>
          </table:table-cell>
          <table:table-cell/>
          <table:table-cell office:value-type="string">
            <text:p>Housebreaking and theft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816">
            <text:p>1816</text:p>
          </table:table-cell>
          <table:table-cell office:value-type="string">
            <text:p>William Evans</text:p>
          </table:table-cell>
          <table:table-cell office:value-type="string">
            <text:p>male</text:p>
          </table:table-cell>
          <table:table-cell/>
          <table:table-cell office:value-type="string">
            <text:p>Forgery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816">
            <text:p>1816</text:p>
          </table:table-cell>
          <table:table-cell office:value-type="string">
            <text:p>John Black</text:p>
          </table:table-cell>
          <table:table-cell office:value-type="string">
            <text:p>male</text:p>
          </table:table-cell>
          <table:table-cell/>
          <table:table-cell office:value-type="string">
            <text:p>Assault and 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817">
            <text:p>1817</text:p>
          </table:table-cell>
          <table:table-cell office:value-type="string">
            <text:p>John Larg</text:p>
          </table:table-cell>
          <table:table-cell office:value-type="string">
            <text:p>male</text:p>
          </table:table-cell>
          <table:table-cell/>
          <table:table-cell office:value-type="string">
            <text:p>Assault and 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817">
            <text:p>1817</text:p>
          </table:table-cell>
          <table:table-cell office:value-type="string">
            <text:p>James Mitchell</text:p>
          </table:table-cell>
          <table:table-cell office:value-type="string">
            <text:p>male</text:p>
          </table:table-cell>
          <table:table-cell/>
          <table:table-cell office:value-type="string">
            <text:p>Assault and 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817">
            <text:p>1817</text:p>
          </table:table-cell>
          <table:table-cell office:value-type="string">
            <text:p>William M’Kay</text:p>
          </table:table-cell>
          <table:table-cell office:value-type="string">
            <text:p>male</text:p>
          </table:table-cell>
          <table:table-cell/>
          <table:table-cell office:value-type="string">
            <text:p>Utter forg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17">
            <text:p>1817</text:p>
          </table:table-cell>
          <table:table-cell office:value-type="string">
            <text:p>Bernard M’Ilvogue</text:p>
          </table:table-cell>
          <table:table-cell office:value-type="string">
            <text:p>male</text:p>
          </table:table-cell>
          <table:table-cell/>
          <table:table-cell office:value-type="string">
            <text:p>Utter forg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817">
            <text:p>1817</text:p>
          </table:table-cell>
          <table:table-cell office:value-type="string">
            <text:p>Hugh M’Ilvogue</text:p>
          </table:table-cell>
          <table:table-cell office:value-type="string">
            <text:p>male</text:p>
          </table:table-cell>
          <table:table-cell/>
          <table:table-cell office:value-type="string">
            <text:p>Utter forg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817">
            <text:p>1817</text:p>
          </table:table-cell>
          <table:table-cell office:value-type="string">
            <text:p>Patrick M’Crystal</text:p>
          </table:table-cell>
          <table:table-cell office:value-type="string">
            <text:p>male</text:p>
          </table:table-cell>
          <table:table-cell/>
          <table:table-cell office:value-type="string">
            <text:p>Utter forg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817">
            <text:p>1817</text:p>
          </table:table-cell>
          <table:table-cell office:value-type="string">
            <text:p>William Robertson</text:p>
          </table:table-cell>
          <table:table-cell office:value-type="string">
            <text:p>male</text:p>
          </table:table-cell>
          <table:table-cell/>
          <table:table-cell office:value-type="string">
            <text:p>Utter forg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17">
            <text:p>1817</text:p>
          </table:table-cell>
          <table:table-cell office:value-type="string">
            <text:p>Joseph Cairns</text:p>
          </table:table-cell>
          <table:table-cell office:value-type="string">
            <text:p>male</text:p>
          </table:table-cell>
          <table:table-cell/>
          <table:table-cell office:value-type="string">
            <text:p>Utter forg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817">
            <text:p>1817</text:p>
          </table:table-cell>
          <table:table-cell office:value-type="string">
            <text:p>Margaret Crossan</text:p>
          </table:table-cell>
          <table:table-cell office:value-type="string">
            <text:p>female</text:p>
          </table:table-cell>
          <table:table-cell/>
          <table:table-cell office:value-type="string">
            <text:p>Utter forg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817">
            <text:p>1817</text:p>
          </table:table-cell>
          <table:table-cell office:value-type="string">
            <text:p>George Wylie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17">
            <text:p>1817</text:p>
          </table:table-cell>
          <table:table-cell office:value-type="string">
            <text:p>Malcolm Clark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17">
            <text:p>1817</text:p>
          </table:table-cell>
          <table:table-cell office:value-type="string">
            <text:p>Freebairn Whitehall</text:p>
          </table:table-cell>
          <table:table-cell office:value-type="string">
            <text:p>male</text:p>
          </table:table-cell>
          <table:table-cell/>
          <table:table-cell office:value-type="string">
            <text:p>Robbery and theft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17">
            <text:p>1817</text:p>
          </table:table-cell>
          <table:table-cell office:value-type="string">
            <text:p>William M’Kechnie</text:p>
          </table:table-cell>
          <table:table-cell office:value-type="string">
            <text:p>male</text:p>
          </table:table-cell>
          <table:table-cell/>
          <table:table-cell office:value-type="string">
            <text:p>Robbery and theft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17">
            <text:p>1817</text:p>
          </table:table-cell>
          <table:table-cell office:value-type="string">
            <text:p>James M’Cormick</text:p>
          </table:table-cell>
          <table:table-cell office:value-type="string">
            <text:p>male</text:p>
          </table:table-cell>
          <table:table-cell/>
          <table:table-cell office:value-type="string">
            <text:p>Robbery and theft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18">
            <text:p>1818</text:p>
          </table:table-cell>
          <table:table-cell office:value-type="string">
            <text:p>James Ritchie</text:p>
          </table:table-cell>
          <table:table-cell office:value-type="string">
            <text:p>male</text:p>
          </table:table-cell>
          <table:table-cell/>
          <table:table-cell office:value-type="string">
            <text:p>Sheep theft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818">
            <text:p>1818</text:p>
          </table:table-cell>
          <table:table-cell office:value-type="string">
            <text:p>William Baird</text:p>
          </table:table-cell>
          <table:table-cell office:value-type="string">
            <text:p>male</text:p>
          </table:table-cell>
          <table:table-cell/>
          <table:table-cell office:value-type="string">
            <text:p>Assault &amp; robbery 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18">
            <text:p>1818</text:p>
          </table:table-cell>
          <table:table-cell office:value-type="string">
            <text:p>Walter Blair</text:p>
          </table:table-cell>
          <table:table-cell office:value-type="string">
            <text:p>male</text:p>
          </table:table-cell>
          <table:table-cell/>
          <table:table-cell office:value-type="string">
            <text:p>Assault &amp; robbery 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818">
            <text:p>1818</text:p>
          </table:table-cell>
          <table:table-cell office:value-type="string">
            <text:p>John Barnett</text:p>
          </table:table-cell>
          <table:table-cell office:value-type="string">
            <text:p>male</text:p>
          </table:table-cell>
          <table:table-cell/>
          <table:table-cell office:value-type="string">
            <text:p>Theft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18">
            <text:p>1818</text:p>
          </table:table-cell>
          <table:table-cell office:value-type="string">
            <text:p>Matthew Clydesdale</text:p>
          </table:table-cell>
          <table:table-cell office:value-type="string">
            <text:p>male</text:p>
          </table:table-cell>
          <table:table-cell/>
          <table:table-cell office:value-type="string">
            <text:p>Theft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18">
            <text:p>1818</text:p>
          </table:table-cell>
          <table:table-cell office:value-type="string">
            <text:p>Simon Ross</text:p>
          </table:table-cell>
          <table:table-cell office:value-type="string">
            <text:p>male</text:p>
          </table:table-cell>
          <table:table-cell/>
          <table:table-cell office:value-type="string">
            <text:p>Theft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818">
            <text:p>1818</text:p>
          </table:table-cell>
          <table:table-cell office:value-type="string">
            <text:p>Robert Johnstone</text:p>
          </table:table-cell>
          <table:table-cell office:value-type="string">
            <text:p>male</text:p>
          </table:table-cell>
          <table:table-cell/>
          <table:table-cell office:value-type="string">
            <text:p>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19">
            <text:p>1819</text:p>
          </table:table-cell>
          <table:table-cell office:value-type="string">
            <text:p>Alexander Robertson</text:p>
          </table:table-cell>
          <table:table-cell office:value-type="string">
            <text:p>male</text:p>
          </table:table-cell>
          <table:table-cell/>
          <table:table-cell office:value-type="string">
            <text:p>Housebreaking &amp; theft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819">
            <text:p>1819</text:p>
          </table:table-cell>
          <table:table-cell office:value-type="string">
            <text:p>George Warden</text:p>
          </table:table-cell>
          <table:table-cell office:value-type="string">
            <text:p>male</text:p>
          </table:table-cell>
          <table:table-cell/>
          <table:table-cell office:value-type="string">
            <text:p>Stole from lett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19">
            <text:p>1819</text:p>
          </table:table-cell>
          <table:table-cell office:value-type="string">
            <text:p>John M’Neil (Boag)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819">
            <text:p>1819</text:p>
          </table:table-cell>
          <table:table-cell office:value-type="string">
            <text:p>James Whiteford</text:p>
          </table:table-cell>
          <table:table-cell office:value-type="string">
            <text:p>male</text:p>
          </table:table-cell>
          <table:table-cell/>
          <table:table-cell office:value-type="string">
            <text:p>Hamesucken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819">
            <text:p>1819</text:p>
          </table:table-cell>
          <table:table-cell office:value-type="string">
            <text:p>Ralph Woodness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Linlithgow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19">
            <text:p>1819</text:p>
          </table:table-cell>
          <table:table-cell office:value-type="string">
            <text:p>Robert M’Kinlay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Linlithgow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19">
            <text:p>1819</text:p>
          </table:table-cell>
          <table:table-cell office:value-type="string">
            <text:p>William Buchanan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Linlithgow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19">
            <text:p>1819</text:p>
          </table:table-cell>
          <table:table-cell office:value-type="string">
            <text:p>Hunter Guthrie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Linlithgow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19">
            <text:p>1819</text:p>
          </table:table-cell>
          <table:table-cell office:value-type="string">
            <text:p>Alexander Forbes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Linlithgow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819">
            <text:p>1819</text:p>
          </table:table-cell>
          <table:table-cell office:value-type="string">
            <text:p>John Buchanan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20">
            <text:p>1820</text:p>
          </table:table-cell>
          <table:table-cell office:value-type="string">
            <text:p>Bryce Judd</text:p>
          </table:table-cell>
          <table:table-cell office:value-type="string">
            <text:p>male</text:p>
          </table:table-cell>
          <table:table-cell/>
          <table:table-cell office:value-type="string">
            <text:p>Hamesucken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20">
            <text:p>1820</text:p>
          </table:table-cell>
          <table:table-cell office:value-type="string">
            <text:p>Thomas Clapperton</text:p>
          </table:table-cell>
          <table:table-cell office:value-type="string">
            <text:p>male</text:p>
          </table:table-cell>
          <table:table-cell/>
          <table:table-cell office:value-type="string">
            <text:p>Hamesucken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20">
            <text:p>1820</text:p>
          </table:table-cell>
          <table:table-cell office:value-type="string">
            <text:p>William M’Gheer</text:p>
          </table:table-cell>
          <table:table-cell office:value-type="string">
            <text:p>male</text:p>
          </table:table-cell>
          <table:table-cell/>
          <table:table-cell office:value-type="string">
            <text:p>Stouthrief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20">
            <text:p>1820</text:p>
          </table:table-cell>
          <table:table-cell office:value-type="string">
            <text:p>Charles Britton</text:p>
          </table:table-cell>
          <table:table-cell office:value-type="string">
            <text:p>male</text:p>
          </table:table-cell>
          <table:table-cell/>
          <table:table-cell office:value-type="string">
            <text:p>Stouthrief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820">
            <text:p>1820</text:p>
          </table:table-cell>
          <table:table-cell office:value-type="string">
            <text:p>Richard Smith</text:p>
          </table:table-cell>
          <table:table-cell office:value-type="string">
            <text:p>male</text:p>
          </table:table-cell>
          <table:table-cell/>
          <table:table-cell office:value-type="string">
            <text:p>Housebreaking 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20">
            <text:p>1820</text:p>
          </table:table-cell>
          <table:table-cell office:value-type="string">
            <text:p>Andrew Hardie</text:p>
          </table:table-cell>
          <table:table-cell office:value-type="string">
            <text:p>male</text:p>
          </table:table-cell>
          <table:table-cell/>
          <table:table-cell office:value-type="string">
            <text:p>High Treason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820">
            <text:p>1820</text:p>
          </table:table-cell>
          <table:table-cell office:value-type="string">
            <text:p>John Baird</text:p>
          </table:table-cell>
          <table:table-cell office:value-type="string">
            <text:p>male</text:p>
          </table:table-cell>
          <table:table-cell/>
          <table:table-cell office:value-type="string">
            <text:p>High Treason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820">
            <text:p>1820</text:p>
          </table:table-cell>
          <table:table-cell office:value-type="string">
            <text:p>James Wilson</text:p>
          </table:table-cell>
          <table:table-cell office:value-type="string">
            <text:p>male</text:p>
          </table:table-cell>
          <table:table-cell/>
          <table:table-cell office:value-type="string">
            <text:p>High Treason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20">
            <text:p>1820</text:p>
          </table:table-cell>
          <table:table-cell office:value-type="string">
            <text:p>Edward M’Rory</text:p>
          </table:table-cell>
          <table:table-cell office:value-type="string">
            <text:p>male</text:p>
          </table:table-cell>
          <table:table-cell/>
          <table:table-cell office:value-type="string">
            <text:p>Assault and robbery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20">
            <text:p>1820</text:p>
          </table:table-cell>
          <table:table-cell office:value-type="string">
            <text:p>Daniel Grant</text:p>
          </table:table-cell>
          <table:table-cell office:value-type="string">
            <text:p>male</text:p>
          </table:table-cell>
          <table:table-cell/>
          <table:table-cell office:value-type="string">
            <text:p>Assault and robbery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20">
            <text:p>1820</text:p>
          </table:table-cell>
          <table:table-cell office:value-type="string">
            <text:p>Peter Crosbie</text:p>
          </table:table-cell>
          <table:table-cell office:value-type="string">
            <text:p>male</text:p>
          </table:table-cell>
          <table:table-cell/>
          <table:table-cell office:value-type="string">
            <text:p>Assault and robbery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20">
            <text:p>1820</text:p>
          </table:table-cell>
          <table:table-cell office:value-type="string">
            <text:p>John Connor</text:p>
          </table:table-cell>
          <table:table-cell office:value-type="string">
            <text:p>male</text:p>
          </table:table-cell>
          <table:table-cell/>
          <table:table-cell office:value-type="string">
            <text:p>Assault and robbery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20">
            <text:p>1820</text:p>
          </table:table-cell>
          <table:table-cell office:value-type="string">
            <text:p>Thomas M’Colgan</text:p>
          </table:table-cell>
          <table:table-cell office:value-type="string">
            <text:p>male</text:p>
          </table:table-cell>
          <table:table-cell/>
          <table:table-cell office:value-type="string">
            <text:p>Assault and robbery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820">
            <text:p>1820</text:p>
          </table:table-cell>
          <table:table-cell office:value-type="string">
            <text:p>John Dempsey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821">
            <text:p>1821</text:p>
          </table:table-cell>
          <table:table-cell office:value-type="string">
            <text:p>Samuel Maxwell</text:p>
          </table:table-cell>
          <table:table-cell office:value-type="string">
            <text:p>male</text:p>
          </table:table-cell>
          <table:table-cell/>
          <table:table-cell office:value-type="string">
            <text:p>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821">
            <text:p>1821</text:p>
          </table:table-cell>
          <table:table-cell office:value-type="string">
            <text:p>John Fleming</text:p>
          </table:table-cell>
          <table:table-cell office:value-type="string">
            <text:p>male</text:p>
          </table:table-cell>
          <table:table-cell/>
          <table:table-cell office:value-type="string">
            <text:p>Forgery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21">
            <text:p>1821</text:p>
          </table:table-cell>
          <table:table-cell office:value-type="string">
            <text:p>William Swan</text:p>
          </table:table-cell>
          <table:table-cell office:value-type="string">
            <text:p>male</text:p>
          </table:table-cell>
          <table:table-cell/>
          <table:table-cell office:value-type="string">
            <text:p>Forg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821">
            <text:p>1821</text:p>
          </table:table-cell>
          <table:table-cell office:value-type="string">
            <text:p>James Gordon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821">
            <text:p>1821</text:p>
          </table:table-cell>
          <table:table-cell office:value-type="string">
            <text:p>David Haggart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821">
            <text:p>1821</text:p>
          </table:table-cell>
          <table:table-cell office:value-type="string">
            <text:p>John Rennie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821">
            <text:p>1821</text:p>
          </table:table-cell>
          <table:table-cell office:value-type="string">
            <text:p>William Sutherland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821">
            <text:p>1821</text:p>
          </table:table-cell>
          <table:table-cell office:value-type="string">
            <text:p>Malcolm M’Intyre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821">
            <text:p>1821</text:p>
          </table:table-cell>
          <table:table-cell office:value-type="string">
            <text:p>William Paterson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821">
            <text:p>1821</text:p>
          </table:table-cell>
          <table:table-cell office:value-type="string">
            <text:p>William Dyer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821">
            <text:p>1821</text:p>
          </table:table-cell>
          <table:table-cell office:value-type="string">
            <text:p>Margaret Tindell</text:p>
          </table:table-cell>
          <table:table-cell office:value-type="string">
            <text:p>female</text:p>
          </table:table-cell>
          <table:table-cell/>
          <table:table-cell office:value-type="string">
            <text:p>Murder husband</text:p>
          </table:table-cell>
          <table:table-cell office:value-type="string">
            <text:p>Montrose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821">
            <text:p>1821</text:p>
          </table:table-cell>
          <table:table-cell office:value-type="string">
            <text:p>George Thom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822">
            <text:p>1822</text:p>
          </table:table-cell>
          <table:table-cell office:value-type="string">
            <text:p>Peter Heaman</text:p>
          </table:table-cell>
          <table:table-cell office:value-type="string">
            <text:p>male</text:p>
          </table:table-cell>
          <table:table-cell/>
          <table:table-cell office:value-type="string">
            <text:p>Murder &amp; piracy</text:p>
          </table:table-cell>
          <table:table-cell office:value-type="string">
            <text:p>Leith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822">
            <text:p>1822</text:p>
          </table:table-cell>
          <table:table-cell office:value-type="string">
            <text:p>Francis Gautiez</text:p>
          </table:table-cell>
          <table:table-cell office:value-type="string">
            <text:p>male</text:p>
          </table:table-cell>
          <table:table-cell/>
          <table:table-cell office:value-type="string">
            <text:p>Murder &amp; piracy</text:p>
          </table:table-cell>
          <table:table-cell office:value-type="string">
            <text:p>Leith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822">
            <text:p>1822</text:p>
          </table:table-cell>
          <table:table-cell office:value-type="string">
            <text:p>William Gordon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822">
            <text:p>1822</text:p>
          </table:table-cell>
          <table:table-cell office:value-type="string">
            <text:p>Robert Mackintosh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822">
            <text:p>1822</text:p>
          </table:table-cell>
          <table:table-cell office:value-type="string">
            <text:p>William Campbell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822">
            <text:p>1822</text:p>
          </table:table-cell>
          <table:table-cell office:value-type="string">
            <text:p>Thomas Donachy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822">
            <text:p>1822</text:p>
          </table:table-cell>
          <table:table-cell office:value-type="string">
            <text:p>William Robertson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Jedburgh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822">
            <text:p>1822</text:p>
          </table:table-cell>
          <table:table-cell office:value-type="string">
            <text:p>James Burtnay</text:p>
          </table:table-cell>
          <table:table-cell office:value-type="string">
            <text:p>male</text:p>
          </table:table-cell>
          <table:table-cell/>
          <table:table-cell office:value-type="string">
            <text:p>Rape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823">
            <text:p>1823</text:p>
          </table:table-cell>
          <table:table-cell office:value-type="string">
            <text:p>William M’Intyre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823">
            <text:p>1823</text:p>
          </table:table-cell>
          <table:table-cell office:value-type="string">
            <text:p>Mary M’Kinnon</text:p>
          </table:table-cell>
          <table:table-cell office:value-type="string">
            <text:p>female</text:p>
          </table:table-cell>
          <table:table-cell/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823">
            <text:p>1823</text:p>
          </table:table-cell>
          <table:table-cell office:value-type="string">
            <text:p>John M’Kana</text:p>
          </table:table-cell>
          <table:table-cell office:value-type="string">
            <text:p>male</text:p>
          </table:table-cell>
          <table:table-cell/>
          <table:table-cell office:value-type="string">
            <text:p>Uttering forgeries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823">
            <text:p>1823</text:p>
          </table:table-cell>
          <table:table-cell office:value-type="string">
            <text:p>Joseph Richardson</text:p>
          </table:table-cell>
          <table:table-cell office:value-type="string">
            <text:p>male</text:p>
          </table:table-cell>
          <table:table-cell/>
          <table:table-cell office:value-type="string">
            <text:p>Uttering forgeries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823">
            <text:p>1823</text:p>
          </table:table-cell>
          <table:table-cell office:value-type="string">
            <text:p>Thomas Donaldson</text:p>
          </table:table-cell>
          <table:table-cell office:value-type="string">
            <text:p>male</text:p>
          </table:table-cell>
          <table:table-cell/>
          <table:table-cell office:value-type="string">
            <text:p>Stouthrief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823">
            <text:p>1823</text:p>
          </table:table-cell>
          <table:table-cell office:value-type="string">
            <text:p>William Buchanan</text:p>
          </table:table-cell>
          <table:table-cell office:value-type="string">
            <text:p>male</text:p>
          </table:table-cell>
          <table:table-cell/>
          <table:table-cell office:value-type="string">
            <text:p>Stouthrief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823">
            <text:p>1823</text:p>
          </table:table-cell>
          <table:table-cell office:value-type="string">
            <text:p>William M’Leod</text:p>
          </table:table-cell>
          <table:table-cell office:value-type="string">
            <text:p>male</text:p>
          </table:table-cell>
          <table:table-cell/>
          <table:table-cell office:value-type="string">
            <text:p>Stouthrief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823">
            <text:p>1823</text:p>
          </table:table-cell>
          <table:table-cell office:value-type="string">
            <text:p>John M’Donald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823">
            <text:p>1823</text:p>
          </table:table-cell>
          <table:table-cell office:value-type="string">
            <text:p>James Wilson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823">
            <text:p>1823</text:p>
          </table:table-cell>
          <table:table-cell office:value-type="string">
            <text:p>Robert Scott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Fan’s Farm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823">
            <text:p>1823</text:p>
          </table:table-cell>
          <table:table-cell office:value-type="string">
            <text:p>Francis Cain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823">
            <text:p>1823</text:p>
          </table:table-cell>
          <table:table-cell office:value-type="string">
            <text:p>George Laidlaw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823">
            <text:p>1823</text:p>
          </table:table-cell>
          <table:table-cell office:value-type="string">
            <text:p>David Wylie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823">
            <text:p>1823</text:p>
          </table:table-cell>
          <table:table-cell office:value-type="string">
            <text:p>Thomas Black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823">
            <text:p>1823</text:p>
          </table:table-cell>
          <table:table-cell office:value-type="string">
            <text:p>James Anderson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823">
            <text:p>1823</text:p>
          </table:table-cell>
          <table:table-cell office:value-type="string">
            <text:p>David Glen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824">
            <text:p>1824</text:p>
          </table:table-cell>
          <table:table-cell office:value-type="string">
            <text:p>John Wilson</text:p>
          </table:table-cell>
          <table:table-cell office:value-type="string">
            <text:p>male</text:p>
          </table:table-cell>
          <table:table-cell/>
          <table:table-cell office:value-type="string">
            <text:p>Housebreaking 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824">
            <text:p>1824</text:p>
          </table:table-cell>
          <table:table-cell office:value-type="string">
            <text:p>Duncan Fraser</text:p>
          </table:table-cell>
          <table:table-cell office:value-type="string">
            <text:p>male</text:p>
          </table:table-cell>
          <table:table-cell/>
          <table:table-cell office:value-type="string">
            <text:p>Housebreaking 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824">
            <text:p>1824</text:p>
          </table:table-cell>
          <table:table-cell office:value-type="string">
            <text:p>Robert M’Leod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824">
            <text:p>1824</text:p>
          </table:table-cell>
          <table:table-cell office:value-type="string">
            <text:p>John Campbell</text:p>
          </table:table-cell>
          <table:table-cell office:value-type="string">
            <text:p>male</text:p>
          </table:table-cell>
          <table:table-cell/>
          <table:table-cell office:value-type="string">
            <text:p>Housebreaking 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824">
            <text:p>1824</text:p>
          </table:table-cell>
          <table:table-cell office:value-type="string">
            <text:p>William M’Teague</text:p>
          </table:table-cell>
          <table:table-cell office:value-type="string">
            <text:p>male</text:p>
          </table:table-cell>
          <table:table-cell/>
          <table:table-cell office:value-type="string">
            <text:p>Utter forg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824">
            <text:p>1824</text:p>
          </table:table-cell>
          <table:table-cell office:value-type="string">
            <text:p>John M’Creevie</text:p>
          </table:table-cell>
          <table:table-cell office:value-type="string">
            <text:p>male</text:p>
          </table:table-cell>
          <table:table-cell/>
          <table:table-cell office:value-type="string">
            <text:p>Housebreaking 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824">
            <text:p>1824</text:p>
          </table:table-cell>
          <table:table-cell office:value-type="string">
            <text:p>William Devan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824">
            <text:p>1824</text:p>
          </table:table-cell>
          <table:table-cell office:value-type="string">
            <text:p>Alexander Martin</text:p>
          </table:table-cell>
          <table:table-cell office:value-type="string">
            <text:p>male</text:p>
          </table:table-cell>
          <table:table-cell/>
          <table:table-cell office:value-type="string">
            <text:p>Stouthrief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825">
            <text:p>1825</text:p>
          </table:table-cell>
          <table:table-cell office:value-type="string">
            <text:p>James Stevenson</text:p>
          </table:table-cell>
          <table:table-cell office:value-type="string">
            <text:p>male</text:p>
          </table:table-cell>
          <table:table-cell/>
          <table:table-cell office:value-type="string">
            <text:p>Highway 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826">
            <text:p>1826</text:p>
          </table:table-cell>
          <table:table-cell office:value-type="string">
            <text:p>William Allen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826">
            <text:p>1826</text:p>
          </table:table-cell>
          <table:table-cell office:value-type="string">
            <text:p>John M’Graddy</text:p>
          </table:table-cell>
          <table:table-cell office:value-type="string">
            <text:p>male</text:p>
          </table:table-cell>
          <table:table-cell/>
          <table:table-cell office:value-type="string">
            <text:p>Robbery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826">
            <text:p>1826</text:p>
          </table:table-cell>
          <table:table-cell office:value-type="string">
            <text:p>David Balfour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Dundee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826">
            <text:p>1826</text:p>
          </table:table-cell>
          <table:table-cell office:value-type="string">
            <text:p>John Dollan</text:p>
          </table:table-cell>
          <table:table-cell office:value-type="string">
            <text:p>male</text:p>
          </table:table-cell>
          <table:table-cell/>
          <table:table-cell office:value-type="string">
            <text:p>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826">
            <text:p>1826</text:p>
          </table:table-cell>
          <table:table-cell office:value-type="string">
            <text:p>Peter Moffit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826">
            <text:p>1826</text:p>
          </table:table-cell>
          <table:table-cell office:value-type="string">
            <text:p>Andrew Fullerton</text:p>
          </table:table-cell>
          <table:table-cell office:value-type="string">
            <text:p>male</text:p>
          </table:table-cell>
          <table:table-cell/>
          <table:table-cell office:value-type="string">
            <text:p>Assault/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826">
            <text:p>1826</text:p>
          </table:table-cell>
          <table:table-cell office:value-type="string">
            <text:p>James M’Manus</text:p>
          </table:table-cell>
          <table:table-cell office:value-type="string">
            <text:p>male</text:p>
          </table:table-cell>
          <table:table-cell/>
          <table:table-cell office:value-type="string">
            <text:p>Assault/robbery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826">
            <text:p>1826</text:p>
          </table:table-cell>
          <table:table-cell office:value-type="string">
            <text:p>Edward Kelly</text:p>
          </table:table-cell>
          <table:table-cell office:value-type="string">
            <text:p>male</text:p>
          </table:table-cell>
          <table:table-cell/>
          <table:table-cell office:value-type="string">
            <text:p>Assault/robbery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826">
            <text:p>1826</text:p>
          </table:table-cell>
          <table:table-cell office:value-type="string">
            <text:p>Andrew Stewart</text:p>
          </table:table-cell>
          <table:table-cell office:value-type="string">
            <text:p>male</text:p>
          </table:table-cell>
          <table:table-cell/>
          <table:table-cell office:value-type="string">
            <text:p>Assault/robbery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827">
            <text:p>1827</text:p>
          </table:table-cell>
          <table:table-cell office:value-type="string">
            <text:p>William Thomson</text:p>
          </table:table-cell>
          <table:table-cell office:value-type="string">
            <text:p>male</text:p>
          </table:table-cell>
          <table:table-cell/>
          <table:table-cell office:value-type="string">
            <text:p>Highway robbery <text:s/></text:p>
          </table:table-cell>
          <table:table-cell office:value-type="string">
            <text:p>Dalkeith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827">
            <text:p>1827</text:p>
          </table:table-cell>
          <table:table-cell office:value-type="string">
            <text:p>Margaret Wishart</text:p>
          </table:table-cell>
          <table:table-cell office:value-type="string">
            <text:p>female</text:p>
          </table:table-cell>
          <table:table-cell/>
          <table:table-cell office:value-type="string">
            <text:p>Murder</text:p>
          </table:table-cell>
          <table:table-cell office:value-type="string">
            <text:p>Forfar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827">
            <text:p>1827</text:p>
          </table:table-cell>
          <table:table-cell office:value-type="string">
            <text:p>John Kerr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27">
            <text:p>1827</text:p>
          </table:table-cell>
          <table:table-cell office:value-type="string">
            <text:p>Malcolm Gillespie</text:p>
          </table:table-cell>
          <table:table-cell office:value-type="string">
            <text:p>male</text:p>
          </table:table-cell>
          <table:table-cell/>
          <table:table-cell office:value-type="string">
            <text:p>Forgery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827">
            <text:p>1827</text:p>
          </table:table-cell>
          <table:table-cell office:value-type="string">
            <text:p>James Glenn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828">
            <text:p>1828</text:p>
          </table:table-cell>
          <table:table-cell office:value-type="string">
            <text:p>Francis Cockburn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Falkirk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828">
            <text:p>1828</text:p>
          </table:table-cell>
          <table:table-cell office:value-type="string">
            <text:p>Thomas Connor</text:p>
          </table:table-cell>
          <table:table-cell office:value-type="string">
            <text:p>male</text:p>
          </table:table-cell>
          <table:table-cell/>
          <table:table-cell office:value-type="string">
            <text:p>Assault/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28">
            <text:p>1828</text:p>
          </table:table-cell>
          <table:table-cell office:value-type="string">
            <text:p>Bell M’Menemy</text:p>
          </table:table-cell>
          <table:table-cell office:value-type="string">
            <text:p>female</text:p>
          </table:table-cell>
          <table:table-cell/>
          <table:table-cell office:value-type="string">
            <text:p>Assault/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29">
            <text:p>1829</text:p>
          </table:table-cell>
          <table:table-cell office:value-type="string">
            <text:p>William Burke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829">
            <text:p>1829</text:p>
          </table:table-cell>
          <table:table-cell office:value-type="string">
            <text:p>Edward Moore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829">
            <text:p>1829</text:p>
          </table:table-cell>
          <table:table-cell office:value-type="string">
            <text:p>John Stewart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829">
            <text:p>1829</text:p>
          </table:table-cell>
          <table:table-cell office:value-type="string">
            <text:p>Catherine Wright</text:p>
          </table:table-cell>
          <table:table-cell office:value-type="string">
            <text:p>female</text:p>
          </table:table-cell>
          <table:table-cell/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829">
            <text:p>1829</text:p>
          </table:table-cell>
          <table:table-cell office:value-type="string">
            <text:p>John Craig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829">
            <text:p>1829</text:p>
          </table:table-cell>
          <table:table-cell office:value-type="string">
            <text:p>James Brown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830">
            <text:p>1830</text:p>
          </table:table-cell>
          <table:table-cell office:value-type="string">
            <text:p>William Adams</text:p>
          </table:table-cell>
          <table:table-cell office:value-type="string">
            <text:p>male</text:p>
          </table:table-cell>
          <table:table-cell/>
          <table:table-cell office:value-type="string">
            <text:p>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830">
            <text:p>1830</text:p>
          </table:table-cell>
          <table:table-cell office:value-type="string">
            <text:p>Robert Edmond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830">
            <text:p>1830</text:p>
          </table:table-cell>
          <table:table-cell office:value-type="string">
            <text:p>William Porter</text:p>
          </table:table-cell>
          <table:table-cell office:value-type="string">
            <text:p>male</text:p>
          </table:table-cell>
          <table:table-cell/>
          <table:table-cell office:value-type="string">
            <text:p>Assault/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830">
            <text:p>1830</text:p>
          </table:table-cell>
          <table:table-cell office:value-type="string">
            <text:p>John Hill</text:p>
          </table:table-cell>
          <table:table-cell office:value-type="string">
            <text:p>male</text:p>
          </table:table-cell>
          <table:table-cell/>
          <table:table-cell office:value-type="string">
            <text:p>Assault/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830">
            <text:p>1830</text:p>
          </table:table-cell>
          <table:table-cell office:value-type="string">
            <text:p>John Thomson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830">
            <text:p>1830</text:p>
          </table:table-cell>
          <table:table-cell office:value-type="string">
            <text:p>David Dobbie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830">
            <text:p>1830</text:p>
          </table:table-cell>
          <table:table-cell office:value-type="string">
            <text:p>William M’Fest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830">
            <text:p>1830</text:p>
          </table:table-cell>
          <table:table-cell office:value-type="string">
            <text:p>John Henderson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Cupar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30">
            <text:p>1830</text:p>
          </table:table-cell>
          <table:table-cell office:value-type="string">
            <text:p>Catherine Davidson</text:p>
          </table:table-cell>
          <table:table-cell office:value-type="string">
            <text:p>female</text:p>
          </table:table-cell>
          <table:table-cell/>
          <table:table-cell office:value-type="string">
            <text:p>Murder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831">
            <text:p>1831</text:p>
          </table:table-cell>
          <table:table-cell office:value-type="string">
            <text:p>David Little</text:p>
          </table:table-cell>
          <table:table-cell office:value-type="string">
            <text:p>male</text:p>
          </table:table-cell>
          <table:table-cell/>
          <table:table-cell office:value-type="string">
            <text:p>Stouthrief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831">
            <text:p>1831</text:p>
          </table:table-cell>
          <table:table-cell office:value-type="string">
            <text:p>James Campbell</text:p>
          </table:table-cell>
          <table:table-cell office:value-type="string">
            <text:p>male</text:p>
          </table:table-cell>
          <table:table-cell/>
          <table:table-cell office:value-type="string">
            <text:p>Housebreaking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831">
            <text:p>1831</text:p>
          </table:table-cell>
          <table:table-cell office:value-type="string">
            <text:p>George Gilchrist</text:p>
          </table:table-cell>
          <table:table-cell office:value-type="string">
            <text:p>male</text:p>
          </table:table-cell>
          <table:table-cell/>
          <table:table-cell office:value-type="string">
            <text:p>Coach robbery 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831">
            <text:p>1831</text:p>
          </table:table-cell>
          <table:table-cell office:value-type="string">
            <text:p>James Bryce</text:p>
          </table:table-cell>
          <table:table-cell office:value-type="string">
            <text:p>male</text:p>
          </table:table-cell>
          <table:table-cell/>
          <table:table-cell office:value-type="string">
            <text:p>Coach robbery 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831">
            <text:p>1831</text:p>
          </table:table-cell>
          <table:table-cell office:value-type="string">
            <text:p>Mary Steel</text:p>
          </table:table-cell>
          <table:table-cell office:value-type="string">
            <text:p>female</text:p>
          </table:table-cell>
          <table:table-cell/>
          <table:table-cell office:value-type="string">
            <text:p>Coach robbery 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831">
            <text:p>1831</text:p>
          </table:table-cell>
          <table:table-cell office:value-type="string">
            <text:p>William Heath</text:p>
          </table:table-cell>
          <table:table-cell office:value-type="string">
            <text:p>male</text:p>
          </table:table-cell>
          <table:table-cell/>
          <table:table-cell office:value-type="string">
            <text:p>Bank 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831">
            <text:p>1831</text:p>
          </table:table-cell>
          <table:table-cell office:value-type="string">
            <text:p>Hector M’Leod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Inverness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831">
            <text:p>1831</text:p>
          </table:table-cell>
          <table:table-cell office:value-type="string">
            <text:p>James (Thomas) Rogers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Jedburgh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831">
            <text:p>1831</text:p>
          </table:table-cell>
          <table:table-cell office:value-type="string">
            <text:p>James Gow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Jedburgh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831">
            <text:p>1831</text:p>
          </table:table-cell>
          <table:table-cell office:value-type="string">
            <text:p>Thomas Beveridge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Jedburgh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831">
            <text:p>1831</text:p>
          </table:table-cell>
          <table:table-cell office:value-type="string">
            <text:p>John M’Court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832">
            <text:p>1832</text:p>
          </table:table-cell>
          <table:table-cell office:value-type="string">
            <text:p>William Lindsay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832">
            <text:p>1832</text:p>
          </table:table-cell>
          <table:table-cell office:value-type="string">
            <text:p>Samuel Waugh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832">
            <text:p>1832</text:p>
          </table:table-cell>
          <table:table-cell office:value-type="string">
            <text:p>John Howison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832">
            <text:p>1832</text:p>
          </table:table-cell>
          <table:table-cell office:value-type="string">
            <text:p>John Chisholm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832">
            <text:p>1832</text:p>
          </table:table-cell>
          <table:table-cell office:value-type="string">
            <text:p>George Doffey</text:p>
          </table:table-cell>
          <table:table-cell office:value-type="string">
            <text:p>male</text:p>
          </table:table-cell>
          <table:table-cell/>
          <table:table-cell office:value-type="string">
            <text:p>Murder of wife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833">
            <text:p>1833</text:p>
          </table:table-cell>
          <table:table-cell office:value-type="string">
            <text:p>Henry Burnett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833">
            <text:p>1833</text:p>
          </table:table-cell>
          <table:table-cell office:value-type="string">
            <text:p>John Barclay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833">
            <text:p>1833</text:p>
          </table:table-cell>
          <table:table-cell office:value-type="string">
            <text:p>Philip Cornie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833">
            <text:p>1833</text:p>
          </table:table-cell>
          <table:table-cell office:value-type="string">
            <text:p>Robert Tennant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834">
            <text:p>1834</text:p>
          </table:table-cell>
          <table:table-cell office:value-type="string">
            <text:p>Hugh Kennedy</text:p>
          </table:table-cell>
          <table:table-cell office:value-type="string">
            <text:p>male</text:p>
          </table:table-cell>
          <table:table-cell/>
          <table:table-cell office:value-type="string">
            <text:p>Throwing vitriol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834">
            <text:p>1834</text:p>
          </table:table-cell>
          <table:table-cell office:value-type="string">
            <text:p>Mannus Swinney</text:p>
          </table:table-cell>
          <table:table-cell office:value-type="string">
            <text:p>male</text:p>
          </table:table-cell>
          <table:table-cell/>
          <table:table-cell office:value-type="string">
            <text:p>Assault/robbery</text:p>
          </table:table-cell>
          <table:table-cell office:value-type="string">
            <text:p>Greenlaw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834">
            <text:p>1834</text:p>
          </table:table-cell>
          <table:table-cell office:value-type="string">
            <text:p>William Noble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Elgin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834">
            <text:p>1834</text:p>
          </table:table-cell>
          <table:table-cell office:value-type="string">
            <text:p>John Boyd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Greenock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835">
            <text:p>1835</text:p>
          </table:table-cell>
          <table:table-cell office:value-type="string">
            <text:p>Mark Devlin</text:p>
          </table:table-cell>
          <table:table-cell office:value-type="string">
            <text:p>male</text:p>
          </table:table-cell>
          <table:table-cell/>
          <table:table-cell office:value-type="string">
            <text:p>Rape</text:p>
          </table:table-cell>
          <table:table-cell office:value-type="string">
            <text:p>Dundee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835">
            <text:p>1835</text:p>
          </table:table-cell>
          <table:table-cell office:value-type="string">
            <text:p>James Bell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835">
            <text:p>1835</text:p>
          </table:table-cell>
          <table:table-cell office:value-type="string">
            <text:p>Elizabeth M’Neil (Banks)</text:p>
          </table:table-cell>
          <table:table-cell office:value-type="string">
            <text:p>female</text:p>
          </table:table-cell>
          <table:table-cell/>
          <table:table-cell office:value-type="string">
            <text:p>Murder of husband by poisoning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835">
            <text:p>1835</text:p>
          </table:table-cell>
          <table:table-cell office:value-type="string">
            <text:p>George Campbell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835">
            <text:p>1835</text:p>
          </table:table-cell>
          <table:table-cell office:value-type="string">
            <text:p>John Adams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Inverness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836">
            <text:p>1836</text:p>
          </table:table-cell>
          <table:table-cell office:value-type="string">
            <text:p>Charles Donaldson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837">
            <text:p>1837</text:p>
          </table:table-cell>
          <table:table-cell office:value-type="string">
            <text:p>Alexander Miller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837">
            <text:p>1837</text:p>
          </table:table-cell>
          <table:table-cell office:value-type="string">
            <text:p>William Pirrie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Paisley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838">
            <text:p>1838</text:p>
          </table:table-cell>
          <table:table-cell office:value-type="string">
            <text:p>Elizabeth Nicholson (Jeffrey)</text:p>
          </table:table-cell>
          <table:table-cell office:value-type="string">
            <text:p>female</text:p>
          </table:table-cell>
          <table:table-cell/>
          <table:table-cell office:value-type="string">
            <text:p>Murd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839">
            <text:p>1839</text:p>
          </table:table-cell>
          <table:table-cell office:value-type="string">
            <text:p>Arthur Wood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Dundee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840">
            <text:p>1840</text:p>
          </table:table-cell>
          <table:table-cell office:value-type="string">
            <text:p>James Wemyss</text:p>
          </table:table-cell>
          <table:table-cell office:value-type="string">
            <text:p>male</text:p>
          </table:table-cell>
          <table:table-cell/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840">
            <text:p>1840</text:p>
          </table:table-cell>
          <table:table-cell office:value-type="string">
            <text:p>Thomas Templeton</text:p>
          </table:table-cell>
          <table:table-cell office:value-type="string">
            <text:p>male</text:p>
          </table:table-cell>
          <table:table-cell/>
          <table:table-cell office:value-type="string">
            <text:p>Murder wife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841">
            <text:p>1841</text:p>
          </table:table-cell>
          <table:table-cell office:value-type="string">
            <text:p>Denis Doolan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Glasgow (Bishopbriggs)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841">
            <text:p>1841</text:p>
          </table:table-cell>
          <table:table-cell office:value-type="string">
            <text:p>Patrick Reeding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Glasgow (Bishopbriggs)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843">
            <text:p>1843</text:p>
          </table:table-cell>
          <table:table-cell office:value-type="string">
            <text:p>Charles M’Kay</text:p>
          </table:table-cell>
          <table:table-cell office:value-type="string">
            <text:p>male</text:p>
          </table:table-cell>
          <table:table-cell/>
          <table:table-cell office:value-type="string">
            <text:p>Murder wife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843">
            <text:p>1843</text:p>
          </table:table-cell>
          <table:table-cell office:value-type="string">
            <text:p>Allen Mair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844">
            <text:p>1844</text:p>
          </table:table-cell>
          <table:table-cell office:value-type="string">
            <text:p>James Bryce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847">
            <text:p>1847</text:p>
          </table:table-cell>
          <table:table-cell office:value-type="string">
            <text:p>Thomas Leith</text:p>
          </table:table-cell>
          <table:table-cell office:value-type="string">
            <text:p>male</text:p>
          </table:table-cell>
          <table:table-cell/>
          <table:table-cell office:value-type="string">
            <text:p>Murder wife</text:p>
          </table:table-cell>
          <table:table-cell office:value-type="string">
            <text:p>Dundee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848">
            <text:p>1848</text:p>
          </table:table-cell>
          <table:table-cell office:value-type="string">
            <text:p>James Robertson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Forfar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848">
            <text:p>1848</text:p>
          </table:table-cell>
          <table:table-cell office:value-type="string">
            <text:p>James M’Wheelan</text:p>
          </table:table-cell>
          <table:table-cell office:value-type="string">
            <text:p>male</text:p>
          </table:table-cell>
          <table:table-cell/>
          <table:table-cell office:value-type="string">
            <text:p>Murder and robbery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849">
            <text:p>1849</text:p>
          </table:table-cell>
          <table:table-cell office:value-type="string">
            <text:p>James Burnett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849">
            <text:p>1849</text:p>
          </table:table-cell>
          <table:table-cell office:value-type="string">
            <text:p>John Kellocher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849">
            <text:p>1849</text:p>
          </table:table-cell>
          <table:table-cell office:value-type="string">
            <text:p>James Robb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849">
            <text:p>1849</text:p>
          </table:table-cell>
          <table:table-cell office:value-type="string">
            <text:p>John Wilson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Jedburgh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850">
            <text:p>1850</text:p>
          </table:table-cell>
          <table:table-cell office:value-type="string">
            <text:p>Margaret Hamilton</text:p>
          </table:table-cell>
          <table:table-cell office:value-type="string">
            <text:p>female</text:p>
          </table:table-cell>
          <table:table-cell/>
          <table:table-cell office:value-type="string">
            <text:p>Murder 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850">
            <text:p>1850</text:p>
          </table:table-cell>
          <table:table-cell office:value-type="string">
            <text:p>William Bennison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851">
            <text:p>1851</text:p>
          </table:table-cell>
          <table:table-cell office:value-type="string">
            <text:p>Archibald Hare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852">
            <text:p>1852</text:p>
          </table:table-cell>
          <table:table-cell office:value-type="string">
            <text:p>Michael Scanlan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Cupar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852">
            <text:p>1852</text:p>
          </table:table-cell>
          <table:table-cell office:value-type="string">
            <text:p>Peter Scanlan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Cupar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853">
            <text:p>1853</text:p>
          </table:table-cell>
          <table:table-cell office:value-type="string">
            <text:p>George Christie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853">
            <text:p>1853</text:p>
          </table:table-cell>
          <table:table-cell office:value-type="string">
            <text:p>John Williams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Greenlaw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853">
            <text:p>1853</text:p>
          </table:table-cell>
          <table:table-cell office:value-type="string">
            <text:p>Hans M’Farlane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853">
            <text:p>1853</text:p>
          </table:table-cell>
          <table:table-cell office:value-type="string">
            <text:p>Helen Blackwood</text:p>
          </table:table-cell>
          <table:table-cell office:value-type="string">
            <text:p>female</text:p>
          </table:table-cell>
          <table:table-cell/>
          <table:table-cell office:value-type="string">
            <text:p>Murder 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854">
            <text:p>1854</text:p>
          </table:table-cell>
          <table:table-cell office:value-type="string">
            <text:p>William Cumming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854">
            <text:p>1854</text:p>
          </table:table-cell>
          <table:table-cell office:value-type="string">
            <text:p>Alex Cunningham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855">
            <text:p>1855</text:p>
          </table:table-cell>
          <table:table-cell office:value-type="string">
            <text:p>William Kelso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857">
            <text:p>1857</text:p>
          </table:table-cell>
          <table:table-cell office:value-type="string">
            <text:p>Peter M’Lean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Linlithgow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857">
            <text:p>1857</text:p>
          </table:table-cell>
          <table:table-cell office:value-type="string">
            <text:p>John Booth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858">
            <text:p>1858</text:p>
          </table:table-cell>
          <table:table-cell office:value-type="string">
            <text:p>John Thomas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Paisley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861">
            <text:p>1861</text:p>
          </table:table-cell>
          <table:table-cell office:value-type="string">
            <text:p>Patrick Lunnay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Dumbarton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862">
            <text:p>1862</text:p>
          </table:table-cell>
          <table:table-cell office:value-type="string">
            <text:p>Mary Timney</text:p>
          </table:table-cell>
          <table:table-cell office:value-type="string">
            <text:p>female</text:p>
          </table:table-cell>
          <table:table-cell/>
          <table:table-cell office:value-type="string">
            <text:p>Murder 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864">
            <text:p>1864</text:p>
          </table:table-cell>
          <table:table-cell office:value-type="string">
            <text:p>John Reilly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864">
            <text:p>1864</text:p>
          </table:table-cell>
          <table:table-cell office:value-type="string">
            <text:p>George Bryce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865">
            <text:p>1865</text:p>
          </table:table-cell>
          <table:table-cell office:value-type="string">
            <text:p>Edward Pritchard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866">
            <text:p>1866</text:p>
          </table:table-cell>
          <table:table-cell office:value-type="string">
            <text:p>Andrew Brown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Montrose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866">
            <text:p>1866</text:p>
          </table:table-cell>
          <table:table-cell office:value-type="string">
            <text:p>Joseph Bell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868">
            <text:p>1868</text:p>
          </table:table-cell>
          <table:table-cell office:value-type="string">
            <text:p>Robert Smith</text:p>
          </table:table-cell>
          <table:table-cell office:value-type="string">
            <text:p>male</text:p>
          </table:table-cell>
          <table:table-cell/>
          <table:table-cell office:value-type="string">
            <text:p>Murder 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1870">
            <text:p>1870</text:p>
          </table:table-cell>
          <table:table-cell office:value-type="string">
            <text:p>George Chalmers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office:value-type="string">
            <text:p>murder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1875">
            <text:p>1875</text:p>
          </table:table-cell>
          <table:table-cell office:value-type="string">
            <text:p>Patrick Docherty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John Mill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1875">
            <text:p>1875</text:p>
          </table:table-cell>
          <table:table-cell office:value-type="string">
            <text:p>David Wardlaw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 office:value-type="string">
            <text:p>Wife, Mary</text:p>
          </table:table-cell>
          <table:table-cell office:value-type="string">
            <text:p>Dumbarton</text:p>
          </table:table-cell>
          <table:table-cell table:number-columns-repeated="1017"/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1876">
            <text:p>1876</text:p>
          </table:table-cell>
          <table:table-cell office:value-type="string">
            <text:p>Thomas Barr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string">
            <text:p>Wife &amp; mother in law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1878">
            <text:p>1878</text:p>
          </table:table-cell>
          <table:table-cell office:value-type="string">
            <text:p>Eugene Marie Chantrelle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string">
            <text:p>Wife, Elizabeth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1878">
            <text:p>1878</text:p>
          </table:table-cell>
          <table:table-cell office:value-type="string">
            <text:p>William M'Donald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 office:value-type="string">
            <text:p>Wife, Helen</text:p>
          </table:table-cell>
          <table:table-cell office:value-type="string">
            <text:p>Cupar</text:p>
          </table:table-cell>
          <table:table-cell table:number-columns-repeated="1017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1883">
            <text:p>1883</text:p>
          </table:table-cell>
          <table:table-cell office:value-type="string">
            <text:p>Henry Mullen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string">
            <text:p>Gamekeepers Robert Fyfe &amp; David McCaughtrie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1883">
            <text:p>1883</text:p>
          </table:table-cell>
          <table:table-cell office:value-type="string">
            <text:p>Martin Scott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string">
            <text:p>Gamekeepers Robert Fyfe &amp; David McCaughtrie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884">
            <text:p>1884</text:p>
          </table:table-cell>
          <table:table-cell office:value-type="string">
            <text:p>Robert Vickers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 office:value-type="string">
            <text:p>John Fortune &amp; John McDairmid (gamekeepers)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884">
            <text:p>1884</text:p>
          </table:table-cell>
          <table:table-cell office:value-type="string">
            <text:p>William Innes</text:p>
          </table:table-cell>
          <table:table-cell office:value-type="string">
            <text:p>male</text:p>
          </table:table-cell>
          <table:table-cell/>
          <table:table-cell office:value-type="string">
            <text:p>John Fortune &amp; John McDairmid (gamekeepers)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1889">
            <text:p>1889</text:p>
          </table:table-cell>
          <table:table-cell office:value-type="string">
            <text:p>Jessie King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office:value-type="string">
            <text:p>Baby farm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1889">
            <text:p>1889</text:p>
          </table:table-cell>
          <table:table-cell office:value-type="string">
            <text:p>William Bury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Wife, Ellen</text:p>
          </table:table-cell>
          <table:table-cell office:value-type="string">
            <text:p>Dundee</text:p>
          </table:table-cell>
          <table:table-cell table:number-columns-repeated="1017"/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1890">
            <text:p>1890</text:p>
          </table:table-cell>
          <table:table-cell office:value-type="string">
            <text:p>Henry Devlin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office:value-type="string">
            <text:p>Wife 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1891">
            <text:p>1891</text:p>
          </table:table-cell>
          <table:table-cell office:value-type="string">
            <text:p>Frederick Storey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office:value-type="string">
            <text:p>Elizabeth Harmstone</text:p>
          </table:table-cell>
          <table:table-cell office:value-type="string">
            <text:p>Greenock</text:p>
          </table:table-cell>
          <table:table-cell table:number-columns-repeated="1017"/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1893">
            <text:p>1893</text:p>
          </table:table-cell>
          <table:table-cell office:value-type="string">
            <text:p>William M'Keown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 office:value-type="string">
            <text:p>Elizabeth Connagh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1897">
            <text:p>1897</text:p>
          </table:table-cell>
          <table:table-cell office:value-type="string">
            <text:p>George Paterson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Mary Ann McGuire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1898">
            <text:p>1898</text:p>
          </table:table-cell>
          <table:table-cell office:value-type="string">
            <text:p>John Heardman</text:p>
          </table:table-cell>
          <table:table-cell office:value-type="string">
            <text:p>male</text:p>
          </table:table-cell>
          <table:table-cell office:value-type="float" office:value="52">
            <text:p>52</text:p>
          </table:table-cell>
          <table:table-cell office:value-type="string">
            <text:p>Jane Cal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902">
            <text:p>1902</text:p>
          </table:table-cell>
          <table:table-cell office:value-type="string">
            <text:p>Patrick Leggett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Sarah Jane Leggett</text:p>
          </table:table-cell>
          <table:table-cell office:value-type="string">
            <text:p>Duke St. Glasgow </text:p>
          </table:table-cell>
          <table:table-cell table:number-columns-repeated="1017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904">
            <text:p>1904</text:p>
          </table:table-cell>
          <table:table-cell office:value-type="string">
            <text:p>Thomas Gunning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office:value-type="string">
            <text:p>Agnes Allen</text:p>
          </table:table-cell>
          <table:table-cell office:value-type="string">
            <text:p>Duke St. Glasgow </text:p>
          </table:table-cell>
          <table:table-cell table:number-columns-repeated="1017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905">
            <text:p>1905</text:p>
          </table:table-cell>
          <table:table-cell office:value-type="string">
            <text:p>Pasha Liffey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string">
            <text:p>Mary Jane Welsh</text:p>
          </table:table-cell>
          <table:table-cell office:value-type="string">
            <text:p>Duke St. Glasgow </text:p>
          </table:table-cell>
          <table:table-cell table:number-columns-repeated="1017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908">
            <text:p>1908</text:p>
          </table:table-cell>
          <table:table-cell office:value-type="string">
            <text:p>Joseph Hume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John Barclay Smith</text:p>
          </table:table-cell>
          <table:table-cell office:value-type="string">
            <text:p>Inverness </text:p>
          </table:table-cell>
          <table:table-cell table:number-columns-repeated="1017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908">
            <text:p>1908</text:p>
          </table:table-cell>
          <table:table-cell office:value-type="string">
            <text:p>Edward Johnstone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Jane Wallace (Withers)</text:p>
          </table:table-cell>
          <table:table-cell office:value-type="string">
            <text:p>Perth </text:p>
          </table:table-cell>
          <table:table-cell table:number-columns-repeated="1017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909">
            <text:p>1909</text:p>
          </table:table-cell>
          <table:table-cell office:value-type="string">
            <text:p>Alexander Edmundstone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Michael Swinton Brown</text:p>
          </table:table-cell>
          <table:table-cell office:value-type="string">
            <text:p>Perth </text:p>
          </table:table-cell>
          <table:table-cell table:number-columns-repeated="1017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913">
            <text:p>1913</text:p>
          </table:table-cell>
          <table:table-cell office:value-type="string">
            <text:p>Patrick Higgins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string">
            <text:p>William Higgins, John Higgins</text:p>
          </table:table-cell>
          <table:table-cell office:value-type="string">
            <text:p>Calton Edinburgh</text:p>
          </table:table-cell>
          <table:table-cell table:number-columns-repeated="1017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917">
            <text:p>1917</text:p>
          </table:table-cell>
          <table:table-cell office:value-type="string">
            <text:p>Thomas McGuiness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string">
            <text:p>Alexander Imlach</text:p>
          </table:table-cell>
          <table:table-cell office:value-type="string">
            <text:p>Duke St. Glasgow </text:p>
          </table:table-cell>
          <table:table-cell table:number-columns-repeated="1017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919">
            <text:p>1919</text:p>
          </table:table-cell>
          <table:table-cell office:value-type="string">
            <text:p>James Adams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Mary Doyle (Kane)</text:p>
          </table:table-cell>
          <table:table-cell office:value-type="string">
            <text:p>Duke St. Glasgow </text:p>
          </table:table-cell>
          <table:table-cell table:number-columns-repeated="1017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920">
            <text:p>1920</text:p>
          </table:table-cell>
          <table:table-cell office:value-type="string">
            <text:p>Albert James Fraser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Henry Senior</text:p>
          </table:table-cell>
          <table:table-cell office:value-type="string">
            <text:p>Duke St. Glasgow </text:p>
          </table:table-cell>
          <table:table-cell table:number-columns-repeated="1017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920">
            <text:p>1920</text:p>
          </table:table-cell>
          <table:table-cell office:value-type="string">
            <text:p>James Rollins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Henry Senior</text:p>
          </table:table-cell>
          <table:table-cell office:value-type="string">
            <text:p>Duke St. Glasgow </text:p>
          </table:table-cell>
          <table:table-cell table:number-columns-repeated="1017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922">
            <text:p>1922</text:p>
          </table:table-cell>
          <table:table-cell office:value-type="string">
            <text:p>William Harkness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Elizabeth Benjamin</text:p>
          </table:table-cell>
          <table:table-cell office:value-type="string">
            <text:p>Duke St. Glasgow </text:p>
          </table:table-cell>
          <table:table-cell table:number-columns-repeated="1017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1923">
            <text:p>1923</text:p>
          </table:table-cell>
          <table:table-cell office:value-type="string">
            <text:p>John Henry Savage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string">
            <text:p>Jemma Grierson</text:p>
          </table:table-cell>
          <table:table-cell office:value-type="string">
            <text:p>Calton Edinburgh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1923">
            <text:p>1923</text:p>
          </table:table-cell>
          <table:table-cell office:value-type="string">
            <text:p>Susan Newell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office:value-type="string">
            <text:p>John Johnston</text:p>
          </table:table-cell>
          <table:table-cell office:value-type="string">
            <text:p>Duke St. Glasgow 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1923">
            <text:p>1923</text:p>
          </table:table-cell>
          <table:table-cell office:value-type="string">
            <text:p>Philip Murray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William Ronald Cree</text:p>
          </table:table-cell>
          <table:table-cell office:value-type="string">
            <text:p>Calton Edinburgh</text:p>
          </table:table-cell>
          <table:table-cell table:number-columns-repeated="1017"/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1925">
            <text:p>1925</text:p>
          </table:table-cell>
          <table:table-cell office:value-type="string">
            <text:p>John Kee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Noorh Mohammed</text:p>
          </table:table-cell>
          <table:table-cell office:value-type="string">
            <text:p>Duke St. Glasgow </text:p>
          </table:table-cell>
          <table:table-cell table:number-columns-repeated="1017"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1928">
            <text:p>1928</text:p>
          </table:table-cell>
          <table:table-cell office:value-type="string">
            <text:p>James McKay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Agnes Arbuckle</text:p>
          </table:table-cell>
          <table:table-cell office:value-type="string">
            <text:p>Duke St. Glasgow </text:p>
          </table:table-cell>
          <table:table-cell table:number-columns-repeated="1017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1928">
            <text:p>1928</text:p>
          </table:table-cell>
          <table:table-cell office:value-type="string">
            <text:p>George Reynolds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Thomas Lee</text:p>
          </table:table-cell>
          <table:table-cell office:value-type="string">
            <text:p>Duke St. Glasgow </text:p>
          </table:table-cell>
          <table:table-cell table:number-columns-repeated="1017"/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1928">
            <text:p>1928</text:p>
          </table:table-cell>
          <table:table-cell office:value-type="string">
            <text:p>Allen Wales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Isabella Wales</text:p>
          </table:table-cell>
          <table:table-cell office:value-type="string">
            <text:p>Saughton Edinburgh </text:p>
          </table:table-cell>
          <table:table-cell table:number-columns-repeated="1017"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1946">
            <text:p>1946</text:p>
          </table:table-cell>
          <table:table-cell office:value-type="string">
            <text:p>John Lyon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John Brady</text:p>
          </table:table-cell>
          <table:table-cell office:value-type="string">
            <text:p>Barlinnie Glasgow </text:p>
          </table:table-cell>
          <table:table-cell table:number-columns-repeated="1017"/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1946">
            <text:p>1946</text:p>
          </table:table-cell>
          <table:table-cell office:value-type="string">
            <text:p>Patrick Carraher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John Gordon</text:p>
          </table:table-cell>
          <table:table-cell office:value-type="string">
            <text:p>Barlinnie Glasgow </text:p>
          </table:table-cell>
          <table:table-cell table:number-columns-repeated="1017"/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1946">
            <text:p>1946</text:p>
          </table:table-cell>
          <table:table-cell office:value-type="string">
            <text:p>John Caldwell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string">
            <text:p>James Straiton</text:p>
          </table:table-cell>
          <table:table-cell office:value-type="string">
            <text:p>Barlinnie Glasgow </text:p>
          </table:table-cell>
          <table:table-cell table:number-columns-repeated="1017"/>
        </table:table-row>
        <table:table-row table:style-name="ro1">
          <table:table-cell office:value-type="float" office:value="2023">
            <text:p>2023</text:p>
          </table:table-cell>
          <table:table-cell office:value-type="float" office:value="1948">
            <text:p>1948</text:p>
          </table:table-cell>
          <table:table-cell office:value-type="string">
            <text:p>Stanislaw Miszka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Catherine McIntyre</text:p>
          </table:table-cell>
          <table:table-cell office:value-type="string">
            <text:p>Perth </text:p>
          </table:table-cell>
          <table:table-cell table:number-columns-repeated="1017"/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1950">
            <text:p>1950</text:p>
          </table:table-cell>
          <table:table-cell office:value-type="string">
            <text:p>Christopher Harris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Martin Dunleavy</text:p>
          </table:table-cell>
          <table:table-cell office:value-type="string">
            <text:p>Barlinnie Glasgow </text:p>
          </table:table-cell>
          <table:table-cell table:number-columns-repeated="1017"/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1950">
            <text:p>1950</text:p>
          </table:table-cell>
          <table:table-cell office:value-type="string">
            <text:p>James Robertson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Catherine McCluskey</text:p>
          </table:table-cell>
          <table:table-cell office:value-type="string">
            <text:p>Barlinnie Glasgow </text:p>
          </table:table-cell>
          <table:table-cell table:number-columns-repeated="1017"/>
        </table:table-row>
        <table:table-row table:style-name="ro1">
          <table:table-cell office:value-type="float" office:value="2026">
            <text:p>2026</text:p>
          </table:table-cell>
          <table:table-cell office:value-type="float" office:value="1951">
            <text:p>1951</text:p>
          </table:table-cell>
          <table:table-cell office:value-type="string">
            <text:p>Robert Dobie Smith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William Gibson</text:p>
          </table:table-cell>
          <table:table-cell office:value-type="string">
            <text:p>Saughton Edinburgh </text:p>
          </table:table-cell>
          <table:table-cell table:number-columns-repeated="1017"/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1952">
            <text:p>1952</text:p>
          </table:table-cell>
          <table:table-cell office:value-type="string">
            <text:p>James Smith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Martin Joseph Malone</text:p>
          </table:table-cell>
          <table:table-cell office:value-type="string">
            <text:p>Barlinnie Glasgow </text:p>
          </table:table-cell>
          <table:table-cell table:number-columns-repeated="1017"/>
        </table:table-row>
        <table:table-row table:style-name="ro1">
          <table:table-cell office:value-type="float" office:value="2028">
            <text:p>2028</text:p>
          </table:table-cell>
          <table:table-cell office:value-type="float" office:value="1952">
            <text:p>1952</text:p>
          </table:table-cell>
          <table:table-cell office:value-type="string">
            <text:p>Patrick Gallagher Deveney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string">
            <text:p>Jeannie Deveney</text:p>
          </table:table-cell>
          <table:table-cell office:value-type="string">
            <text:p>Barlinnie Glasgow </text:p>
          </table:table-cell>
          <table:table-cell table:number-columns-repeated="1017"/>
        </table:table-row>
        <table:table-row table:style-name="ro1">
          <table:table-cell office:value-type="float" office:value="2029">
            <text:p>2029</text:p>
          </table:table-cell>
          <table:table-cell office:value-type="float" office:value="1953">
            <text:p>1953</text:p>
          </table:table-cell>
          <table:table-cell office:value-type="string">
            <text:p>George Francis Shaw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Michael Connolly (Conly)</text:p>
          </table:table-cell>
          <table:table-cell office:value-type="string">
            <text:p>Barlinnie Glasgow </text:p>
          </table:table-cell>
          <table:table-cell table:number-columns-repeated="1017"/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1954">
            <text:p>1954</text:p>
          </table:table-cell>
          <table:table-cell office:value-type="string">
            <text:p>John Lynch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office:value-type="string">
            <text:p>Lesley Jean Nisbet (Sinclair), Margaret Curran (Johnson)</text:p>
          </table:table-cell>
          <table:table-cell office:value-type="string">
            <text:p>Saughton Edinburgh </text:p>
          </table:table-cell>
          <table:table-cell table:number-columns-repeated="1017"/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1954">
            <text:p>1954</text:p>
          </table:table-cell>
          <table:table-cell office:value-type="string">
            <text:p>George Alexander Robertson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Elizabeth Robertson, George Robertson (child)</text:p>
          </table:table-cell>
          <table:table-cell office:value-type="string">
            <text:p>Saughton Edinburgh </text:p>
          </table:table-cell>
          <table:table-cell table:number-columns-repeated="1017"/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1958">
            <text:p>1958</text:p>
          </table:table-cell>
          <table:table-cell office:value-type="string">
            <text:p>Peter Manuel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Marion Hunter McDonald Watt, Vivienne Isabella Reid Watt, Margaret Hunter Brown, Isabelle Wallace Cooke, Peter James Smart, Doris Smart, Michael Smart</text:p>
          </table:table-cell>
          <table:table-cell office:value-type="string">
            <text:p>Barlinnie Glasgow </text:p>
          </table:table-cell>
          <table:table-cell table:number-columns-repeated="1017"/>
        </table:table-row>
        <table:table-row table:style-name="ro1">
          <table:table-cell office:value-type="float" office:value="2033">
            <text:p>2033</text:p>
          </table:table-cell>
          <table:table-cell office:value-type="float" office:value="1960">
            <text:p>1960</text:p>
          </table:table-cell>
          <table:table-cell office:value-type="string">
            <text:p>Anthony Miller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John Cremin</text:p>
          </table:table-cell>
          <table:table-cell office:value-type="string">
            <text:p>Barlinnie Glasgow </text:p>
          </table:table-cell>
          <table:table-cell table:number-columns-repeated="1017"/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1963">
            <text:p>1963</text:p>
          </table:table-cell>
          <table:table-cell office:value-type="string">
            <text:p>Henry John Burnett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Thomas Guyan</text:p>
          </table:table-cell>
          <table:table-cell office:value-type="string">
            <text:p>Aberdeen </text:p>
          </table:table-cell>
          <table:table-cell table:number-columns-repeated="1017"/>
        </table:table-row>
        <table:table-row table:style-name="ro1" table:number-rows-repeated="10482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nce 1900" table:style-name="ta3" table:print="false">
        <table:table-column table:style-name="co11" table:default-cell-style-name="Excel_20_Built-in_20_Normal"/>
        <table:table-column table:style-name="co1" table:number-columns-repeated="3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7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" table:number-columns-repeated="1012" table:default-cell-style-name="Excel_20_Built-in_20_Normal"/>
        <table:table-row table:style-name="ro1">
          <table:table-cell office:value-type="string">
            <text:p>lid</text:p>
          </table:table-cell>
          <table:table-cell office:value-type="string">
            <text:p>execution-day</text:p>
          </table:table-cell>
          <table:table-cell office:value-type="string">
            <text:p>execution-month</text:p>
          </table:table-cell>
          <table:table-cell office:value-type="string">
            <text:p>execution-year</text:p>
          </table:table-cell>
          <table:table-cell office:value-type="string">
            <text:p>person</text:p>
          </table:table-cell>
          <table:table-cell office:value-type="string">
            <text:p>sex</text:p>
          </table:table-cell>
          <table:table-cell office:value-type="string">
            <text:p>age</text:p>
          </table:table-cell>
          <table:table-cell office:value-type="string">
            <text:p>prison</text:p>
          </table:table-cell>
          <table:table-cell office:value-type="string">
            <text:p>victims</text:p>
          </table:table-cell>
          <table:table-cell office:value-type="string">
            <text:p>hangman</text:p>
          </table:table-cell>
          <table:table-cell/>
          <table:table-cell office:value-type="string">
            <text:p>source and notes</text:p>
          </table:table-cell>
          <table:table-cell table:number-columns-repeated="1012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902">
            <text:p>1902</text:p>
          </table:table-cell>
          <table:table-cell office:value-type="string">
            <text:p>Patrick Leggett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Duke St. Glasgow </text:p>
          </table:table-cell>
          <table:table-cell office:value-type="string">
            <text:p>Sarah Jane Leggett</text:p>
          </table:table-cell>
          <table:table-cell office:value-type="string">
            <text:p>William Billington</text:p>
          </table:table-cell>
          <table:table-cell/>
          <table:table-cell office:value-type="string">
            <text:p>Clark-Mossop compilation at Capital Punishment </text:p>
          </table:table-cell>
          <table:table-cell table:number-columns-repeated="101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904">
            <text:p>1904</text:p>
          </table:table-cell>
          <table:table-cell office:value-type="string">
            <text:p>Thomas Gunning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office:value-type="string">
            <text:p>Duke St. Glasgow </text:p>
          </table:table-cell>
          <table:table-cell office:value-type="string">
            <text:p>Agnes Allen</text:p>
          </table:table-cell>
          <table:table-cell office:value-type="string">
            <text:p>William Billington</text:p>
          </table:table-cell>
          <table:table-cell/>
          <table:table-cell office:value-type="string">
            <text:p>http://www.capitalpunishmentuk.org/scottish.html</text:p>
          </table:table-cell>
          <table:table-cell table:number-columns-repeated="101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905">
            <text:p>1905</text:p>
          </table:table-cell>
          <table:table-cell office:value-type="string">
            <text:p>Pasha Liffey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string">
            <text:p>Duke St. Glasgow </text:p>
          </table:table-cell>
          <table:table-cell office:value-type="string">
            <text:p>Mary Jane Welsh</text:p>
          </table:table-cell>
          <table:table-cell office:value-type="string">
            <text:p>Henry Pierrepoint</text:p>
          </table:table-cell>
          <table:table-cell table:number-columns-repeated="1014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908">
            <text:p>1908</text:p>
          </table:table-cell>
          <table:table-cell office:value-type="string">
            <text:p>Joseph Hume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Inverness </text:p>
          </table:table-cell>
          <table:table-cell office:value-type="string">
            <text:p>John Barclay Smith</text:p>
          </table:table-cell>
          <table:table-cell office:value-type="string">
            <text:p>Henry Pierrepoint</text:p>
          </table:table-cell>
          <table:table-cell/>
          <table:table-cell office:value-type="string">
            <text:p>All persons executed were executed for murder.</text:p>
          </table:table-cell>
          <table:table-cell table:number-columns-repeated="101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908">
            <text:p>1908</text:p>
          </table:table-cell>
          <table:table-cell office:value-type="string">
            <text:p>Edward Johnstone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office:value-type="string">
            <text:p>Perth </text:p>
          </table:table-cell>
          <table:table-cell office:value-type="string">
            <text:p>Jane Wallace (Withers)</text:p>
          </table:table-cell>
          <table:table-cell office:value-type="string">
            <text:p>John Ellis</text:p>
          </table:table-cell>
          <table:table-cell table:number-columns-repeated="1014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909">
            <text:p>1909</text:p>
          </table:table-cell>
          <table:table-cell office:value-type="string">
            <text:p>Alexander Edmundstone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Perth </text:p>
          </table:table-cell>
          <table:table-cell office:value-type="string">
            <text:p>Michael Swinton Brown</text:p>
          </table:table-cell>
          <table:table-cell office:value-type="string">
            <text:p>John Ellis</text:p>
          </table:table-cell>
          <table:table-cell table:number-columns-repeated="1014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13">
            <text:p>1913</text:p>
          </table:table-cell>
          <table:table-cell office:value-type="string">
            <text:p>Patrick Higgins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string">
            <text:p>Calton Edinburgh</text:p>
          </table:table-cell>
          <table:table-cell office:value-type="string">
            <text:p>William Higgins, John Higgins</text:p>
          </table:table-cell>
          <table:table-cell office:value-type="string">
            <text:p>John Ellis</text:p>
          </table:table-cell>
          <table:table-cell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917">
            <text:p>1917</text:p>
          </table:table-cell>
          <table:table-cell office:value-type="string">
            <text:p>Thomas McGuiness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string">
            <text:p>Duke St. Glasgow </text:p>
          </table:table-cell>
          <table:table-cell office:value-type="string">
            <text:p>Alexander Imlach</text:p>
          </table:table-cell>
          <table:table-cell office:value-type="string">
            <text:p>John Ellis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office:value-type="float" office:value="2009">
            <text:p>2009</text:p>
          </table:table-cell>
          <table:table-cell table:number-columns-repeated="2" office:value-type="float" office:value="11">
            <text:p>11</text:p>
          </table:table-cell>
          <table:table-cell office:value-type="float" office:value="1919">
            <text:p>1919</text:p>
          </table:table-cell>
          <table:table-cell office:value-type="string">
            <text:p>James Adams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Duke St. Glasgow </text:p>
          </table:table-cell>
          <table:table-cell office:value-type="string">
            <text:p>Mary Doyle (Kane)</text:p>
          </table:table-cell>
          <table:table-cell office:value-type="string">
            <text:p>John Ellis</text:p>
          </table:table-cell>
          <table:table-cell/>
          <table:table-cell office:value-type="string">
            <text:p>Version: 1.0</text:p>
          </table:table-cell>
          <table:table-cell table:number-columns-repeated="101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920">
            <text:p>1920</text:p>
          </table:table-cell>
          <table:table-cell office:value-type="string">
            <text:p>Albert James Fraser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string">
            <text:p>Duke St. Glasgow </text:p>
          </table:table-cell>
          <table:table-cell office:value-type="string">
            <text:p>Henry Senior</text:p>
          </table:table-cell>
          <table:table-cell office:value-type="string">
            <text:p>John Ellis</text:p>
          </table:table-cell>
          <table:table-cell table:number-columns-repeated="1014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920">
            <text:p>1920</text:p>
          </table:table-cell>
          <table:table-cell office:value-type="string">
            <text:p>James Rollins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Duke St. Glasgow </text:p>
          </table:table-cell>
          <table:table-cell office:value-type="string">
            <text:p>Henry Senior</text:p>
          </table:table-cell>
          <table:table-cell office:value-type="string">
            <text:p>John Ellis</text:p>
          </table:table-cell>
          <table:table-cell table:number-columns-repeated="1014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922">
            <text:p>1922</text:p>
          </table:table-cell>
          <table:table-cell office:value-type="string">
            <text:p>William Harkness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Duke St. Glasgow </text:p>
          </table:table-cell>
          <table:table-cell office:value-type="string">
            <text:p>Elizabeth Benjamin</text:p>
          </table:table-cell>
          <table:table-cell office:value-type="string">
            <text:p>John Ellis</text:p>
          </table:table-cell>
          <table:table-cell table:number-columns-repeated="1014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923">
            <text:p>1923</text:p>
          </table:table-cell>
          <table:table-cell office:value-type="string">
            <text:p>John Henry Savage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string">
            <text:p>Calton Edinburgh</text:p>
          </table:table-cell>
          <table:table-cell office:value-type="string">
            <text:p>Jemma Grierson</text:p>
          </table:table-cell>
          <table:table-cell office:value-type="string">
            <text:p>John Ellis</text:p>
          </table:table-cell>
          <table:table-cell table:number-columns-repeated="1014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office:value-type="float" office:value="10">
            <text:p>10</text:p>
          </table:table-cell>
          <table:table-cell office:value-type="float" office:value="1923">
            <text:p>1923</text:p>
          </table:table-cell>
          <table:table-cell office:value-type="string">
            <text:p>Susan Newell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office:value-type="string">
            <text:p>Duke St. Glasgow </text:p>
          </table:table-cell>
          <table:table-cell office:value-type="string">
            <text:p>John Johnston</text:p>
          </table:table-cell>
          <table:table-cell office:value-type="string">
            <text:p>John Ellis</text:p>
          </table:table-cell>
          <table:table-cell table:number-columns-repeated="1014"/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923">
            <text:p>1923</text:p>
          </table:table-cell>
          <table:table-cell office:value-type="string">
            <text:p>Philip Murray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Calton Edinburgh</text:p>
          </table:table-cell>
          <table:table-cell office:value-type="string">
            <text:p>William Ronald Cree</text:p>
          </table:table-cell>
          <table:table-cell office:value-type="string">
            <text:p>John Ellis</text:p>
          </table:table-cell>
          <table:table-cell table:number-columns-repeated="1014"/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925">
            <text:p>1925</text:p>
          </table:table-cell>
          <table:table-cell office:value-type="string">
            <text:p>John Kee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Duke St. Glasgow </text:p>
          </table:table-cell>
          <table:table-cell office:value-type="string">
            <text:p>Noorh Mohammed</text:p>
          </table:table-cell>
          <table:table-cell office:value-type="string">
            <text:p>Thomas Pierrepoint</text:p>
          </table:table-cell>
          <table:table-cell table:number-columns-repeated="1014"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928">
            <text:p>1928</text:p>
          </table:table-cell>
          <table:table-cell office:value-type="string">
            <text:p>James McKay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Duke St. Glasgow </text:p>
          </table:table-cell>
          <table:table-cell office:value-type="string">
            <text:p>Agnes Arbuckle</text:p>
          </table:table-cell>
          <table:table-cell office:value-type="string">
            <text:p>Robert Baxter</text:p>
          </table:table-cell>
          <table:table-cell table:number-columns-repeated="1014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928">
            <text:p>1928</text:p>
          </table:table-cell>
          <table:table-cell office:value-type="string">
            <text:p>George Reynolds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Duke St. Glasgow </text:p>
          </table:table-cell>
          <table:table-cell office:value-type="string">
            <text:p>Thomas Lee</text:p>
          </table:table-cell>
          <table:table-cell office:value-type="string">
            <text:p>Robert Baxter</text:p>
          </table:table-cell>
          <table:table-cell table:number-columns-repeated="1014"/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928">
            <text:p>1928</text:p>
          </table:table-cell>
          <table:table-cell office:value-type="string">
            <text:p>Allen Wales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string">
            <text:p>Saughton Edinburgh </text:p>
          </table:table-cell>
          <table:table-cell office:value-type="string">
            <text:p>Isabella Wales</text:p>
          </table:table-cell>
          <table:table-cell office:value-type="string">
            <text:p>Thomas Pierrepoint</text:p>
          </table:table-cell>
          <table:table-cell table:number-columns-repeated="1014"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946">
            <text:p>1946</text:p>
          </table:table-cell>
          <table:table-cell office:value-type="string">
            <text:p>John Lyon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Barlinnie Glasgow </text:p>
          </table:table-cell>
          <table:table-cell office:value-type="string">
            <text:p>John Brady</text:p>
          </table:table-cell>
          <table:table-cell office:value-type="string">
            <text:p>Thomas Pierrepoint</text:p>
          </table:table-cell>
          <table:table-cell table:number-columns-repeated="1014"/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946">
            <text:p>1946</text:p>
          </table:table-cell>
          <table:table-cell office:value-type="string">
            <text:p>Patrick Carraher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Barlinnie Glasgow </text:p>
          </table:table-cell>
          <table:table-cell office:value-type="string">
            <text:p>John Gordon</text:p>
          </table:table-cell>
          <table:table-cell office:value-type="string">
            <text:p>Thomas Pierrepoint</text:p>
          </table:table-cell>
          <table:table-cell table:number-columns-repeated="1014"/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946">
            <text:p>1946</text:p>
          </table:table-cell>
          <table:table-cell office:value-type="string">
            <text:p>John Caldwell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office:value-type="string">
            <text:p>Barlinnie Glasgow </text:p>
          </table:table-cell>
          <table:table-cell office:value-type="string">
            <text:p>James Straiton</text:p>
          </table:table-cell>
          <table:table-cell office:value-type="string">
            <text:p>Albert Pierrepoint</text:p>
          </table:table-cell>
          <table:table-cell table:number-columns-repeated="1014"/>
        </table:table-row>
        <table:table-row table:style-name="ro1">
          <table:table-cell office:value-type="float" office:value="2023">
            <text:p>20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948">
            <text:p>1948</text:p>
          </table:table-cell>
          <table:table-cell office:value-type="string">
            <text:p>Stanislaw Miszka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string">
            <text:p>Perth </text:p>
          </table:table-cell>
          <table:table-cell office:value-type="string">
            <text:p>Catherine McIntyre</text:p>
          </table:table-cell>
          <table:table-cell office:value-type="string">
            <text:p>Albert Pierrepoint</text:p>
          </table:table-cell>
          <table:table-cell table:number-columns-repeated="1014"/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950">
            <text:p>1950</text:p>
          </table:table-cell>
          <table:table-cell office:value-type="string">
            <text:p>Christopher Harris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Barlinnie Glasgow </text:p>
          </table:table-cell>
          <table:table-cell office:value-type="string">
            <text:p>Martin Dunleavy</text:p>
          </table:table-cell>
          <table:table-cell office:value-type="string">
            <text:p>Albert Pierrepoint</text:p>
          </table:table-cell>
          <table:table-cell table:number-columns-repeated="1014"/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950">
            <text:p>1950</text:p>
          </table:table-cell>
          <table:table-cell office:value-type="string">
            <text:p>James Robertson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Barlinnie Glasgow </text:p>
          </table:table-cell>
          <table:table-cell office:value-type="string">
            <text:p>Catherine McCluskey</text:p>
          </table:table-cell>
          <table:table-cell office:value-type="string">
            <text:p>Albert Pierrepoint</text:p>
          </table:table-cell>
          <table:table-cell table:number-columns-repeated="1014"/>
        </table:table-row>
        <table:table-row table:style-name="ro1">
          <table:table-cell office:value-type="float" office:value="2026">
            <text:p>202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951">
            <text:p>1951</text:p>
          </table:table-cell>
          <table:table-cell office:value-type="string">
            <text:p>Robert Dobie Smith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string">
            <text:p>Saughton Edinburgh </text:p>
          </table:table-cell>
          <table:table-cell office:value-type="string">
            <text:p>William Gibson</text:p>
          </table:table-cell>
          <table:table-cell office:value-type="string">
            <text:p>Albert Pierrepoint</text:p>
          </table:table-cell>
          <table:table-cell table:number-columns-repeated="1014"/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52">
            <text:p>1952</text:p>
          </table:table-cell>
          <table:table-cell office:value-type="string">
            <text:p>James Smith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Barlinnie Glasgow </text:p>
          </table:table-cell>
          <table:table-cell office:value-type="string">
            <text:p>Martin Joseph Malone</text:p>
          </table:table-cell>
          <table:table-cell office:value-type="string">
            <text:p>Albert Pierrepoint</text:p>
          </table:table-cell>
          <table:table-cell table:number-columns-repeated="1014"/>
        </table:table-row>
        <table:table-row table:style-name="ro1">
          <table:table-cell office:value-type="float" office:value="2028">
            <text:p>2028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952">
            <text:p>1952</text:p>
          </table:table-cell>
          <table:table-cell office:value-type="string">
            <text:p>Patrick Gallagher Deveney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office:value-type="string">
            <text:p>Barlinnie Glasgow </text:p>
          </table:table-cell>
          <table:table-cell office:value-type="string">
            <text:p>Jeannie Deveney</text:p>
          </table:table-cell>
          <table:table-cell office:value-type="string">
            <text:p>Albert Pierrepoint</text:p>
          </table:table-cell>
          <table:table-cell table:number-columns-repeated="1014"/>
        </table:table-row>
        <table:table-row table:style-name="ro1">
          <table:table-cell office:value-type="float" office:value="2029">
            <text:p>202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953">
            <text:p>1953</text:p>
          </table:table-cell>
          <table:table-cell office:value-type="string">
            <text:p>George Francis Shaw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office:value-type="string">
            <text:p>Barlinnie Glasgow </text:p>
          </table:table-cell>
          <table:table-cell office:value-type="string">
            <text:p>Michael Connolly (Conly)</text:p>
          </table:table-cell>
          <table:table-cell office:value-type="string">
            <text:p>Albert Pierrepoint</text:p>
          </table:table-cell>
          <table:table-cell table:number-columns-repeated="1014"/>
        </table:table-row>
        <table:table-row table:style-name="ro3">
          <table:table-cell office:value-type="float" office:value="2030">
            <text:p>203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954">
            <text:p>1954</text:p>
          </table:table-cell>
          <table:table-cell office:value-type="string">
            <text:p>John Lynch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office:value-type="string">
            <text:p>Saughton Edinburgh </text:p>
          </table:table-cell>
          <table:table-cell office:value-type="string">
            <text:p>Lesley Jean Nisbet (Sinclair), Margaret Curran (Johnson)</text:p>
          </table:table-cell>
          <table:table-cell office:value-type="string">
            <text:p>Albert Pierrepoint</text:p>
          </table:table-cell>
          <table:table-cell table:number-columns-repeated="1014"/>
        </table:table-row>
        <table:table-row table:style-name="ro3">
          <table:table-cell office:value-type="float" office:value="2031">
            <text:p>203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954">
            <text:p>1954</text:p>
          </table:table-cell>
          <table:table-cell office:value-type="string">
            <text:p>George Alexander Robertson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string">
            <text:p>Saughton Edinburgh </text:p>
          </table:table-cell>
          <table:table-cell office:value-type="string">
            <text:p>Elizabeth Robertson, George Robertson (child)</text:p>
          </table:table-cell>
          <table:table-cell office:value-type="string">
            <text:p>Albert Pierrepoint</text:p>
          </table:table-cell>
          <table:table-cell table:number-columns-repeated="1014"/>
        </table:table-row>
        <table:table-row table:style-name="ro3">
          <table:table-cell office:value-type="float" office:value="2032">
            <text:p>203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958">
            <text:p>1958</text:p>
          </table:table-cell>
          <table:table-cell office:value-type="string">
            <text:p>Peter Manuel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Barlinnie Glasgow </text:p>
          </table:table-cell>
          <table:table-cell office:value-type="string">
            <text:p>Marion Hunter McDonald Watt, Vivienne Isabella Reid Watt, Margaret Hunter Brown, Isabelle Wallace Cooke, Peter James Smart, Doris Smart, Michael Smart</text:p>
          </table:table-cell>
          <table:table-cell office:value-type="string">
            <text:p>Harry Allan</text:p>
          </table:table-cell>
          <table:table-cell table:number-columns-repeated="1014"/>
        </table:table-row>
        <table:table-row table:style-name="ro1">
          <table:table-cell office:value-type="float" office:value="2033">
            <text:p>203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960">
            <text:p>1960</text:p>
          </table:table-cell>
          <table:table-cell office:value-type="string">
            <text:p>Anthony Miller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Barlinnie Glasgow </text:p>
          </table:table-cell>
          <table:table-cell office:value-type="string">
            <text:p>John Cremin</text:p>
          </table:table-cell>
          <table:table-cell office:value-type="string">
            <text:p>Harry Allan</text:p>
          </table:table-cell>
          <table:table-cell table:number-columns-repeated="1014"/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963">
            <text:p>1963</text:p>
          </table:table-cell>
          <table:table-cell office:value-type="string">
            <text:p>Henry John Burnett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string">
            <text:p>Aberdeen </text:p>
          </table:table-cell>
          <table:table-cell office:value-type="string">
            <text:p>Thomas Guyan</text:p>
          </table:table-cell>
          <table:table-cell office:value-type="string">
            <text:p>Harry Allan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868-1899" table:style-name="ta4" table:print="false">
        <table:table-column table:style-name="co1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21" table:default-cell-style-name="Excel_20_Built-in_20_Normal"/>
        <table:table-column table:style-name="co1" table:number-columns-repeated="2" table:default-cell-style-name="Excel_20_Built-in_20_Normal"/>
        <table:table-column table:style-name="co22" table:default-cell-style-name="Excel_20_Built-in_20_Normal"/>
        <table:table-column table:style-name="co1" table:default-cell-style-name="Excel_20_Built-in_20_Normal"/>
        <table:table-column table:style-name="co23" table:default-cell-style-name="Excel_20_Built-in_20_Normal"/>
        <table:table-column table:style-name="co1" table:number-columns-repeated="2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lid</text:p>
          </table:table-cell>
          <table:table-cell office:value-type="string">
            <text:p>person</text:p>
          </table:table-cell>
          <table:table-cell office:value-type="string">
            <text:p>sex</text:p>
          </table:table-cell>
          <table:table-cell office:value-type="string">
            <text:p>age</text:p>
          </table:table-cell>
          <table:table-cell office:value-type="string">
            <text:p>murder victim</text:p>
          </table:table-cell>
          <table:table-cell office:value-type="string">
            <text:p>day-trial</text:p>
          </table:table-cell>
          <table:table-cell office:value-type="string">
            <text:p>month-trial</text:p>
          </table:table-cell>
          <table:table-cell office:value-type="string">
            <text:p>year-trial</text:p>
          </table:table-cell>
          <table:table-cell office:value-type="string">
            <text:p>disposition-type</text:p>
          </table:table-cell>
          <table:table-cell office:value-type="string">
            <text:p>disposition-place</text:p>
          </table:table-cell>
          <table:table-cell office:value-type="string">
            <text:p>disposition-day</text:p>
          </table:table-cell>
          <table:table-cell office:value-type="string">
            <text:p>disposition-month</text:p>
          </table:table-cell>
          <table:table-cell office:value-type="string">
            <text:p>disposition-year</text:p>
          </table:table-cell>
          <table:table-cell/>
          <table:table-cell office:value-type="string">
            <text:p>source and notes</text:p>
          </table:table-cell>
          <table:table-cell table:number-columns-repeated="1009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William Cunningham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870">
            <text:p>1870</text:p>
          </table:table-cell>
          <table:table-cell office:value-type="string">
            <text:p>reprieved</text:p>
          </table:table-cell>
          <table:table-cell table:number-columns-repeated="5"/>
          <table:table-cell office:value-type="string">
            <text:p>Clark-Mossop compilation</text:p>
          </table:table-cell>
          <table:table-cell table:number-columns-repeated="1009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John Kelly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870">
            <text:p>1870</text:p>
          </table:table-cell>
          <table:table-cell office:value-type="string">
            <text:p>reprieved</text:p>
          </table:table-cell>
          <table:table-cell table:number-columns-repeated="5"/>
          <table:table-cell office:value-type="string">
            <text:p>http://www.capitalpunishmentuk.org/scot1800.html</text:p>
          </table:table-cell>
          <table:table-cell table:number-columns-repeated="1009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George Chalmers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70">
            <text:p>1870</text:p>
          </table:table-cell>
          <table:table-cell office:value-type="string">
            <text:p>executed</text:p>
          </table:table-cell>
          <table:table-cell office:value-type="string">
            <text:p>Pert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870">
            <text:p>1870</text:p>
          </table:table-cell>
          <table:table-cell table:number-columns-repeated="1011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John McGinlay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872">
            <text:p>1872</text:p>
          </table:table-cell>
          <table:table-cell office:value-type="string">
            <text:p>reprieved</text:p>
          </table:table-cell>
          <table:table-cell table:number-columns-repeated="5"/>
          <table:table-cell office:value-type="string">
            <text:p>All were executed for murder.</text:p>
          </table:table-cell>
          <table:table-cell table:number-columns-repeated="1009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Henry Reid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873">
            <text:p>1873</text:p>
          </table:table-cell>
          <table:table-cell office:value-type="string">
            <text:p>reprieved</text:p>
          </table:table-cell>
          <table:table-cell table:number-columns-repeated="1015"/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Thomas Scobbie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office:value-type="string">
            <text:p>George Spalding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873">
            <text:p>1873</text:p>
          </table:table-cell>
          <table:table-cell office:value-type="string">
            <text:p>reprieved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873">
            <text:p>1873</text:p>
          </table:table-cell>
          <table:table-cell table:number-columns-repeated="1011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Martin Gilboy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874">
            <text:p>1874</text:p>
          </table:table-cell>
          <table:table-cell office:value-type="string">
            <text:p>reprieved</text:p>
          </table:table-cell>
          <table:table-cell table:number-columns-repeated="5"/>
          <table:table-cell office:value-type="string">
            <text:p>Repository:</text:p>
          </table:table-cell>
          <table:table-cell table:number-columns-repeated="1009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George McCallum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874">
            <text:p>1874</text:p>
          </table:table-cell>
          <table:table-cell office:value-type="string">
            <text:p>reprieved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874">
            <text:p>1874</text:p>
          </table:table-cell>
          <table:table-cell/>
          <table:table-cell office:value-type="string">
            <text:p>http://acrosswalls.org/datasets/</text:p>
          </table:table-cell>
          <table:table-cell table:number-columns-repeated="1009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George Neillan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874">
            <text:p>1874</text:p>
          </table:table-cell>
          <table:table-cell office:value-type="string">
            <text:p>reprieved</text:p>
          </table:table-cell>
          <table:table-cell table:number-columns-repeated="5"/>
          <table:table-cell office:value-type="string">
            <text:p>Version: 1.0</text:p>
          </table:table-cell>
          <table:table-cell table:number-columns-repeated="1009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Archibald Miller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 office:value-type="string">
            <text:p>Wife 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74">
            <text:p>1874</text:p>
          </table:table-cell>
          <table:table-cell office:value-type="string">
            <text:p>reprieved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74">
            <text:p>1874</text:p>
          </table:table-cell>
          <table:table-cell table:number-columns-repeated="1011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Patrick Docherty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office:value-type="string">
            <text:p>John Miller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875">
            <text:p>1875</text:p>
          </table:table-cell>
          <table:table-cell office:value-type="string">
            <text:p>executed</text:p>
          </table:table-cell>
          <table:table-cell office:value-type="string">
            <text:p>Glasgow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875">
            <text:p>1875</text:p>
          </table:table-cell>
          <table:table-cell table:number-columns-repeated="1011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John Middleby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75">
            <text:p>1875</text:p>
          </table:table-cell>
          <table:table-cell office:value-type="string">
            <text:p>reprieved</text:p>
          </table:table-cell>
          <table:table-cell table:number-columns-repeated="1015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David Wardlaw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 office:value-type="string">
            <text:p>Wife, Mary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875">
            <text:p>1875</text:p>
          </table:table-cell>
          <table:table-cell office:value-type="string">
            <text:p>executed</text:p>
          </table:table-cell>
          <table:table-cell office:value-type="string">
            <text:p>Dumbarton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875">
            <text:p>1875</text:p>
          </table:table-cell>
          <table:table-cell table:number-columns-repeated="1011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Thomas Barr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string">
            <text:p>Wife &amp; mother in law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876">
            <text:p>1876</text:p>
          </table:table-cell>
          <table:table-cell office:value-type="string">
            <text:p>executed</text:p>
          </table:table-cell>
          <table:table-cell office:value-type="string">
            <text:p>Glasgow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876">
            <text:p>1876</text:p>
          </table:table-cell>
          <table:table-cell table:number-columns-repeated="1011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John Bell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878">
            <text:p>1878</text:p>
          </table:table-cell>
          <table:table-cell office:value-type="string">
            <text:p>reprieved</text:p>
          </table:table-cell>
          <table:table-cell table:number-columns-repeated="1015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Eugene Marie Chantrelle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office:value-type="string">
            <text:p>Wife, Elizabeth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878">
            <text:p>1878</text:p>
          </table:table-cell>
          <table:table-cell office:value-type="string">
            <text:p>executed</text:p>
          </table:table-cell>
          <table:table-cell office:value-type="string">
            <text:p>Edinburgh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878">
            <text:p>1878</text:p>
          </table:table-cell>
          <table:table-cell table:number-columns-repeated="1011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Isabella Thomson </text:p>
          </table:table-cell>
          <table:table-cell office:value-type="string">
            <text:p>female</text:p>
          </table:table-cell>
          <table:table-cell office:value-type="string">
            <text:p><text:s/></text:p>
          </table:table-cell>
          <table:table-cell office:value-type="string">
            <text:p>Husband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78">
            <text:p>1878</text:p>
          </table:table-cell>
          <table:table-cell office:value-type="string">
            <text:p>reprieved</text:p>
          </table:table-cell>
          <table:table-cell/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878">
            <text:p>1878</text:p>
          </table:table-cell>
          <table:table-cell table:number-columns-repeated="1011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William M'Donald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 office:value-type="string">
            <text:p>Wife, Hele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78">
            <text:p>1878</text:p>
          </table:table-cell>
          <table:table-cell office:value-type="string">
            <text:p>executed</text:p>
          </table:table-cell>
          <table:table-cell office:value-type="string">
            <text:p>Cupar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878">
            <text:p>1878</text:p>
          </table:table-cell>
          <table:table-cell table:number-columns-repeated="1011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Thomas Ferguson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 office:value-type="string">
            <text:p>Wife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881">
            <text:p>1881</text:p>
          </table:table-cell>
          <table:table-cell office:value-type="string">
            <text:p>reprieved</text:p>
          </table:table-cell>
          <table:table-cell/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881">
            <text:p>1881</text:p>
          </table:table-cell>
          <table:table-cell table:number-columns-repeated="1011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Henry Mullen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string">
            <text:p>Gamekeepers Robert Fyfe &amp; David McCaughtrie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883">
            <text:p>1883</text:p>
          </table:table-cell>
          <table:table-cell office:value-type="string">
            <text:p>executed</text:p>
          </table:table-cell>
          <table:table-cell office:value-type="string">
            <text:p>Glasgow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883">
            <text:p>1883</text:p>
          </table:table-cell>
          <table:table-cell table:number-columns-repeated="1011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Martin Scott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string">
            <text:p>Gamekeepers Robert Fyfe &amp; David McCaughtrie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883">
            <text:p>1883</text:p>
          </table:table-cell>
          <table:table-cell office:value-type="string">
            <text:p>executed</text:p>
          </table:table-cell>
          <table:table-cell office:value-type="string">
            <text:p>Glasgow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883">
            <text:p>1883</text:p>
          </table:table-cell>
          <table:table-cell table:number-columns-repeated="1011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James Smith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883">
            <text:p>1883</text:p>
          </table:table-cell>
          <table:table-cell office:value-type="string">
            <text:p>reprieved</text:p>
          </table:table-cell>
          <table:table-cell table:number-columns-repeated="1015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Robert Vickers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 office:value-type="string">
            <text:p>John Fortune &amp; John McDairmid (gamekeepers)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84">
            <text:p>1884</text:p>
          </table:table-cell>
          <table:table-cell office:value-type="string">
            <text:p>executed</text:p>
          </table:table-cell>
          <table:table-cell office:value-type="string">
            <text:p>Edinburgh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884">
            <text:p>1884</text:p>
          </table:table-cell>
          <table:table-cell table:number-columns-repeated="1011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William Innes</text:p>
          </table:table-cell>
          <table:table-cell office:value-type="string">
            <text:p>male</text:p>
          </table:table-cell>
          <table:table-cell/>
          <table:table-cell office:value-type="string">
            <text:p>John Fortune &amp; John McDairmid (gamekeepers)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84">
            <text:p>1884</text:p>
          </table:table-cell>
          <table:table-cell office:value-type="string">
            <text:p>executed</text:p>
          </table:table-cell>
          <table:table-cell office:value-type="string">
            <text:p>Edinburgh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884">
            <text:p>1884</text:p>
          </table:table-cell>
          <table:table-cell table:number-columns-repeated="1011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Mary Boyd</text:p>
          </table:table-cell>
          <table:table-cell office:value-type="string">
            <text:p>female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888">
            <text:p>1888</text:p>
          </table:table-cell>
          <table:table-cell office:value-type="string">
            <text:p>reprieved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888">
            <text:p>1888</text:p>
          </table:table-cell>
          <table:table-cell table:number-columns-repeated="1011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Hector M'Donald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889">
            <text:p>1889</text:p>
          </table:table-cell>
          <table:table-cell office:value-type="string">
            <text:p>reprieved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889">
            <text:p>1889</text:p>
          </table:table-cell>
          <table:table-cell table:number-columns-repeated="1011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Jessie King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office:value-type="string">
            <text:p>Baby farmer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889">
            <text:p>1889</text:p>
          </table:table-cell>
          <table:table-cell office:value-type="string">
            <text:p>executed</text:p>
          </table:table-cell>
          <table:table-cell office:value-type="string">
            <text:p>Edinburgh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89">
            <text:p>1889</text:p>
          </table:table-cell>
          <table:table-cell table:number-columns-repeated="1011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John Curran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89">
            <text:p>1889</text:p>
          </table:table-cell>
          <table:table-cell office:value-type="string">
            <text:p>reprieve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89">
            <text:p>1889</text:p>
          </table:table-cell>
          <table:table-cell table:number-columns-repeated="1011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William Bury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string">
            <text:p>Wife, Ellen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889">
            <text:p>1889</text:p>
          </table:table-cell>
          <table:table-cell office:value-type="string">
            <text:p>executed</text:p>
          </table:table-cell>
          <table:table-cell office:value-type="string">
            <text:p>Dundee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889">
            <text:p>1889</text:p>
          </table:table-cell>
          <table:table-cell table:number-columns-repeated="1011"/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John Laurie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office:value-type="string">
            <text:p>Robert Rose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889">
            <text:p>1889</text:p>
          </table:table-cell>
          <table:table-cell office:value-type="string">
            <text:p>reprieved</text:p>
          </table:table-cell>
          <table:table-cell/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889">
            <text:p>1889</text:p>
          </table:table-cell>
          <table:table-cell table:number-columns-repeated="1011"/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John Findley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890">
            <text:p>1890</text:p>
          </table:table-cell>
          <table:table-cell office:value-type="string">
            <text:p>reprieve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890">
            <text:p>1890</text:p>
          </table:table-cell>
          <table:table-cell table:number-columns-repeated="1011"/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John McDonald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 office:value-type="string">
            <text:p>Wife &amp; lodger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890">
            <text:p>1890</text:p>
          </table:table-cell>
          <table:table-cell office:value-type="string">
            <text:p>reprieved</text:p>
          </table:table-cell>
          <table:table-cell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890">
            <text:p>1890</text:p>
          </table:table-cell>
          <table:table-cell table:number-columns-repeated="1011"/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Henry Devlin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office:value-type="string">
            <text:p>Wife 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890">
            <text:p>1890</text:p>
          </table:table-cell>
          <table:table-cell office:value-type="string">
            <text:p>executed</text:p>
          </table:table-cell>
          <table:table-cell office:value-type="string">
            <text:p>Glasgow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890">
            <text:p>1890</text:p>
          </table:table-cell>
          <table:table-cell table:number-columns-repeated="1011"/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Thomas Gribbins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 office:value-type="string">
            <text:p>Landlord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890">
            <text:p>1890</text:p>
          </table:table-cell>
          <table:table-cell office:value-type="string">
            <text:p>reprieved</text:p>
          </table:table-cell>
          <table:table-cell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890">
            <text:p>1890</text:p>
          </table:table-cell>
          <table:table-cell table:number-columns-repeated="1011"/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Lorretto Polambo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/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890">
            <text:p>1890</text:p>
          </table:table-cell>
          <table:table-cell office:value-type="string">
            <text:p>reprieved &amp; deported</text:p>
          </table:table-cell>
          <table:table-cell table:number-columns-repeated="1015"/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Frederick Storey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office:value-type="string">
            <text:p>Elizabeth Harmstone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891">
            <text:p>1891</text:p>
          </table:table-cell>
          <table:table-cell office:value-type="string">
            <text:p>executed</text:p>
          </table:table-cell>
          <table:table-cell office:value-type="string">
            <text:p>Greenock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891">
            <text:p>1891</text:p>
          </table:table-cell>
          <table:table-cell table:number-columns-repeated="1011"/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Alexander Robertson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892">
            <text:p>1892</text:p>
          </table:table-cell>
          <table:table-cell office:value-type="string">
            <text:p>reprieved</text:p>
          </table:table-cell>
          <table:table-cell table:number-columns-repeated="1015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David Forrester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 office:value-type="string">
            <text:p>Wife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892">
            <text:p>1892</text:p>
          </table:table-cell>
          <table:table-cell office:value-type="string">
            <text:p>reprieved</text:p>
          </table:table-cell>
          <table:table-cell table:number-columns-repeated="1015"/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William M'Keown</text:p>
          </table:table-cell>
          <table:table-cell office:value-type="string">
            <text:p>male</text:p>
          </table:table-cell>
          <table:table-cell office:value-type="string">
            <text:p><text:s/></text:p>
          </table:table-cell>
          <table:table-cell office:value-type="string">
            <text:p>Elizabeth Connagher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892">
            <text:p>1892</text:p>
          </table:table-cell>
          <table:table-cell office:value-type="string">
            <text:p>executed</text:p>
          </table:table-cell>
          <table:table-cell office:value-type="string">
            <text:p>Glasgow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93">
            <text:p>1893</text:p>
          </table:table-cell>
          <table:table-cell table:number-columns-repeated="1011"/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George Paterson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string">
            <text:p>Mary Ann McGuire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897">
            <text:p>1897</text:p>
          </table:table-cell>
          <table:table-cell office:value-type="string">
            <text:p>executed</text:p>
          </table:table-cell>
          <table:table-cell office:value-type="string">
            <text:p>Glasgow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897">
            <text:p>1897</text:p>
          </table:table-cell>
          <table:table-cell table:number-columns-repeated="1011"/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John Heardman</text:p>
          </table:table-cell>
          <table:table-cell office:value-type="string">
            <text:p>male</text:p>
          </table:table-cell>
          <table:table-cell office:value-type="float" office:value="52">
            <text:p>52</text:p>
          </table:table-cell>
          <table:table-cell office:value-type="string">
            <text:p>Jane Calder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898">
            <text:p>1898</text:p>
          </table:table-cell>
          <table:table-cell office:value-type="string">
            <text:p>executed</text:p>
          </table:table-cell>
          <table:table-cell office:value-type="string">
            <text:p>Edinburgh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898">
            <text:p>1898</text:p>
          </table:table-cell>
          <table:table-cell table:number-columns-repeated="101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800-1867" table:style-name="ta5" table:print="false"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5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office:value-type="string">
            <text:p>lid</text:p>
          </table:table-cell>
          <table:table-cell office:value-type="string">
            <text:p>year</text:p>
          </table:table-cell>
          <table:table-cell office:value-type="string">
            <text:p>day executed</text:p>
          </table:table-cell>
          <table:table-cell office:value-type="string">
            <text:p>person</text:p>
          </table:table-cell>
          <table:table-cell office:value-type="string">
            <text:p>sex</text:p>
          </table:table-cell>
          <table:table-cell office:value-type="string">
            <text:p>crime</text:p>
          </table:table-cell>
          <table:table-cell office:value-type="string">
            <text:p>execution place</text:p>
          </table:table-cell>
          <table:table-cell/>
          <table:table-cell office:value-type="string">
            <text:p>source and not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string">
            <text:p>Wednesday 12 March</text:p>
          </table:table-cell>
          <table:table-cell office:value-type="string">
            <text:p>Griffith Williams</text:p>
          </table:table-cell>
          <table:table-cell office:value-type="string">
            <text:p>male</text:p>
          </table:table-cell>
          <table:table-cell office:value-type="string">
            <text:p>Murder of Anne Wilson</text:p>
          </table:table-cell>
          <table:table-cell office:value-type="string">
            <text:p>Edinburgh</text:p>
          </table:table-cell>
          <table:table-cell/>
          <table:table-cell office:value-type="string">
            <text:p>Clark-Mossop compilation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0">
            <text:p>1800</text:p>
          </table:table-cell>
          <table:table-cell office:value-type="string">
            <text:p>Wednesday 11th June</text:p>
          </table:table-cell>
          <table:table-cell office:value-type="string">
            <text:p>Peter Greig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Glasgow</text:p>
          </table:table-cell>
          <table:table-cell/>
          <table:table-cell office:value-type="string">
            <text:p>http://www.capitalpunishmentuk.org/scot1800.html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00">
            <text:p>1800</text:p>
          </table:table-cell>
          <table:table-cell office:value-type="string">
            <text:p>Wednesday 3rd September</text:p>
          </table:table-cell>
          <table:table-cell office:value-type="string">
            <text:p>Samuel Bell</text:p>
          </table:table-cell>
          <table:table-cell office:value-type="string">
            <text:p>male</text:p>
          </table:table-cell>
          <table:table-cell office:value-type="string">
            <text:p>Utter forged notes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01">
            <text:p>1801</text:p>
          </table:table-cell>
          <table:table-cell office:value-type="string">
            <text:p>Wednesday 11th February</text:p>
          </table:table-cell>
          <table:table-cell office:value-type="string">
            <text:p>Richard Broxup</text:p>
          </table:table-cell>
          <table:table-cell office:value-type="string">
            <text:p>male</text:p>
          </table:table-cell>
          <table:table-cell office:value-type="string">
            <text:p>Theft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01">
            <text:p>1801</text:p>
          </table:table-cell>
          <table:table-cell office:value-type="string">
            <text:p>Tuesday 12th May</text:p>
          </table:table-cell>
          <table:table-cell office:value-type="string">
            <text:p>Robert Robison</text:p>
          </table:table-cell>
          <table:table-cell office:value-type="string">
            <text:p>male</text:p>
          </table:table-cell>
          <table:table-cell office:value-type="string">
            <text:p>Horse theft</text:p>
          </table:table-cell>
          <table:table-cell office:value-type="string">
            <text:p>Jedburgh</text:p>
          </table:table-cell>
          <table:table-cell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01">
            <text:p>1801</text:p>
          </table:table-cell>
          <table:table-cell office:value-type="string">
            <text:p>Friday 12th June</text:p>
          </table:table-cell>
          <table:table-cell office:value-type="string">
            <text:p>John Watt (West)</text:p>
          </table:table-cell>
          <table:table-cell office:value-type="string">
            <text:p>male</text:p>
          </table:table-cell>
          <table:table-cell office:value-type="string">
            <text:p>Housebreaking &amp; theft</text:p>
          </table:table-cell>
          <table:table-cell office:value-type="string">
            <text:p>Dundee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01">
            <text:p>1801</text:p>
          </table:table-cell>
          <table:table-cell office:value-type="string">
            <text:p>Wednesday 26th August</text:p>
          </table:table-cell>
          <table:table-cell office:value-type="string">
            <text:p>George Walker</text:p>
          </table:table-cell>
          <table:table-cell office:value-type="string">
            <text:p>male</text:p>
          </table:table-cell>
          <table:table-cell office:value-type="string">
            <text:p>Horse theft</text:p>
          </table:table-cell>
          <table:table-cell office:value-type="string">
            <text:p>Edinburgh</text:p>
          </table:table-cell>
          <table:table-cell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01">
            <text:p>1801</text:p>
          </table:table-cell>
          <table:table-cell office:value-type="string">
            <text:p>Friday 11th December</text:p>
          </table:table-cell>
          <table:table-cell office:value-type="string">
            <text:p>John Young</text:p>
          </table:table-cell>
          <table:table-cell office:value-type="string">
            <text:p>male</text:p>
          </table:table-cell>
          <table:table-cell office:value-type="string">
            <text:p>Murder of James Davidson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1">
            <text:p>1801</text:p>
          </table:table-cell>
          <table:table-cell office:value-type="string">
            <text:p>Friday 18th December </text:p>
          </table:table-cell>
          <table:table-cell office:value-type="string">
            <text:p>John Malloch</text:p>
          </table:table-cell>
          <table:table-cell office:value-type="string">
            <text:p>male</text:p>
          </table:table-cell>
          <table:table-cell office:value-type="string">
            <text:p>Housebreaking &amp; theft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02">
            <text:p>1802</text:p>
          </table:table-cell>
          <table:table-cell office:value-type="string">
            <text:p>Wednesday 10th February</text:p>
          </table:table-cell>
          <table:table-cell office:value-type="string">
            <text:p>Andrew Lawrie</text:p>
          </table:table-cell>
          <table:table-cell office:value-type="string">
            <text:p>male</text:p>
          </table:table-cell>
          <table:table-cell office:value-type="string">
            <text:p>Stole from lett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02">
            <text:p>1802</text:p>
          </table:table-cell>
          <table:table-cell office:value-type="string">
            <text:p>Wednesday 7th April</text:p>
          </table:table-cell>
          <table:table-cell office:value-type="string">
            <text:p>George Lindsay</text:p>
          </table:table-cell>
          <table:table-cell office:value-type="string">
            <text:p>male</text:p>
          </table:table-cell>
          <table:table-cell office:value-type="string">
            <text:p>Murder of John Allan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02">
            <text:p>1802</text:p>
          </table:table-cell>
          <table:table-cell office:value-type="string">
            <text:p>Wednesday 15th December</text:p>
          </table:table-cell>
          <table:table-cell office:value-type="string">
            <text:p>Robert Brown</text:p>
          </table:table-cell>
          <table:table-cell office:value-type="string">
            <text:p>male</text:p>
          </table:table-cell>
          <table:table-cell office:value-type="string">
            <text:p>Mail 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02">
            <text:p>1802</text:p>
          </table:table-cell>
          <table:table-cell office:value-type="string">
            <text:p>Wednesday 15th December</text:p>
          </table:table-cell>
          <table:table-cell office:value-type="string">
            <text:p>James Clarke</text:p>
          </table:table-cell>
          <table:table-cell office:value-type="string">
            <text:p>male</text:p>
          </table:table-cell>
          <table:table-cell office:value-type="string">
            <text:p>Mail 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03">
            <text:p>1803</text:p>
          </table:table-cell>
          <table:table-cell office:value-type="string">
            <text:p>Wednesday 8th June</text:p>
          </table:table-cell>
          <table:table-cell office:value-type="string">
            <text:p>William Cunningham</text:p>
          </table:table-cell>
          <table:table-cell office:value-type="string">
            <text:p>male</text:p>
          </table:table-cell>
          <table:table-cell office:value-type="string">
            <text:p>Theft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03">
            <text:p>1803</text:p>
          </table:table-cell>
          <table:table-cell office:value-type="string">
            <text:p>Friday 4th November</text:p>
          </table:table-cell>
          <table:table-cell office:value-type="string">
            <text:p>William Crighton</text:p>
          </table:table-cell>
          <table:table-cell office:value-type="string">
            <text:p>male</text:p>
          </table:table-cell>
          <table:table-cell office:value-type="string">
            <text:p>Sheep theft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04">
            <text:p>1804</text:p>
          </table:table-cell>
          <table:table-cell office:value-type="string">
            <text:p>Thursday 19th January </text:p>
          </table:table-cell>
          <table:table-cell office:value-type="string">
            <text:p>John Cowie</text:p>
          </table:table-cell>
          <table:table-cell office:value-type="string">
            <text:p>male</text:p>
          </table:table-cell>
          <table:table-cell office:value-type="string">
            <text:p>Murder of wife <text:s/>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04">
            <text:p>1804</text:p>
          </table:table-cell>
          <table:table-cell office:value-type="string">
            <text:p>Wednesday 31st October</text:p>
          </table:table-cell>
          <table:table-cell office:value-type="string">
            <text:p>Duncan M’Arthur</text:p>
          </table:table-cell>
          <table:table-cell office:value-type="string">
            <text:p>male</text:p>
          </table:table-cell>
          <table:table-cell office:value-type="string">
            <text:p>Murder of wife <text:s/></text:p>
          </table:table-cell>
          <table:table-cell office:value-type="string">
            <text:p>Crinan Canal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5">
            <text:p>1805</text:p>
          </table:table-cell>
          <table:table-cell office:value-type="string">
            <text:p>Wednesday 5th June</text:p>
          </table:table-cell>
          <table:table-cell office:value-type="string">
            <text:p>David Scott</text:p>
          </table:table-cell>
          <table:table-cell office:value-type="string">
            <text:p>male</text:p>
          </table:table-cell>
          <table:table-cell office:value-type="string">
            <text:p>Murder of wife <text:s/></text:p>
          </table:table-cell>
          <table:table-cell office:value-type="string">
            <text:p>Crinan Canal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05">
            <text:p>1805</text:p>
          </table:table-cell>
          <table:table-cell office:value-type="string">
            <text:p>Wednesday 5th June</text:p>
          </table:table-cell>
          <table:table-cell office:value-type="string">
            <text:p>Hugh Adamson</text:p>
          </table:table-cell>
          <table:table-cell office:value-type="string">
            <text:p>male</text:p>
          </table:table-cell>
          <table:table-cell office:value-type="string">
            <text:p>Murder of wife <text:s/></text:p>
          </table:table-cell>
          <table:table-cell office:value-type="string">
            <text:p>Crinan Canal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05">
            <text:p>1805</text:p>
          </table:table-cell>
          <table:table-cell office:value-type="string">
            <text:p>Wednesday 28th August </text:p>
          </table:table-cell>
          <table:table-cell office:value-type="string">
            <text:p>James Allen</text:p>
          </table:table-cell>
          <table:table-cell office:value-type="string">
            <text:p>male</text:p>
          </table:table-cell>
          <table:table-cell office:value-type="string">
            <text:p>Housebreaking &amp; theft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06">
            <text:p>1806</text:p>
          </table:table-cell>
          <table:table-cell office:value-type="string">
            <text:p>Saturday 21st June</text:p>
          </table:table-cell>
          <table:table-cell office:value-type="string">
            <text:p>John Westwater</text:p>
          </table:table-cell>
          <table:table-cell office:value-type="string">
            <text:p>male</text:p>
          </table:table-cell>
          <table:table-cell office:value-type="string">
            <text:p>Murder of John Orr</text:p>
          </table:table-cell>
          <table:table-cell office:value-type="string">
            <text:p>Kinghorn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06">
            <text:p>1806</text:p>
          </table:table-cell>
          <table:table-cell office:value-type="string">
            <text:p>Friday 11th July</text:p>
          </table:table-cell>
          <table:table-cell office:value-type="string">
            <text:p>Donald M’Graw</text:p>
          </table:table-cell>
          <table:table-cell office:value-type="string">
            <text:p>male</text:p>
          </table:table-cell>
          <table:table-cell office:value-type="string">
            <text:p>Murder of Euphemia Compar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07">
            <text:p>1807</text:p>
          </table:table-cell>
          <table:table-cell office:value-type="string">
            <text:p>Wednesday 7th January </text:p>
          </table:table-cell>
          <table:table-cell office:value-type="string">
            <text:p>Margaret Cunningham</text:p>
          </table:table-cell>
          <table:table-cell office:value-type="string">
            <text:p>female</text:p>
          </table:table-cell>
          <table:table-cell office:value-type="string">
            <text:p>Murder of her husband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07">
            <text:p>1807</text:p>
          </table:table-cell>
          <table:table-cell office:value-type="string">
            <text:p>Wednesday 21st January </text:p>
          </table:table-cell>
          <table:table-cell office:value-type="string">
            <text:p>Thomas Smith</text:p>
          </table:table-cell>
          <table:table-cell office:value-type="string">
            <text:p>male</text:p>
          </table:table-cell>
          <table:table-cell office:value-type="string">
            <text:p>Horse theft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07">
            <text:p>1807</text:p>
          </table:table-cell>
          <table:table-cell office:value-type="string">
            <text:p>Wednesday 21st January </text:p>
          </table:table-cell>
          <table:table-cell office:value-type="string">
            <text:p>George Stevenson</text:p>
          </table:table-cell>
          <table:table-cell office:value-type="string">
            <text:p>male</text:p>
          </table:table-cell>
          <table:table-cell office:value-type="string">
            <text:p>Horse theft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07">
            <text:p>1807</text:p>
          </table:table-cell>
          <table:table-cell office:value-type="string">
            <text:p>Wednesday 11th March </text:p>
          </table:table-cell>
          <table:table-cell office:value-type="string">
            <text:p>Matthew Smith</text:p>
          </table:table-cell>
          <table:table-cell office:value-type="string">
            <text:p>male</text:p>
          </table:table-cell>
          <table:table-cell office:value-type="string">
            <text:p>Murder infant girl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07">
            <text:p>1807</text:p>
          </table:table-cell>
          <table:table-cell office:value-type="string">
            <text:p>Wednesday 10th June </text:p>
          </table:table-cell>
          <table:table-cell office:value-type="string">
            <text:p>Adam Cox</text:p>
          </table:table-cell>
          <table:table-cell office:value-type="string">
            <text:p>male</text:p>
          </table:table-cell>
          <table:table-cell office:value-type="string">
            <text:p>Murder son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07">
            <text:p>1807</text:p>
          </table:table-cell>
          <table:table-cell office:value-type="string">
            <text:p>Wednesday 21st October </text:p>
          </table:table-cell>
          <table:table-cell office:value-type="string">
            <text:p>Maitland Smith</text:p>
          </table:table-cell>
          <table:table-cell office:value-type="string">
            <text:p>male</text:p>
          </table:table-cell>
          <table:table-cell office:value-type="string">
            <text:p>Murder of Alex Williamson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07">
            <text:p>1807</text:p>
          </table:table-cell>
          <table:table-cell office:value-type="string">
            <text:p>Saturday 28th November</text:p>
          </table:table-cell>
          <table:table-cell office:value-type="string">
            <text:p>Peter M’Dougal</text:p>
          </table:table-cell>
          <table:table-cell office:value-type="string">
            <text:p>male</text:p>
          </table:table-cell>
          <table:table-cell office:value-type="string">
            <text:p>Murder of wife</text:p>
          </table:table-cell>
          <table:table-cell office:value-type="string">
            <text:p>Inverary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08">
            <text:p>1808</text:p>
          </table:table-cell>
          <table:table-cell office:value-type="string">
            <text:p>Wednesday 10th February </text:p>
          </table:table-cell>
          <table:table-cell office:value-type="string">
            <text:p>Barbara Malcolm</text:p>
          </table:table-cell>
          <table:table-cell office:value-type="string">
            <text:p>female</text:p>
          </table:table-cell>
          <table:table-cell office:value-type="string">
            <text:p>Murder daughter, Margaret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808">
            <text:p>1808</text:p>
          </table:table-cell>
          <table:table-cell office:value-type="string">
            <text:p>Wednesday 20th July</text:p>
          </table:table-cell>
          <table:table-cell office:value-type="string">
            <text:p>James Gilchrist</text:p>
          </table:table-cell>
          <table:table-cell office:value-type="string">
            <text:p>male</text:p>
          </table:table-cell>
          <table:table-cell office:value-type="string">
            <text:p>Murder of wife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09">
            <text:p>1809</text:p>
          </table:table-cell>
          <table:table-cell office:value-type="string">
            <text:p>Wednesday 22nd February </text:p>
          </table:table-cell>
          <table:table-cell office:value-type="string">
            <text:p>Robert Stewart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809">
            <text:p>1809</text:p>
          </table:table-cell>
          <table:table-cell office:value-type="string">
            <text:p>Friday 26th May</text:p>
          </table:table-cell>
          <table:table-cell office:value-type="string">
            <text:p>Robert Smith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809">
            <text:p>1809</text:p>
          </table:table-cell>
          <table:table-cell office:value-type="string">
            <text:p>Friday 26th May</text:p>
          </table:table-cell>
          <table:table-cell office:value-type="string">
            <text:p>William Dornan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809">
            <text:p>1809</text:p>
          </table:table-cell>
          <table:table-cell office:value-type="string">
            <text:p>Tuesday 10th October</text:p>
          </table:table-cell>
          <table:table-cell office:value-type="string">
            <text:p>Charles Mercer</text:p>
          </table:table-cell>
          <table:table-cell office:value-type="string">
            <text:p>male</text:p>
          </table:table-cell>
          <table:table-cell office:value-type="string">
            <text:p>Rape</text:p>
          </table:table-cell>
          <table:table-cell office:value-type="string">
            <text:p>Jedburgh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809">
            <text:p>1809</text:p>
          </table:table-cell>
          <table:table-cell office:value-type="string">
            <text:p>Wednesday 8th November </text:p>
          </table:table-cell>
          <table:table-cell office:value-type="string">
            <text:p>John G M’Intosh</text:p>
          </table:table-cell>
          <table:table-cell office:value-type="string">
            <text:p>male</text:p>
          </table:table-cell>
          <table:table-cell office:value-type="string">
            <text:p>Rape</text:p>
          </table:table-cell>
          <table:table-cell office:value-type="string">
            <text:p>Jedburgh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809">
            <text:p>1809</text:p>
          </table:table-cell>
          <table:table-cell office:value-type="string">
            <text:p>Wednesday 8th November </text:p>
          </table:table-cell>
          <table:table-cell office:value-type="string">
            <text:p>George Stewart</text:p>
          </table:table-cell>
          <table:table-cell office:value-type="string">
            <text:p>male</text:p>
          </table:table-cell>
          <table:table-cell office:value-type="string">
            <text:p>Rape</text:p>
          </table:table-cell>
          <table:table-cell office:value-type="string">
            <text:p>Jedburgh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10">
            <text:p>1810</text:p>
          </table:table-cell>
          <table:table-cell office:value-type="string">
            <text:p>Wednesday 17th January </text:p>
          </table:table-cell>
          <table:table-cell office:value-type="string">
            <text:p>John Armstrong</text:p>
          </table:table-cell>
          <table:table-cell office:value-type="string">
            <text:p>male</text:p>
          </table:table-cell>
          <table:table-cell office:value-type="string">
            <text:p>Housebreaking and theft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10">
            <text:p>1810</text:p>
          </table:table-cell>
          <table:table-cell office:value-type="string">
            <text:p>Friday 25th May</text:p>
          </table:table-cell>
          <table:table-cell office:value-type="string">
            <text:p>John M’Millan</text:p>
          </table:table-cell>
          <table:table-cell office:value-type="string">
            <text:p>male</text:p>
          </table:table-cell>
          <table:table-cell office:value-type="string">
            <text:p>Murder Barbara Mackinnel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810">
            <text:p>1810</text:p>
          </table:table-cell>
          <table:table-cell office:value-type="string">
            <text:p>Friday 15th June</text:p>
          </table:table-cell>
          <table:table-cell office:value-type="string">
            <text:p>Andrew Hossack</text:p>
          </table:table-cell>
          <table:table-cell office:value-type="string">
            <text:p>male</text:p>
          </table:table-cell>
          <table:table-cell office:value-type="string">
            <text:p>Robbery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810">
            <text:p>1810</text:p>
          </table:table-cell>
          <table:table-cell office:value-type="string">
            <text:p>Wednesday 14th November </text:p>
          </table:table-cell>
          <table:table-cell office:value-type="string">
            <text:p>Alexander Gillan</text:p>
          </table:table-cell>
          <table:table-cell office:value-type="string">
            <text:p>male</text:p>
          </table:table-cell>
          <table:table-cell office:value-type="string">
            <text:p>Murder of Elspet Lamb (10)</text:p>
          </table:table-cell>
          <table:table-cell office:value-type="string">
            <text:p>Fochabers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811">
            <text:p>1811</text:p>
          </table:table-cell>
          <table:table-cell office:value-type="string">
            <text:p>Wednesday 27th March </text:p>
          </table:table-cell>
          <table:table-cell office:value-type="string">
            <text:p>Adam Lyall</text:p>
          </table:table-cell>
          <table:table-cell office:value-type="string">
            <text:p>male</text:p>
          </table:table-cell>
          <table:table-cell office:value-type="string">
            <text:p>Highway 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811">
            <text:p>1811</text:p>
          </table:table-cell>
          <table:table-cell office:value-type="string">
            <text:p>Friday 7th June</text:p>
          </table:table-cell>
          <table:table-cell office:value-type="string">
            <text:p>George Watson</text:p>
          </table:table-cell>
          <table:table-cell office:value-type="string">
            <text:p>male</text:p>
          </table:table-cell>
          <table:table-cell office:value-type="string">
            <text:p>Horse theft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11">
            <text:p>1811</text:p>
          </table:table-cell>
          <table:table-cell office:value-type="string">
            <text:p>Friday 28th June</text:p>
          </table:table-cell>
          <table:table-cell office:value-type="string">
            <text:p>Hans Regelson (Danish seaman)</text:p>
          </table:table-cell>
          <table:table-cell office:value-type="string">
            <text:p>male</text:p>
          </table:table-cell>
          <table:table-cell office:value-type="string">
            <text:p>Rape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11">
            <text:p>1811</text:p>
          </table:table-cell>
          <table:table-cell office:value-type="string">
            <text:p>Friday 11th October</text:p>
          </table:table-cell>
          <table:table-cell office:value-type="string">
            <text:p>Robert B Anderson</text:p>
          </table:table-cell>
          <table:table-cell office:value-type="string">
            <text:p>male</text:p>
          </table:table-cell>
          <table:table-cell office:value-type="string">
            <text:p>Housebreaking and theft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11">
            <text:p>1811</text:p>
          </table:table-cell>
          <table:table-cell office:value-type="string">
            <text:p>Friday 11th October</text:p>
          </table:table-cell>
          <table:table-cell office:value-type="string">
            <text:p>James Menzies</text:p>
          </table:table-cell>
          <table:table-cell office:value-type="string">
            <text:p>male</text:p>
          </table:table-cell>
          <table:table-cell office:value-type="string">
            <text:p>Housebreaking and theft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11">
            <text:p>1811</text:p>
          </table:table-cell>
          <table:table-cell office:value-type="string">
            <text:p>Thursday 26th December</text:p>
          </table:table-cell>
          <table:table-cell office:value-type="string">
            <text:p>Thomas M’Nair</text:p>
          </table:table-cell>
          <table:table-cell office:value-type="string">
            <text:p>male</text:p>
          </table:table-cell>
          <table:table-cell office:value-type="string">
            <text:p>Robbery</text:p>
          </table:table-cell>
          <table:table-cell office:value-type="string">
            <text:p>Falkirk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812">
            <text:p>1812</text:p>
          </table:table-cell>
          <table:table-cell office:value-type="string">
            <text:p>Friday 21st February</text:p>
          </table:table-cell>
          <table:table-cell office:value-type="string">
            <text:p>Alexander Cain</text:p>
          </table:table-cell>
          <table:table-cell office:value-type="string">
            <text:p>male</text:p>
          </table:table-cell>
          <table:table-cell office:value-type="string">
            <text:p>Robbery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812">
            <text:p>1812</text:p>
          </table:table-cell>
          <table:table-cell office:value-type="string">
            <text:p>Wednesday 22nd April </text:p>
          </table:table-cell>
          <table:table-cell office:value-type="string">
            <text:p>Hugh M’Intosh</text:p>
          </table:table-cell>
          <table:table-cell office:value-type="string">
            <text:p>male</text:p>
          </table:table-cell>
          <table:table-cell office:value-type="string">
            <text:p>Robbery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12">
            <text:p>1812</text:p>
          </table:table-cell>
          <table:table-cell office:value-type="string">
            <text:p>Wednesday 22nd April </text:p>
          </table:table-cell>
          <table:table-cell office:value-type="string">
            <text:p>Hugh M’Donald</text:p>
          </table:table-cell>
          <table:table-cell office:value-type="string">
            <text:p>male</text:p>
          </table:table-cell>
          <table:table-cell office:value-type="string">
            <text:p>Robbery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812">
            <text:p>1812</text:p>
          </table:table-cell>
          <table:table-cell office:value-type="string">
            <text:p>Wednesday 22nd April </text:p>
          </table:table-cell>
          <table:table-cell office:value-type="string">
            <text:p>Neil Sutherland</text:p>
          </table:table-cell>
          <table:table-cell office:value-type="string">
            <text:p>male</text:p>
          </table:table-cell>
          <table:table-cell office:value-type="string">
            <text:p>Robbery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812">
            <text:p>1812</text:p>
          </table:table-cell>
          <table:table-cell office:value-type="string">
            <text:p>Friday 5th June</text:p>
          </table:table-cell>
          <table:table-cell office:value-type="string">
            <text:p>Moses M’Donald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Greenock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812">
            <text:p>1812</text:p>
          </table:table-cell>
          <table:table-cell office:value-type="string">
            <text:p>Friday 13th November</text:p>
          </table:table-cell>
          <table:table-cell office:value-type="string">
            <text:p>Robert Ferguson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Inverness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813">
            <text:p>1813</text:p>
          </table:table-cell>
          <table:table-cell office:value-type="string">
            <text:p>Friday 13th January</text:p>
          </table:table-cell>
          <table:table-cell office:value-type="string">
            <text:p>Joseph Gibson</text:p>
          </table:table-cell>
          <table:table-cell office:value-type="string">
            <text:p>male</text:p>
          </table:table-cell>
          <table:table-cell office:value-type="string">
            <text:p>Highway 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13">
            <text:p>1813</text:p>
          </table:table-cell>
          <table:table-cell office:value-type="string">
            <text:p>Wednesday 26th May </text:p>
          </table:table-cell>
          <table:table-cell office:value-type="string">
            <text:p>James Ferguson</text:p>
          </table:table-cell>
          <table:table-cell office:value-type="string">
            <text:p>male</text:p>
          </table:table-cell>
          <table:table-cell office:value-type="string">
            <text:p>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13">
            <text:p>1813</text:p>
          </table:table-cell>
          <table:table-cell office:value-type="string">
            <text:p>Friday 11th June</text:p>
          </table:table-cell>
          <table:table-cell office:value-type="string">
            <text:p>James Sloan (Merry)</text:p>
          </table:table-cell>
          <table:table-cell office:value-type="string">
            <text:p>male</text:p>
          </table:table-cell>
          <table:table-cell office:value-type="string">
            <text:p>Forgery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13">
            <text:p>1813</text:p>
          </table:table-cell>
          <table:table-cell office:value-type="string">
            <text:p>Wednesday 14th July </text:p>
          </table:table-cell>
          <table:table-cell office:value-type="string">
            <text:p>John M’Donald</text:p>
          </table:table-cell>
          <table:table-cell office:value-type="string">
            <text:p>male</text:p>
          </table:table-cell>
          <table:table-cell office:value-type="string">
            <text:p>Forgery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13">
            <text:p>1813</text:p>
          </table:table-cell>
          <table:table-cell office:value-type="string">
            <text:p>Wednesday 14th July </text:p>
          </table:table-cell>
          <table:table-cell office:value-type="string">
            <text:p>James Black</text:p>
          </table:table-cell>
          <table:table-cell office:value-type="string">
            <text:p>male</text:p>
          </table:table-cell>
          <table:table-cell office:value-type="string">
            <text:p>Forgery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13">
            <text:p>1813</text:p>
          </table:table-cell>
          <table:table-cell office:value-type="string">
            <text:p>Friday 29th October</text:p>
          </table:table-cell>
          <table:table-cell office:value-type="string">
            <text:p>Andrew Cullen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Inverness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813">
            <text:p>1813</text:p>
          </table:table-cell>
          <table:table-cell office:value-type="string">
            <text:p>Wednesday 17th November </text:p>
          </table:table-cell>
          <table:table-cell office:value-type="string">
            <text:p>William Muir</text:p>
          </table:table-cell>
          <table:table-cell office:value-type="string">
            <text:p>male</text:p>
          </table:table-cell>
          <table:table-cell office:value-type="string">
            <text:p>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13">
            <text:p>1813</text:p>
          </table:table-cell>
          <table:table-cell office:value-type="string">
            <text:p>Wednesday 17th November </text:p>
          </table:table-cell>
          <table:table-cell office:value-type="string">
            <text:p>William Moodie</text:p>
          </table:table-cell>
          <table:table-cell office:value-type="string">
            <text:p>male</text:p>
          </table:table-cell>
          <table:table-cell office:value-type="string">
            <text:p>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813">
            <text:p>1813</text:p>
          </table:table-cell>
          <table:table-cell office:value-type="string">
            <text:p>Wednesday 29th December</text:p>
          </table:table-cell>
          <table:table-cell office:value-type="string">
            <text:p>Christina Sinclair</text:p>
          </table:table-cell>
          <table:table-cell office:value-type="string">
            <text:p>female</text:p>
          </table:table-cell>
          <table:table-cell office:value-type="string">
            <text:p>Child 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814">
            <text:p>1814</text:p>
          </table:table-cell>
          <table:table-cell office:value-type="string">
            <text:p>Thursday 12th May</text:p>
          </table:table-cell>
          <table:table-cell office:value-type="string">
            <text:p>John Gibson</text:p>
          </table:table-cell>
          <table:table-cell office:value-type="string">
            <text:p>male</text:p>
          </table:table-cell>
          <table:table-cell office:value-type="string">
            <text:p>Murder of his wife</text:p>
          </table:table-cell>
          <table:table-cell office:value-type="string">
            <text:p>Hawick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814">
            <text:p>1814</text:p>
          </table:table-cell>
          <table:table-cell office:value-type="string">
            <text:p>Friday 27th May</text:p>
          </table:table-cell>
          <table:table-cell office:value-type="string">
            <text:p>John M’Manus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814">
            <text:p>1814</text:p>
          </table:table-cell>
          <table:table-cell office:value-type="string">
            <text:p>Friday 27th May</text:p>
          </table:table-cell>
          <table:table-cell office:value-type="string">
            <text:p>Robert Gibson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814">
            <text:p>1814</text:p>
          </table:table-cell>
          <table:table-cell office:value-type="string">
            <text:p>Wednesday 10th August</text:p>
          </table:table-cell>
          <table:table-cell office:value-type="string">
            <text:p>James M’Dougal</text:p>
          </table:table-cell>
          <table:table-cell office:value-type="string">
            <text:p>male</text:p>
          </table:table-cell>
          <table:table-cell office:value-type="string">
            <text:p>Forg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814">
            <text:p>1814</text:p>
          </table:table-cell>
          <table:table-cell office:value-type="string">
            <text:p>Wednesday 19th October</text:p>
          </table:table-cell>
          <table:table-cell office:value-type="string">
            <text:p>William Higgins</text:p>
          </table:table-cell>
          <table:table-cell office:value-type="string">
            <text:p>male</text:p>
          </table:table-cell>
          <table:table-cell office:value-type="string">
            <text:p>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814">
            <text:p>1814</text:p>
          </table:table-cell>
          <table:table-cell office:value-type="string">
            <text:p>Wednesday 19th October</text:p>
          </table:table-cell>
          <table:table-cell office:value-type="string">
            <text:p>Thomas Harrold</text:p>
          </table:table-cell>
          <table:table-cell office:value-type="string">
            <text:p>male</text:p>
          </table:table-cell>
          <table:table-cell office:value-type="string">
            <text:p>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815">
            <text:p>1815</text:p>
          </table:table-cell>
          <table:table-cell office:value-type="string">
            <text:p>Wednesday 25th January</text:p>
          </table:table-cell>
          <table:table-cell office:value-type="string">
            <text:p>Thomas Kelly</text:p>
          </table:table-cell>
          <table:table-cell office:value-type="string">
            <text:p>male</text:p>
          </table:table-cell>
          <table:table-cell office:value-type="string">
            <text:p>Highway 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815">
            <text:p>1815</text:p>
          </table:table-cell>
          <table:table-cell office:value-type="string">
            <text:p>Wednesday 25th January</text:p>
          </table:table-cell>
          <table:table-cell office:value-type="string">
            <text:p>Henry O’Neill</text:p>
          </table:table-cell>
          <table:table-cell office:value-type="string">
            <text:p>male</text:p>
          </table:table-cell>
          <table:table-cell office:value-type="string">
            <text:p>Highway 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815">
            <text:p>1815</text:p>
          </table:table-cell>
          <table:table-cell office:value-type="string">
            <text:p>Wednesday 15th February</text:p>
          </table:table-cell>
          <table:table-cell office:value-type="string">
            <text:p>Thomas Pennycock</text:p>
          </table:table-cell>
          <table:table-cell office:value-type="string">
            <text:p>male</text:p>
          </table:table-cell>
          <table:table-cell office:value-type="string">
            <text:p>Highway 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815">
            <text:p>1815</text:p>
          </table:table-cell>
          <table:table-cell office:value-type="string">
            <text:p>Wednesday 15th February</text:p>
          </table:table-cell>
          <table:table-cell office:value-type="string">
            <text:p>Alexander Knight</text:p>
          </table:table-cell>
          <table:table-cell office:value-type="string">
            <text:p>male</text:p>
          </table:table-cell>
          <table:table-cell office:value-type="string">
            <text:p>Highway 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815">
            <text:p>1815</text:p>
          </table:table-cell>
          <table:table-cell office:value-type="string">
            <text:p>Friday 17th February</text:p>
          </table:table-cell>
          <table:table-cell office:value-type="string">
            <text:p>John Worthington</text:p>
          </table:table-cell>
          <table:table-cell office:value-type="string">
            <text:p>male</text:p>
          </table:table-cell>
          <table:table-cell office:value-type="string">
            <text:p>Robbery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815">
            <text:p>1815</text:p>
          </table:table-cell>
          <table:table-cell office:value-type="string">
            <text:p>Wednesday 29th March</text:p>
          </table:table-cell>
          <table:table-cell office:value-type="string">
            <text:p>John Murdoch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815">
            <text:p>1815</text:p>
          </table:table-cell>
          <table:table-cell office:value-type="string">
            <text:p>Wednesday 1st November</text:p>
          </table:table-cell>
          <table:table-cell office:value-type="string">
            <text:p>John Sherry</text:p>
          </table:table-cell>
          <table:table-cell office:value-type="string">
            <text:p>male</text:p>
          </table:table-cell>
          <table:table-cell office:value-type="string">
            <text:p>Highway 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816">
            <text:p>1816</text:p>
          </table:table-cell>
          <table:table-cell office:value-type="string">
            <text:p>Wednesday 13th March</text:p>
          </table:table-cell>
          <table:table-cell office:value-type="string">
            <text:p>David Thomson</text:p>
          </table:table-cell>
          <table:table-cell office:value-type="string">
            <text:p>male</text:p>
          </table:table-cell>
          <table:table-cell office:value-type="string">
            <text:p>Housebreaking and theft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816">
            <text:p>1816</text:p>
          </table:table-cell>
          <table:table-cell office:value-type="string">
            <text:p>Friday 31st May</text:p>
          </table:table-cell>
          <table:table-cell office:value-type="string">
            <text:p>William Evans</text:p>
          </table:table-cell>
          <table:table-cell office:value-type="string">
            <text:p>male</text:p>
          </table:table-cell>
          <table:table-cell office:value-type="string">
            <text:p>Forgery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816">
            <text:p>1816</text:p>
          </table:table-cell>
          <table:table-cell office:value-type="string">
            <text:p>Wednesday 11th December</text:p>
          </table:table-cell>
          <table:table-cell office:value-type="string">
            <text:p>John Black</text:p>
          </table:table-cell>
          <table:table-cell office:value-type="string">
            <text:p>male</text:p>
          </table:table-cell>
          <table:table-cell office:value-type="string">
            <text:p>Assault and 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817">
            <text:p>1817</text:p>
          </table:table-cell>
          <table:table-cell office:value-type="string">
            <text:p>Wednesday 28th February</text:p>
          </table:table-cell>
          <table:table-cell office:value-type="string">
            <text:p>John Larg</text:p>
          </table:table-cell>
          <table:table-cell office:value-type="string">
            <text:p>male</text:p>
          </table:table-cell>
          <table:table-cell office:value-type="string">
            <text:p>Assault and 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817">
            <text:p>1817</text:p>
          </table:table-cell>
          <table:table-cell office:value-type="string">
            <text:p>Wednesday 28th February</text:p>
          </table:table-cell>
          <table:table-cell office:value-type="string">
            <text:p>James Mitchell</text:p>
          </table:table-cell>
          <table:table-cell office:value-type="string">
            <text:p>male</text:p>
          </table:table-cell>
          <table:table-cell office:value-type="string">
            <text:p>Assault and 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817">
            <text:p>1817</text:p>
          </table:table-cell>
          <table:table-cell office:value-type="string">
            <text:p>Wednesday 28th May</text:p>
          </table:table-cell>
          <table:table-cell office:value-type="string">
            <text:p>William M’Kay</text:p>
          </table:table-cell>
          <table:table-cell office:value-type="string">
            <text:p>male</text:p>
          </table:table-cell>
          <table:table-cell office:value-type="string">
            <text:p>Utter forg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17">
            <text:p>1817</text:p>
          </table:table-cell>
          <table:table-cell office:value-type="string">
            <text:p>Friday 10th October</text:p>
          </table:table-cell>
          <table:table-cell office:value-type="string">
            <text:p>Bernard M’Ilvogue</text:p>
          </table:table-cell>
          <table:table-cell office:value-type="string">
            <text:p>male</text:p>
          </table:table-cell>
          <table:table-cell office:value-type="string">
            <text:p>Utter forg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817">
            <text:p>1817</text:p>
          </table:table-cell>
          <table:table-cell office:value-type="string">
            <text:p>Friday 10th October</text:p>
          </table:table-cell>
          <table:table-cell office:value-type="string">
            <text:p>Hugh M’Ilvogue</text:p>
          </table:table-cell>
          <table:table-cell office:value-type="string">
            <text:p>male</text:p>
          </table:table-cell>
          <table:table-cell office:value-type="string">
            <text:p>Utter forg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817">
            <text:p>1817</text:p>
          </table:table-cell>
          <table:table-cell office:value-type="string">
            <text:p>Friday 10th October</text:p>
          </table:table-cell>
          <table:table-cell office:value-type="string">
            <text:p>Patrick M’Crystal</text:p>
          </table:table-cell>
          <table:table-cell office:value-type="string">
            <text:p>male</text:p>
          </table:table-cell>
          <table:table-cell office:value-type="string">
            <text:p>Utter forg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817">
            <text:p>1817</text:p>
          </table:table-cell>
          <table:table-cell office:value-type="string">
            <text:p>Friday 17th October</text:p>
          </table:table-cell>
          <table:table-cell office:value-type="string">
            <text:p>William Robertson</text:p>
          </table:table-cell>
          <table:table-cell office:value-type="string">
            <text:p>male</text:p>
          </table:table-cell>
          <table:table-cell office:value-type="string">
            <text:p>Utter forg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17">
            <text:p>1817</text:p>
          </table:table-cell>
          <table:table-cell office:value-type="string">
            <text:p>Friday 17th October</text:p>
          </table:table-cell>
          <table:table-cell office:value-type="string">
            <text:p>Joseph Cairns</text:p>
          </table:table-cell>
          <table:table-cell office:value-type="string">
            <text:p>male</text:p>
          </table:table-cell>
          <table:table-cell office:value-type="string">
            <text:p>Utter forg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817">
            <text:p>1817</text:p>
          </table:table-cell>
          <table:table-cell office:value-type="string">
            <text:p>Friday 17th October</text:p>
          </table:table-cell>
          <table:table-cell office:value-type="string">
            <text:p>Margaret Crossan</text:p>
          </table:table-cell>
          <table:table-cell office:value-type="string">
            <text:p>female</text:p>
          </table:table-cell>
          <table:table-cell office:value-type="string">
            <text:p>Utter forg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817">
            <text:p>1817</text:p>
          </table:table-cell>
          <table:table-cell office:value-type="string">
            <text:p>Friday 31st October</text:p>
          </table:table-cell>
          <table:table-cell office:value-type="string">
            <text:p>George Wylie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17">
            <text:p>1817</text:p>
          </table:table-cell>
          <table:table-cell office:value-type="string">
            <text:p>Friday 31st October</text:p>
          </table:table-cell>
          <table:table-cell office:value-type="string">
            <text:p>Malcolm Clark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17">
            <text:p>1817</text:p>
          </table:table-cell>
          <table:table-cell office:value-type="string">
            <text:p>Wednesday 29th October</text:p>
          </table:table-cell>
          <table:table-cell office:value-type="string">
            <text:p>Freebairn Whitehall</text:p>
          </table:table-cell>
          <table:table-cell office:value-type="string">
            <text:p>male</text:p>
          </table:table-cell>
          <table:table-cell office:value-type="string">
            <text:p>Robbery and theft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17">
            <text:p>1817</text:p>
          </table:table-cell>
          <table:table-cell office:value-type="string">
            <text:p>Wednesday 29th October</text:p>
          </table:table-cell>
          <table:table-cell office:value-type="string">
            <text:p>William M’Kechnie</text:p>
          </table:table-cell>
          <table:table-cell office:value-type="string">
            <text:p>male</text:p>
          </table:table-cell>
          <table:table-cell office:value-type="string">
            <text:p>Robbery and theft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17">
            <text:p>1817</text:p>
          </table:table-cell>
          <table:table-cell office:value-type="string">
            <text:p>Wednesday 29th October</text:p>
          </table:table-cell>
          <table:table-cell office:value-type="string">
            <text:p>James M’Cormick</text:p>
          </table:table-cell>
          <table:table-cell office:value-type="string">
            <text:p>male</text:p>
          </table:table-cell>
          <table:table-cell office:value-type="string">
            <text:p>Robbery and theft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18">
            <text:p>1818</text:p>
          </table:table-cell>
          <table:table-cell office:value-type="string">
            <text:p>Friday 5th June</text:p>
          </table:table-cell>
          <table:table-cell office:value-type="string">
            <text:p>James Ritchie</text:p>
          </table:table-cell>
          <table:table-cell office:value-type="string">
            <text:p>male</text:p>
          </table:table-cell>
          <table:table-cell office:value-type="string">
            <text:p>Sheep theft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818">
            <text:p>1818</text:p>
          </table:table-cell>
          <table:table-cell office:value-type="string">
            <text:p>Wednesday 3rd June</text:p>
          </table:table-cell>
          <table:table-cell office:value-type="string">
            <text:p>William Baird</text:p>
          </table:table-cell>
          <table:table-cell office:value-type="string">
            <text:p>male</text:p>
          </table:table-cell>
          <table:table-cell office:value-type="string">
            <text:p>Assault &amp; robbery 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18">
            <text:p>1818</text:p>
          </table:table-cell>
          <table:table-cell office:value-type="string">
            <text:p>Wednesday 3rd June</text:p>
          </table:table-cell>
          <table:table-cell office:value-type="string">
            <text:p>Walter Blair</text:p>
          </table:table-cell>
          <table:table-cell office:value-type="string">
            <text:p>male</text:p>
          </table:table-cell>
          <table:table-cell office:value-type="string">
            <text:p>Assault &amp; robbery 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818">
            <text:p>1818</text:p>
          </table:table-cell>
          <table:table-cell office:value-type="string">
            <text:p>Friday 6th November</text:p>
          </table:table-cell>
          <table:table-cell office:value-type="string">
            <text:p>John Barnett</text:p>
          </table:table-cell>
          <table:table-cell office:value-type="string">
            <text:p>male</text:p>
          </table:table-cell>
          <table:table-cell office:value-type="string">
            <text:p>Theft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18">
            <text:p>1818</text:p>
          </table:table-cell>
          <table:table-cell office:value-type="string">
            <text:p>Wednesday 4th November</text:p>
          </table:table-cell>
          <table:table-cell office:value-type="string">
            <text:p>Matthew Clydesdale</text:p>
          </table:table-cell>
          <table:table-cell office:value-type="string">
            <text:p>male</text:p>
          </table:table-cell>
          <table:table-cell office:value-type="string">
            <text:p>Theft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18">
            <text:p>1818</text:p>
          </table:table-cell>
          <table:table-cell office:value-type="string">
            <text:p>Wednesday 4th November</text:p>
          </table:table-cell>
          <table:table-cell office:value-type="string">
            <text:p>Simon Ross</text:p>
          </table:table-cell>
          <table:table-cell office:value-type="string">
            <text:p>male</text:p>
          </table:table-cell>
          <table:table-cell office:value-type="string">
            <text:p>Theft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818">
            <text:p>1818</text:p>
          </table:table-cell>
          <table:table-cell office:value-type="string">
            <text:p>Wednesday 30th December</text:p>
          </table:table-cell>
          <table:table-cell office:value-type="string">
            <text:p>Robert Johnstone</text:p>
          </table:table-cell>
          <table:table-cell office:value-type="string">
            <text:p>male</text:p>
          </table:table-cell>
          <table:table-cell office:value-type="string">
            <text:p>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19">
            <text:p>1819</text:p>
          </table:table-cell>
          <table:table-cell office:value-type="string">
            <text:p>Wednesday 7th April</text:p>
          </table:table-cell>
          <table:table-cell office:value-type="string">
            <text:p>Alexander Robertson</text:p>
          </table:table-cell>
          <table:table-cell office:value-type="string">
            <text:p>male</text:p>
          </table:table-cell>
          <table:table-cell office:value-type="string">
            <text:p>Housebreaking &amp; theft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819">
            <text:p>1819</text:p>
          </table:table-cell>
          <table:table-cell office:value-type="string">
            <text:p>Wednesday 14th April</text:p>
          </table:table-cell>
          <table:table-cell office:value-type="string">
            <text:p>George Warden</text:p>
          </table:table-cell>
          <table:table-cell office:value-type="string">
            <text:p>male</text:p>
          </table:table-cell>
          <table:table-cell office:value-type="string">
            <text:p>Stole from lett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19">
            <text:p>1819</text:p>
          </table:table-cell>
          <table:table-cell office:value-type="string">
            <text:p>Friday 28th May</text:p>
          </table:table-cell>
          <table:table-cell office:value-type="string">
            <text:p>John M’Neil (Boag)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819">
            <text:p>1819</text:p>
          </table:table-cell>
          <table:table-cell office:value-type="string">
            <text:p>Wednesday 18th August</text:p>
          </table:table-cell>
          <table:table-cell office:value-type="string">
            <text:p>James Whiteford</text:p>
          </table:table-cell>
          <table:table-cell office:value-type="string">
            <text:p>male</text:p>
          </table:table-cell>
          <table:table-cell office:value-type="string">
            <text:p>Hamesucken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819">
            <text:p>1819</text:p>
          </table:table-cell>
          <table:table-cell office:value-type="string">
            <text:p>Friday 27th August</text:p>
          </table:table-cell>
          <table:table-cell office:value-type="string">
            <text:p>Ralph Woodness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Linlithgow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19">
            <text:p>1819</text:p>
          </table:table-cell>
          <table:table-cell office:value-type="string">
            <text:p>Wednesday 3rd November</text:p>
          </table:table-cell>
          <table:table-cell office:value-type="string">
            <text:p>Robert M’Kinlay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Linlithgow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19">
            <text:p>1819</text:p>
          </table:table-cell>
          <table:table-cell office:value-type="string">
            <text:p>Wednesday 3rd November</text:p>
          </table:table-cell>
          <table:table-cell office:value-type="string">
            <text:p>William Buchanan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Linlithgow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19">
            <text:p>1819</text:p>
          </table:table-cell>
          <table:table-cell office:value-type="string">
            <text:p>Wednesday 3rd November</text:p>
          </table:table-cell>
          <table:table-cell office:value-type="string">
            <text:p>Hunter Guthrie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Linlithgow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19">
            <text:p>1819</text:p>
          </table:table-cell>
          <table:table-cell office:value-type="string">
            <text:p>Wednesday 3rd November</text:p>
          </table:table-cell>
          <table:table-cell office:value-type="string">
            <text:p>Alexander Forbes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Linlithgow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819">
            <text:p>1819</text:p>
          </table:table-cell>
          <table:table-cell office:value-type="string">
            <text:p>Wednesday 17th November</text:p>
          </table:table-cell>
          <table:table-cell office:value-type="string">
            <text:p>John Buchanan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20">
            <text:p>1820</text:p>
          </table:table-cell>
          <table:table-cell office:value-type="string">
            <text:p>Wednesday 5th January</text:p>
          </table:table-cell>
          <table:table-cell office:value-type="string">
            <text:p>Bryce Judd</text:p>
          </table:table-cell>
          <table:table-cell office:value-type="string">
            <text:p>male</text:p>
          </table:table-cell>
          <table:table-cell office:value-type="string">
            <text:p>Hamesucken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20">
            <text:p>1820</text:p>
          </table:table-cell>
          <table:table-cell office:value-type="string">
            <text:p>Wednesday 5th January</text:p>
          </table:table-cell>
          <table:table-cell office:value-type="string">
            <text:p>Thomas Clapperton</text:p>
          </table:table-cell>
          <table:table-cell office:value-type="string">
            <text:p>male</text:p>
          </table:table-cell>
          <table:table-cell office:value-type="string">
            <text:p>Hamesucken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20">
            <text:p>1820</text:p>
          </table:table-cell>
          <table:table-cell office:value-type="string">
            <text:p>Friday 10th March</text:p>
          </table:table-cell>
          <table:table-cell office:value-type="string">
            <text:p>William M’Gheer</text:p>
          </table:table-cell>
          <table:table-cell office:value-type="string">
            <text:p>male</text:p>
          </table:table-cell>
          <table:table-cell office:value-type="string">
            <text:p>Stouthrief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20">
            <text:p>1820</text:p>
          </table:table-cell>
          <table:table-cell office:value-type="string">
            <text:p>Friday 10th March</text:p>
          </table:table-cell>
          <table:table-cell office:value-type="string">
            <text:p>Charles Britton</text:p>
          </table:table-cell>
          <table:table-cell office:value-type="string">
            <text:p>male</text:p>
          </table:table-cell>
          <table:table-cell office:value-type="string">
            <text:p>Stouthrief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820">
            <text:p>1820</text:p>
          </table:table-cell>
          <table:table-cell office:value-type="string">
            <text:p>Wednesday 31st May</text:p>
          </table:table-cell>
          <table:table-cell office:value-type="string">
            <text:p>Richard Smith</text:p>
          </table:table-cell>
          <table:table-cell office:value-type="string">
            <text:p>male</text:p>
          </table:table-cell>
          <table:table-cell office:value-type="string">
            <text:p>Housebreaking 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20">
            <text:p>1820</text:p>
          </table:table-cell>
          <table:table-cell office:value-type="string">
            <text:p>Friday 8th September</text:p>
          </table:table-cell>
          <table:table-cell office:value-type="string">
            <text:p>Andrew Hardie</text:p>
          </table:table-cell>
          <table:table-cell office:value-type="string">
            <text:p>male</text:p>
          </table:table-cell>
          <table:table-cell office:value-type="string">
            <text:p>High Treason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820">
            <text:p>1820</text:p>
          </table:table-cell>
          <table:table-cell office:value-type="string">
            <text:p>Friday 8th September</text:p>
          </table:table-cell>
          <table:table-cell office:value-type="string">
            <text:p>John Baird</text:p>
          </table:table-cell>
          <table:table-cell office:value-type="string">
            <text:p>male</text:p>
          </table:table-cell>
          <table:table-cell office:value-type="string">
            <text:p>High Treason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820">
            <text:p>1820</text:p>
          </table:table-cell>
          <table:table-cell office:value-type="string">
            <text:p>Wednesday 30th August</text:p>
          </table:table-cell>
          <table:table-cell office:value-type="string">
            <text:p>James Wilson</text:p>
          </table:table-cell>
          <table:table-cell office:value-type="string">
            <text:p>male</text:p>
          </table:table-cell>
          <table:table-cell office:value-type="string">
            <text:p>High Treason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20">
            <text:p>1820</text:p>
          </table:table-cell>
          <table:table-cell office:value-type="string">
            <text:p>Wednesday 18th October</text:p>
          </table:table-cell>
          <table:table-cell office:value-type="string">
            <text:p>Edward M’Rory</text:p>
          </table:table-cell>
          <table:table-cell office:value-type="string">
            <text:p>male</text:p>
          </table:table-cell>
          <table:table-cell office:value-type="string">
            <text:p>Assault and robbery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20">
            <text:p>1820</text:p>
          </table:table-cell>
          <table:table-cell office:value-type="string">
            <text:p>Wednesday 8th November</text:p>
          </table:table-cell>
          <table:table-cell office:value-type="string">
            <text:p>Daniel Grant</text:p>
          </table:table-cell>
          <table:table-cell office:value-type="string">
            <text:p>male</text:p>
          </table:table-cell>
          <table:table-cell office:value-type="string">
            <text:p>Assault and robbery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20">
            <text:p>1820</text:p>
          </table:table-cell>
          <table:table-cell office:value-type="string">
            <text:p>Wednesday 8th November</text:p>
          </table:table-cell>
          <table:table-cell office:value-type="string">
            <text:p>Peter Crosbie</text:p>
          </table:table-cell>
          <table:table-cell office:value-type="string">
            <text:p>male</text:p>
          </table:table-cell>
          <table:table-cell office:value-type="string">
            <text:p>Assault and robbery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20">
            <text:p>1820</text:p>
          </table:table-cell>
          <table:table-cell office:value-type="string">
            <text:p>Wednesday 8th November</text:p>
          </table:table-cell>
          <table:table-cell office:value-type="string">
            <text:p>John Connor</text:p>
          </table:table-cell>
          <table:table-cell office:value-type="string">
            <text:p>male</text:p>
          </table:table-cell>
          <table:table-cell office:value-type="string">
            <text:p>Assault and robbery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20">
            <text:p>1820</text:p>
          </table:table-cell>
          <table:table-cell office:value-type="string">
            <text:p>Wednesday 8th November</text:p>
          </table:table-cell>
          <table:table-cell office:value-type="string">
            <text:p>Thomas M’Colgan</text:p>
          </table:table-cell>
          <table:table-cell office:value-type="string">
            <text:p>male</text:p>
          </table:table-cell>
          <table:table-cell office:value-type="string">
            <text:p>Assault and robbery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820">
            <text:p>1820</text:p>
          </table:table-cell>
          <table:table-cell office:value-type="string">
            <text:p>Wednesday 13th December</text:p>
          </table:table-cell>
          <table:table-cell office:value-type="string">
            <text:p>John Dempsey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821">
            <text:p>1821</text:p>
          </table:table-cell>
          <table:table-cell office:value-type="string">
            <text:p>Wednesday 17th January</text:p>
          </table:table-cell>
          <table:table-cell office:value-type="string">
            <text:p>Samuel Maxwell</text:p>
          </table:table-cell>
          <table:table-cell office:value-type="string">
            <text:p>male</text:p>
          </table:table-cell>
          <table:table-cell office:value-type="string">
            <text:p>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821">
            <text:p>1821</text:p>
          </table:table-cell>
          <table:table-cell office:value-type="string">
            <text:p>Friday 11th May</text:p>
          </table:table-cell>
          <table:table-cell office:value-type="string">
            <text:p>John Fleming</text:p>
          </table:table-cell>
          <table:table-cell office:value-type="string">
            <text:p>male</text:p>
          </table:table-cell>
          <table:table-cell office:value-type="string">
            <text:p>Forgery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21">
            <text:p>1821</text:p>
          </table:table-cell>
          <table:table-cell office:value-type="string">
            <text:p>Wednesday 16th May</text:p>
          </table:table-cell>
          <table:table-cell office:value-type="string">
            <text:p>William Swan</text:p>
          </table:table-cell>
          <table:table-cell office:value-type="string">
            <text:p>male</text:p>
          </table:table-cell>
          <table:table-cell office:value-type="string">
            <text:p>Forg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821">
            <text:p>1821</text:p>
          </table:table-cell>
          <table:table-cell office:value-type="string">
            <text:p>Wednesday 6th June</text:p>
          </table:table-cell>
          <table:table-cell office:value-type="string">
            <text:p>James Gordon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821">
            <text:p>1821</text:p>
          </table:table-cell>
          <table:table-cell office:value-type="string">
            <text:p>Wednesday 18th July</text:p>
          </table:table-cell>
          <table:table-cell office:value-type="string">
            <text:p>David Haggart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821">
            <text:p>1821</text:p>
          </table:table-cell>
          <table:table-cell office:value-type="string">
            <text:p>Wednesday 22nd August</text:p>
          </table:table-cell>
          <table:table-cell office:value-type="string">
            <text:p>John Rennie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821">
            <text:p>1821</text:p>
          </table:table-cell>
          <table:table-cell office:value-type="string">
            <text:p>Wednesday 22nd August</text:p>
          </table:table-cell>
          <table:table-cell office:value-type="string">
            <text:p>William Sutherland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821">
            <text:p>1821</text:p>
          </table:table-cell>
          <table:table-cell office:value-type="string">
            <text:p>Wednesday 24th October</text:p>
          </table:table-cell>
          <table:table-cell office:value-type="string">
            <text:p>Malcolm M’Intyre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821">
            <text:p>1821</text:p>
          </table:table-cell>
          <table:table-cell office:value-type="string">
            <text:p>Wednesday 24th October</text:p>
          </table:table-cell>
          <table:table-cell office:value-type="string">
            <text:p>William Paterson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821">
            <text:p>1821</text:p>
          </table:table-cell>
          <table:table-cell office:value-type="string">
            <text:p>Wednesday 24th October</text:p>
          </table:table-cell>
          <table:table-cell office:value-type="string">
            <text:p>William Dyer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821">
            <text:p>1821</text:p>
          </table:table-cell>
          <table:table-cell office:value-type="string">
            <text:p>Friday 7th December</text:p>
          </table:table-cell>
          <table:table-cell office:value-type="string">
            <text:p>Margaret Tindell</text:p>
          </table:table-cell>
          <table:table-cell office:value-type="string">
            <text:p>female</text:p>
          </table:table-cell>
          <table:table-cell office:value-type="string">
            <text:p>Murder husband</text:p>
          </table:table-cell>
          <table:table-cell office:value-type="string">
            <text:p>Montrose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821">
            <text:p>1821</text:p>
          </table:table-cell>
          <table:table-cell office:value-type="string">
            <text:p>Friday 16th November</text:p>
          </table:table-cell>
          <table:table-cell office:value-type="string">
            <text:p>George Thom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822">
            <text:p>1822</text:p>
          </table:table-cell>
          <table:table-cell office:value-type="string">
            <text:p>Wednesday 9th January</text:p>
          </table:table-cell>
          <table:table-cell office:value-type="string">
            <text:p>Peter Heaman</text:p>
          </table:table-cell>
          <table:table-cell office:value-type="string">
            <text:p>male</text:p>
          </table:table-cell>
          <table:table-cell office:value-type="string">
            <text:p>Murder &amp; piracy</text:p>
          </table:table-cell>
          <table:table-cell office:value-type="string">
            <text:p>Leith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822">
            <text:p>1822</text:p>
          </table:table-cell>
          <table:table-cell office:value-type="string">
            <text:p>Wednesday 9th January</text:p>
          </table:table-cell>
          <table:table-cell office:value-type="string">
            <text:p>Francis Gautiez</text:p>
          </table:table-cell>
          <table:table-cell office:value-type="string">
            <text:p>male</text:p>
          </table:table-cell>
          <table:table-cell office:value-type="string">
            <text:p>Murder &amp; piracy</text:p>
          </table:table-cell>
          <table:table-cell office:value-type="string">
            <text:p>Leith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822">
            <text:p>1822</text:p>
          </table:table-cell>
          <table:table-cell office:value-type="string">
            <text:p>Friday 31st May</text:p>
          </table:table-cell>
          <table:table-cell office:value-type="string">
            <text:p>William Gordon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822">
            <text:p>1822</text:p>
          </table:table-cell>
          <table:table-cell office:value-type="string">
            <text:p>Friday 31st May</text:p>
          </table:table-cell>
          <table:table-cell office:value-type="string">
            <text:p>Robert Mackintosh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822">
            <text:p>1822</text:p>
          </table:table-cell>
          <table:table-cell office:value-type="string">
            <text:p>Wednesday 29th May</text:p>
          </table:table-cell>
          <table:table-cell office:value-type="string">
            <text:p>William Campbell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822">
            <text:p>1822</text:p>
          </table:table-cell>
          <table:table-cell office:value-type="string">
            <text:p>Wednesday 5th June</text:p>
          </table:table-cell>
          <table:table-cell office:value-type="string">
            <text:p>Thomas Donachy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822">
            <text:p>1822</text:p>
          </table:table-cell>
          <table:table-cell office:value-type="string">
            <text:p>Tuesday 28th May</text:p>
          </table:table-cell>
          <table:table-cell office:value-type="string">
            <text:p>William Robertson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Jedburgh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822">
            <text:p>1822</text:p>
          </table:table-cell>
          <table:table-cell office:value-type="string">
            <text:p>Friday 20th December</text:p>
          </table:table-cell>
          <table:table-cell office:value-type="string">
            <text:p>James Burtnay</text:p>
          </table:table-cell>
          <table:table-cell office:value-type="string">
            <text:p>male</text:p>
          </table:table-cell>
          <table:table-cell office:value-type="string">
            <text:p>Rape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823">
            <text:p>1823</text:p>
          </table:table-cell>
          <table:table-cell office:value-type="string">
            <text:p>Wednesday 26th February</text:p>
          </table:table-cell>
          <table:table-cell office:value-type="string">
            <text:p>William M’Intyre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823">
            <text:p>1823</text:p>
          </table:table-cell>
          <table:table-cell office:value-type="string">
            <text:p>Wednesday 16th April</text:p>
          </table:table-cell>
          <table:table-cell office:value-type="string">
            <text:p>Mary M’Kinnon</text:p>
          </table:table-cell>
          <table:table-cell office:value-type="string">
            <text:p>female</text:p>
          </table:table-cell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823">
            <text:p>1823</text:p>
          </table:table-cell>
          <table:table-cell office:value-type="string">
            <text:p>Wednesday 14th May</text:p>
          </table:table-cell>
          <table:table-cell office:value-type="string">
            <text:p>John M’Kana</text:p>
          </table:table-cell>
          <table:table-cell office:value-type="string">
            <text:p>male</text:p>
          </table:table-cell>
          <table:table-cell office:value-type="string">
            <text:p>Uttering forgeries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823">
            <text:p>1823</text:p>
          </table:table-cell>
          <table:table-cell office:value-type="string">
            <text:p>Wednesday 14th May</text:p>
          </table:table-cell>
          <table:table-cell office:value-type="string">
            <text:p>Joseph Richardson</text:p>
          </table:table-cell>
          <table:table-cell office:value-type="string">
            <text:p>male</text:p>
          </table:table-cell>
          <table:table-cell office:value-type="string">
            <text:p>Uttering forgeries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823">
            <text:p>1823</text:p>
          </table:table-cell>
          <table:table-cell office:value-type="string">
            <text:p>Friday 23rd May</text:p>
          </table:table-cell>
          <table:table-cell office:value-type="string">
            <text:p>Thomas Donaldson</text:p>
          </table:table-cell>
          <table:table-cell office:value-type="string">
            <text:p>male</text:p>
          </table:table-cell>
          <table:table-cell office:value-type="string">
            <text:p>Stouthrief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823">
            <text:p>1823</text:p>
          </table:table-cell>
          <table:table-cell office:value-type="string">
            <text:p>Friday 23rd May</text:p>
          </table:table-cell>
          <table:table-cell office:value-type="string">
            <text:p>William Buchanan</text:p>
          </table:table-cell>
          <table:table-cell office:value-type="string">
            <text:p>male</text:p>
          </table:table-cell>
          <table:table-cell office:value-type="string">
            <text:p>Stouthrief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823">
            <text:p>1823</text:p>
          </table:table-cell>
          <table:table-cell office:value-type="string">
            <text:p>Friday 23rd May</text:p>
          </table:table-cell>
          <table:table-cell office:value-type="string">
            <text:p>William M’Leod</text:p>
          </table:table-cell>
          <table:table-cell office:value-type="string">
            <text:p>male</text:p>
          </table:table-cell>
          <table:table-cell office:value-type="string">
            <text:p>Stouthrief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823">
            <text:p>1823</text:p>
          </table:table-cell>
          <table:table-cell office:value-type="string">
            <text:p>Wednesday 4th June</text:p>
          </table:table-cell>
          <table:table-cell office:value-type="string">
            <text:p>John M’Donald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823">
            <text:p>1823</text:p>
          </table:table-cell>
          <table:table-cell office:value-type="string">
            <text:p>Wednesday 4th June</text:p>
          </table:table-cell>
          <table:table-cell office:value-type="string">
            <text:p>James Wilson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823">
            <text:p>1823</text:p>
          </table:table-cell>
          <table:table-cell office:value-type="string">
            <text:p>Wednesday 29th October</text:p>
          </table:table-cell>
          <table:table-cell office:value-type="string">
            <text:p>Robert Scott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Fan’s Farm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823">
            <text:p>1823</text:p>
          </table:table-cell>
          <table:table-cell office:value-type="string">
            <text:p>Wednesday 29th October</text:p>
          </table:table-cell>
          <table:table-cell office:value-type="string">
            <text:p>Francis Cain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823">
            <text:p>1823</text:p>
          </table:table-cell>
          <table:table-cell office:value-type="string">
            <text:p>Wednesday 29th October</text:p>
          </table:table-cell>
          <table:table-cell office:value-type="string">
            <text:p>George Laidlaw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823">
            <text:p>1823</text:p>
          </table:table-cell>
          <table:table-cell office:value-type="string">
            <text:p>Wednesday 12th November</text:p>
          </table:table-cell>
          <table:table-cell office:value-type="string">
            <text:p>David Wylie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823">
            <text:p>1823</text:p>
          </table:table-cell>
          <table:table-cell office:value-type="string">
            <text:p>Friday 12th December</text:p>
          </table:table-cell>
          <table:table-cell office:value-type="string">
            <text:p>Thomas Black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823">
            <text:p>1823</text:p>
          </table:table-cell>
          <table:table-cell office:value-type="string">
            <text:p>Friday 12th December</text:p>
          </table:table-cell>
          <table:table-cell office:value-type="string">
            <text:p>James Anderson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823">
            <text:p>1823</text:p>
          </table:table-cell>
          <table:table-cell office:value-type="string">
            <text:p>Friday 12th December</text:p>
          </table:table-cell>
          <table:table-cell office:value-type="string">
            <text:p>David Glen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824">
            <text:p>1824</text:p>
          </table:table-cell>
          <table:table-cell office:value-type="string">
            <text:p>Wednesday 28th January</text:p>
          </table:table-cell>
          <table:table-cell office:value-type="string">
            <text:p>John Wilson</text:p>
          </table:table-cell>
          <table:table-cell office:value-type="string">
            <text:p>male</text:p>
          </table:table-cell>
          <table:table-cell office:value-type="string">
            <text:p>Housebreaking 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824">
            <text:p>1824</text:p>
          </table:table-cell>
          <table:table-cell office:value-type="string">
            <text:p>Wednesday 28th January</text:p>
          </table:table-cell>
          <table:table-cell office:value-type="string">
            <text:p>Duncan Fraser</text:p>
          </table:table-cell>
          <table:table-cell office:value-type="string">
            <text:p>male</text:p>
          </table:table-cell>
          <table:table-cell office:value-type="string">
            <text:p>Housebreaking 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824">
            <text:p>1824</text:p>
          </table:table-cell>
          <table:table-cell office:value-type="string">
            <text:p>Wednesday 7th April</text:p>
          </table:table-cell>
          <table:table-cell office:value-type="string">
            <text:p>Robert M’Leod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824">
            <text:p>1824</text:p>
          </table:table-cell>
          <table:table-cell office:value-type="string">
            <text:p>Friday 14th May</text:p>
          </table:table-cell>
          <table:table-cell office:value-type="string">
            <text:p>John Campbell</text:p>
          </table:table-cell>
          <table:table-cell office:value-type="string">
            <text:p>male</text:p>
          </table:table-cell>
          <table:table-cell office:value-type="string">
            <text:p>Housebreaking 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824">
            <text:p>1824</text:p>
          </table:table-cell>
          <table:table-cell office:value-type="string">
            <text:p>Wednesday 19th May</text:p>
          </table:table-cell>
          <table:table-cell office:value-type="string">
            <text:p>William M’Teague</text:p>
          </table:table-cell>
          <table:table-cell office:value-type="string">
            <text:p>male</text:p>
          </table:table-cell>
          <table:table-cell office:value-type="string">
            <text:p>Utter forg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824">
            <text:p>1824</text:p>
          </table:table-cell>
          <table:table-cell office:value-type="string">
            <text:p>Wednesday 2nd June</text:p>
          </table:table-cell>
          <table:table-cell office:value-type="string">
            <text:p>John M’Creevie</text:p>
          </table:table-cell>
          <table:table-cell office:value-type="string">
            <text:p>male</text:p>
          </table:table-cell>
          <table:table-cell office:value-type="string">
            <text:p>Housebreaking 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824">
            <text:p>1824</text:p>
          </table:table-cell>
          <table:table-cell office:value-type="string">
            <text:p>Wednesday 21st July</text:p>
          </table:table-cell>
          <table:table-cell office:value-type="string">
            <text:p>William Devan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824">
            <text:p>1824</text:p>
          </table:table-cell>
          <table:table-cell office:value-type="string">
            <text:p>Friday 27th August</text:p>
          </table:table-cell>
          <table:table-cell office:value-type="string">
            <text:p>Alexander Martin</text:p>
          </table:table-cell>
          <table:table-cell office:value-type="string">
            <text:p>male</text:p>
          </table:table-cell>
          <table:table-cell office:value-type="string">
            <text:p>Stouthrief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825">
            <text:p>1825</text:p>
          </table:table-cell>
          <table:table-cell office:value-type="string">
            <text:p>Wednesday 1st June</text:p>
          </table:table-cell>
          <table:table-cell office:value-type="string">
            <text:p>James Stevenson</text:p>
          </table:table-cell>
          <table:table-cell office:value-type="string">
            <text:p>male</text:p>
          </table:table-cell>
          <table:table-cell office:value-type="string">
            <text:p>Highway 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826">
            <text:p>1826</text:p>
          </table:table-cell>
          <table:table-cell office:value-type="string">
            <text:p>Friday 10th February</text:p>
          </table:table-cell>
          <table:table-cell office:value-type="string">
            <text:p>William Allen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826">
            <text:p>1826</text:p>
          </table:table-cell>
          <table:table-cell office:value-type="string">
            <text:p>Friday 26th May</text:p>
          </table:table-cell>
          <table:table-cell office:value-type="string">
            <text:p>John M’Graddy</text:p>
          </table:table-cell>
          <table:table-cell office:value-type="string">
            <text:p>male</text:p>
          </table:table-cell>
          <table:table-cell office:value-type="string">
            <text:p>Robbery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826">
            <text:p>1826</text:p>
          </table:table-cell>
          <table:table-cell office:value-type="string">
            <text:p>Friday 2nd June</text:p>
          </table:table-cell>
          <table:table-cell office:value-type="string">
            <text:p>David Balfour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Dundee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826">
            <text:p>1826</text:p>
          </table:table-cell>
          <table:table-cell office:value-type="string">
            <text:p>Wednesday 7th June</text:p>
          </table:table-cell>
          <table:table-cell office:value-type="string">
            <text:p>John Dollan</text:p>
          </table:table-cell>
          <table:table-cell office:value-type="string">
            <text:p>male</text:p>
          </table:table-cell>
          <table:table-cell office:value-type="string">
            <text:p>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826">
            <text:p>1826</text:p>
          </table:table-cell>
          <table:table-cell office:value-type="string">
            <text:p>Friday 28th July</text:p>
          </table:table-cell>
          <table:table-cell office:value-type="string">
            <text:p>Peter Moffit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826">
            <text:p>1826</text:p>
          </table:table-cell>
          <table:table-cell office:value-type="string">
            <text:p>Wednesday 16th August</text:p>
          </table:table-cell>
          <table:table-cell office:value-type="string">
            <text:p>Andrew Fullerton</text:p>
          </table:table-cell>
          <table:table-cell office:value-type="string">
            <text:p>male</text:p>
          </table:table-cell>
          <table:table-cell office:value-type="string">
            <text:p>Assault/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826">
            <text:p>1826</text:p>
          </table:table-cell>
          <table:table-cell office:value-type="string">
            <text:p>Wednesday 18th October</text:p>
          </table:table-cell>
          <table:table-cell office:value-type="string">
            <text:p>James M’Manus</text:p>
          </table:table-cell>
          <table:table-cell office:value-type="string">
            <text:p>male</text:p>
          </table:table-cell>
          <table:table-cell office:value-type="string">
            <text:p>Assault/robbery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826">
            <text:p>1826</text:p>
          </table:table-cell>
          <table:table-cell office:value-type="string">
            <text:p>Wednesday 1st November</text:p>
          </table:table-cell>
          <table:table-cell office:value-type="string">
            <text:p>Edward Kelly</text:p>
          </table:table-cell>
          <table:table-cell office:value-type="string">
            <text:p>male</text:p>
          </table:table-cell>
          <table:table-cell office:value-type="string">
            <text:p>Assault/robbery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826">
            <text:p>1826</text:p>
          </table:table-cell>
          <table:table-cell office:value-type="string">
            <text:p>Wednesday 1st November</text:p>
          </table:table-cell>
          <table:table-cell office:value-type="string">
            <text:p>Andrew Stewart</text:p>
          </table:table-cell>
          <table:table-cell office:value-type="string">
            <text:p>male</text:p>
          </table:table-cell>
          <table:table-cell office:value-type="string">
            <text:p>Assault/robbery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827">
            <text:p>1827</text:p>
          </table:table-cell>
          <table:table-cell office:value-type="string">
            <text:p>Thursday 1st March</text:p>
          </table:table-cell>
          <table:table-cell office:value-type="string">
            <text:p>William Thomson</text:p>
          </table:table-cell>
          <table:table-cell office:value-type="string">
            <text:p>male</text:p>
          </table:table-cell>
          <table:table-cell office:value-type="string">
            <text:p>Highway robbery <text:s/></text:p>
          </table:table-cell>
          <table:table-cell office:value-type="string">
            <text:p>Dalkeith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827">
            <text:p>1827</text:p>
          </table:table-cell>
          <table:table-cell office:value-type="string">
            <text:p>Saturday 16th June</text:p>
          </table:table-cell>
          <table:table-cell office:value-type="string">
            <text:p>Margaret Wishart</text:p>
          </table:table-cell>
          <table:table-cell office:value-type="string">
            <text:p>female</text:p>
          </table:table-cell>
          <table:table-cell office:value-type="string">
            <text:p>Murder</text:p>
          </table:table-cell>
          <table:table-cell office:value-type="string">
            <text:p>Forfar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827">
            <text:p>1827</text:p>
          </table:table-cell>
          <table:table-cell office:value-type="string">
            <text:p>Wednesday 6th June</text:p>
          </table:table-cell>
          <table:table-cell office:value-type="string">
            <text:p>John Kerr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27">
            <text:p>1827</text:p>
          </table:table-cell>
          <table:table-cell office:value-type="string">
            <text:p>Friday 16th November</text:p>
          </table:table-cell>
          <table:table-cell office:value-type="string">
            <text:p>Malcolm Gillespie</text:p>
          </table:table-cell>
          <table:table-cell office:value-type="string">
            <text:p>male</text:p>
          </table:table-cell>
          <table:table-cell office:value-type="string">
            <text:p>Forgery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827">
            <text:p>1827</text:p>
          </table:table-cell>
          <table:table-cell office:value-type="string">
            <text:p>Wednesday 12th December</text:p>
          </table:table-cell>
          <table:table-cell office:value-type="string">
            <text:p>James Glenn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828">
            <text:p>1828</text:p>
          </table:table-cell>
          <table:table-cell office:value-type="string">
            <text:p>Thursday 8th May</text:p>
          </table:table-cell>
          <table:table-cell office:value-type="string">
            <text:p>Francis Cockburn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Falkirk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828">
            <text:p>1828</text:p>
          </table:table-cell>
          <table:table-cell office:value-type="string">
            <text:p>Wednesday 22nd October</text:p>
          </table:table-cell>
          <table:table-cell office:value-type="string">
            <text:p>Thomas Connor</text:p>
          </table:table-cell>
          <table:table-cell office:value-type="string">
            <text:p>male</text:p>
          </table:table-cell>
          <table:table-cell office:value-type="string">
            <text:p>Assault/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28">
            <text:p>1828</text:p>
          </table:table-cell>
          <table:table-cell office:value-type="string">
            <text:p>Wednesday 22nd October</text:p>
          </table:table-cell>
          <table:table-cell office:value-type="string">
            <text:p>Bell M’Menemy</text:p>
          </table:table-cell>
          <table:table-cell office:value-type="string">
            <text:p>female</text:p>
          </table:table-cell>
          <table:table-cell office:value-type="string">
            <text:p>Assault/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29">
            <text:p>1829</text:p>
          </table:table-cell>
          <table:table-cell office:value-type="string">
            <text:p>Wednesday 28th January</text:p>
          </table:table-cell>
          <table:table-cell office:value-type="string">
            <text:p>William Burke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829">
            <text:p>1829</text:p>
          </table:table-cell>
          <table:table-cell office:value-type="string">
            <text:p>Wednesday 20th May</text:p>
          </table:table-cell>
          <table:table-cell office:value-type="string">
            <text:p>Edward Moore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829">
            <text:p>1829</text:p>
          </table:table-cell>
          <table:table-cell office:value-type="string">
            <text:p>Wednesday 19th August</text:p>
          </table:table-cell>
          <table:table-cell office:value-type="string">
            <text:p>John Stewart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829">
            <text:p>1829</text:p>
          </table:table-cell>
          <table:table-cell office:value-type="string">
            <text:p>Wednesday 19th August</text:p>
          </table:table-cell>
          <table:table-cell office:value-type="string">
            <text:p>Catherine Wright</text:p>
          </table:table-cell>
          <table:table-cell office:value-type="string">
            <text:p>female</text:p>
          </table:table-cell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829">
            <text:p>1829</text:p>
          </table:table-cell>
          <table:table-cell office:value-type="string">
            <text:p>Thursday 29th October</text:p>
          </table:table-cell>
          <table:table-cell office:value-type="string">
            <text:p>John Craig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829">
            <text:p>1829</text:p>
          </table:table-cell>
          <table:table-cell office:value-type="string">
            <text:p>Thursday 29th October</text:p>
          </table:table-cell>
          <table:table-cell office:value-type="string">
            <text:p>James Brown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830">
            <text:p>1830</text:p>
          </table:table-cell>
          <table:table-cell office:value-type="string">
            <text:p>Wednesday 6th January</text:p>
          </table:table-cell>
          <table:table-cell office:value-type="string">
            <text:p>William Adams</text:p>
          </table:table-cell>
          <table:table-cell office:value-type="string">
            <text:p>male</text:p>
          </table:table-cell>
          <table:table-cell office:value-type="string">
            <text:p>Robbery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830">
            <text:p>1830</text:p>
          </table:table-cell>
          <table:table-cell office:value-type="string">
            <text:p>Wednesday 17th March</text:p>
          </table:table-cell>
          <table:table-cell office:value-type="string">
            <text:p>Robert Edmond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830">
            <text:p>1830</text:p>
          </table:table-cell>
          <table:table-cell office:value-type="string">
            <text:p>Wednesday 12th May</text:p>
          </table:table-cell>
          <table:table-cell office:value-type="string">
            <text:p>William Porter</text:p>
          </table:table-cell>
          <table:table-cell office:value-type="string">
            <text:p>male</text:p>
          </table:table-cell>
          <table:table-cell office:value-type="string">
            <text:p>Assault/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830">
            <text:p>1830</text:p>
          </table:table-cell>
          <table:table-cell office:value-type="string">
            <text:p>Wednesday 12th May</text:p>
          </table:table-cell>
          <table:table-cell office:value-type="string">
            <text:p>John Hill</text:p>
          </table:table-cell>
          <table:table-cell office:value-type="string">
            <text:p>male</text:p>
          </table:table-cell>
          <table:table-cell office:value-type="string">
            <text:p>Assault/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830">
            <text:p>1830</text:p>
          </table:table-cell>
          <table:table-cell office:value-type="string">
            <text:p>Wednesday 18th August</text:p>
          </table:table-cell>
          <table:table-cell office:value-type="string">
            <text:p>John Thomson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830">
            <text:p>1830</text:p>
          </table:table-cell>
          <table:table-cell office:value-type="string">
            <text:p>Wednesday 18th August</text:p>
          </table:table-cell>
          <table:table-cell office:value-type="string">
            <text:p>David Dobbie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830">
            <text:p>1830</text:p>
          </table:table-cell>
          <table:table-cell office:value-type="string">
            <text:p>Wednesday 29th September</text:p>
          </table:table-cell>
          <table:table-cell office:value-type="string">
            <text:p>William M’Fest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830">
            <text:p>1830</text:p>
          </table:table-cell>
          <table:table-cell office:value-type="string">
            <text:p>Thursday 30th September</text:p>
          </table:table-cell>
          <table:table-cell office:value-type="string">
            <text:p>John Henderson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Cupar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30">
            <text:p>1830</text:p>
          </table:table-cell>
          <table:table-cell office:value-type="string">
            <text:p>Friday 8th October</text:p>
          </table:table-cell>
          <table:table-cell office:value-type="string">
            <text:p>Catherine Davidson</text:p>
          </table:table-cell>
          <table:table-cell office:value-type="string">
            <text:p>female</text:p>
          </table:table-cell>
          <table:table-cell office:value-type="string">
            <text:p>Murder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831">
            <text:p>1831</text:p>
          </table:table-cell>
          <table:table-cell office:value-type="string">
            <text:p>Wednesday 27th January</text:p>
          </table:table-cell>
          <table:table-cell office:value-type="string">
            <text:p>David Little</text:p>
          </table:table-cell>
          <table:table-cell office:value-type="string">
            <text:p>male</text:p>
          </table:table-cell>
          <table:table-cell office:value-type="string">
            <text:p>Stouthrief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831">
            <text:p>1831</text:p>
          </table:table-cell>
          <table:table-cell office:value-type="string">
            <text:p>Monday 16th May</text:p>
          </table:table-cell>
          <table:table-cell office:value-type="string">
            <text:p>James Campbell</text:p>
          </table:table-cell>
          <table:table-cell office:value-type="string">
            <text:p>male</text:p>
          </table:table-cell>
          <table:table-cell office:value-type="string">
            <text:p>Housebreaking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831">
            <text:p>1831</text:p>
          </table:table-cell>
          <table:table-cell office:value-type="string">
            <text:p>Wednesday 3rd August</text:p>
          </table:table-cell>
          <table:table-cell office:value-type="string">
            <text:p>George Gilchrist</text:p>
          </table:table-cell>
          <table:table-cell office:value-type="string">
            <text:p>male</text:p>
          </table:table-cell>
          <table:table-cell office:value-type="string">
            <text:p>Coach robbery 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831">
            <text:p>1831</text:p>
          </table:table-cell>
          <table:table-cell office:value-type="string">
            <text:p>Thursday 6th October</text:p>
          </table:table-cell>
          <table:table-cell office:value-type="string">
            <text:p>James Bryce</text:p>
          </table:table-cell>
          <table:table-cell office:value-type="string">
            <text:p>male</text:p>
          </table:table-cell>
          <table:table-cell office:value-type="string">
            <text:p>Coach robbery 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831">
            <text:p>1831</text:p>
          </table:table-cell>
          <table:table-cell office:value-type="string">
            <text:p>Thursday 6th October</text:p>
          </table:table-cell>
          <table:table-cell office:value-type="string">
            <text:p>Mary Steel</text:p>
          </table:table-cell>
          <table:table-cell office:value-type="string">
            <text:p>female</text:p>
          </table:table-cell>
          <table:table-cell office:value-type="string">
            <text:p>Coach robbery 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831">
            <text:p>1831</text:p>
          </table:table-cell>
          <table:table-cell office:value-type="string">
            <text:p>Thursday 20th October</text:p>
          </table:table-cell>
          <table:table-cell office:value-type="string">
            <text:p>William Heath</text:p>
          </table:table-cell>
          <table:table-cell office:value-type="string">
            <text:p>male</text:p>
          </table:table-cell>
          <table:table-cell office:value-type="string">
            <text:p>Bank robbery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831">
            <text:p>1831</text:p>
          </table:table-cell>
          <table:table-cell office:value-type="string">
            <text:p>Monday 24th October</text:p>
          </table:table-cell>
          <table:table-cell office:value-type="string">
            <text:p>Hector M’Leod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Inverness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831">
            <text:p>1831</text:p>
          </table:table-cell>
          <table:table-cell office:value-type="string">
            <text:p>Wednesday 19th October</text:p>
          </table:table-cell>
          <table:table-cell office:value-type="string">
            <text:p>James (Thomas) Rogers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Jedburgh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831">
            <text:p>1831</text:p>
          </table:table-cell>
          <table:table-cell office:value-type="string">
            <text:p>Friday 2nd December</text:p>
          </table:table-cell>
          <table:table-cell office:value-type="string">
            <text:p>James Gow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Jedburgh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831">
            <text:p>1831</text:p>
          </table:table-cell>
          <table:table-cell office:value-type="string">
            <text:p>Friday 2nd December</text:p>
          </table:table-cell>
          <table:table-cell office:value-type="string">
            <text:p>Thomas Beveridge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Jedburgh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831">
            <text:p>1831</text:p>
          </table:table-cell>
          <table:table-cell office:value-type="string">
            <text:p>Monday 19th December</text:p>
          </table:table-cell>
          <table:table-cell office:value-type="string">
            <text:p>John M’Court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832">
            <text:p>1832</text:p>
          </table:table-cell>
          <table:table-cell office:value-type="string">
            <text:p>Wednesday 18th January</text:p>
          </table:table-cell>
          <table:table-cell office:value-type="string">
            <text:p>William Lindsay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832">
            <text:p>1832</text:p>
          </table:table-cell>
          <table:table-cell office:value-type="string">
            <text:p>Thursday 19th January</text:p>
          </table:table-cell>
          <table:table-cell office:value-type="string">
            <text:p>Samuel Waugh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832">
            <text:p>1832</text:p>
          </table:table-cell>
          <table:table-cell office:value-type="string">
            <text:p>Saturday 21st January</text:p>
          </table:table-cell>
          <table:table-cell office:value-type="string">
            <text:p>John Howison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832">
            <text:p>1832</text:p>
          </table:table-cell>
          <table:table-cell office:value-type="string">
            <text:p>Wednesday 31st October</text:p>
          </table:table-cell>
          <table:table-cell office:value-type="string">
            <text:p>John Chisholm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832">
            <text:p>1832</text:p>
          </table:table-cell>
          <table:table-cell office:value-type="string">
            <text:p>Wednesday 7th November</text:p>
          </table:table-cell>
          <table:table-cell office:value-type="string">
            <text:p>George Doffey</text:p>
          </table:table-cell>
          <table:table-cell office:value-type="string">
            <text:p>male</text:p>
          </table:table-cell>
          <table:table-cell office:value-type="string">
            <text:p>Murder of wife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833">
            <text:p>1833</text:p>
          </table:table-cell>
          <table:table-cell office:value-type="string">
            <text:p>Friday 1st February</text:p>
          </table:table-cell>
          <table:table-cell office:value-type="string">
            <text:p>Henry Burnett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833">
            <text:p>1833</text:p>
          </table:table-cell>
          <table:table-cell office:value-type="string">
            <text:p>Tuesday 14th May</text:p>
          </table:table-cell>
          <table:table-cell office:value-type="string">
            <text:p>John Barclay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833">
            <text:p>1833</text:p>
          </table:table-cell>
          <table:table-cell office:value-type="string">
            <text:p>Tuesday 14th May</text:p>
          </table:table-cell>
          <table:table-cell office:value-type="string">
            <text:p>Philip Cornie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833">
            <text:p>1833</text:p>
          </table:table-cell>
          <table:table-cell office:value-type="string">
            <text:p>Wednesday 2nd October</text:p>
          </table:table-cell>
          <table:table-cell office:value-type="string">
            <text:p>Robert Tennant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834">
            <text:p>1834</text:p>
          </table:table-cell>
          <table:table-cell office:value-type="string">
            <text:p>Monday 20th January</text:p>
          </table:table-cell>
          <table:table-cell office:value-type="string">
            <text:p>Hugh Kennedy</text:p>
          </table:table-cell>
          <table:table-cell office:value-type="string">
            <text:p>male</text:p>
          </table:table-cell>
          <table:table-cell office:value-type="string">
            <text:p>Throwing vitriol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834">
            <text:p>1834</text:p>
          </table:table-cell>
          <table:table-cell office:value-type="string">
            <text:p>Wednesday 2nd April</text:p>
          </table:table-cell>
          <table:table-cell office:value-type="string">
            <text:p>Mannus Swinney</text:p>
          </table:table-cell>
          <table:table-cell office:value-type="string">
            <text:p>male</text:p>
          </table:table-cell>
          <table:table-cell office:value-type="string">
            <text:p>Assault/robbery</text:p>
          </table:table-cell>
          <table:table-cell office:value-type="string">
            <text:p>Greenlaw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834">
            <text:p>1834</text:p>
          </table:table-cell>
          <table:table-cell office:value-type="string">
            <text:p>Saturday 31st May</text:p>
          </table:table-cell>
          <table:table-cell office:value-type="string">
            <text:p>William Noble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Elgin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834">
            <text:p>1834</text:p>
          </table:table-cell>
          <table:table-cell office:value-type="string">
            <text:p>Thursday 23rd October</text:p>
          </table:table-cell>
          <table:table-cell office:value-type="string">
            <text:p>John Boyd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Greenock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835">
            <text:p>1835</text:p>
          </table:table-cell>
          <table:table-cell office:value-type="string">
            <text:p>Saturday 30th May</text:p>
          </table:table-cell>
          <table:table-cell office:value-type="string">
            <text:p>Mark Devlin</text:p>
          </table:table-cell>
          <table:table-cell office:value-type="string">
            <text:p>male</text:p>
          </table:table-cell>
          <table:table-cell office:value-type="string">
            <text:p>Rape</text:p>
          </table:table-cell>
          <table:table-cell office:value-type="string">
            <text:p>Dundee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835">
            <text:p>1835</text:p>
          </table:table-cell>
          <table:table-cell office:value-type="string">
            <text:p>Monday 13th July</text:p>
          </table:table-cell>
          <table:table-cell office:value-type="string">
            <text:p>James Bell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835">
            <text:p>1835</text:p>
          </table:table-cell>
          <table:table-cell office:value-type="string">
            <text:p>Monday 3rd August</text:p>
          </table:table-cell>
          <table:table-cell office:value-type="string">
            <text:p>Elizabeth M’Neil (Banks)</text:p>
          </table:table-cell>
          <table:table-cell office:value-type="string">
            <text:p>female</text:p>
          </table:table-cell>
          <table:table-cell office:value-type="string">
            <text:p>Murder of husband by poisoning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835">
            <text:p>1835</text:p>
          </table:table-cell>
          <table:table-cell office:value-type="string">
            <text:p>Tuesday 29th September</text:p>
          </table:table-cell>
          <table:table-cell office:value-type="string">
            <text:p>George Campbell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835">
            <text:p>1835</text:p>
          </table:table-cell>
          <table:table-cell office:value-type="string">
            <text:p>Friday 16th October</text:p>
          </table:table-cell>
          <table:table-cell office:value-type="string">
            <text:p>John Adams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Inverness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836">
            <text:p>1836</text:p>
          </table:table-cell>
          <table:table-cell office:value-type="string">
            <text:p>Monday 4th April</text:p>
          </table:table-cell>
          <table:table-cell office:value-type="string">
            <text:p>Charles Donaldson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837">
            <text:p>1837</text:p>
          </table:table-cell>
          <table:table-cell office:value-type="string">
            <text:p>Saturday 8th April</text:p>
          </table:table-cell>
          <table:table-cell office:value-type="string">
            <text:p>Alexander Miller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837">
            <text:p>1837</text:p>
          </table:table-cell>
          <table:table-cell office:value-type="string">
            <text:p>Wednesday 18th October</text:p>
          </table:table-cell>
          <table:table-cell office:value-type="string">
            <text:p>William Pirrie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Paisley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838">
            <text:p>1838</text:p>
          </table:table-cell>
          <table:table-cell office:value-type="string">
            <text:p>Monday 21st May</text:p>
          </table:table-cell>
          <table:table-cell office:value-type="string">
            <text:p>Elizabeth Nicholson (Jeffrey)</text:p>
          </table:table-cell>
          <table:table-cell office:value-type="string">
            <text:p>female</text:p>
          </table:table-cell>
          <table:table-cell office:value-type="string">
            <text:p>Murder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839">
            <text:p>1839</text:p>
          </table:table-cell>
          <table:table-cell office:value-type="string">
            <text:p>Monday 25th March</text:p>
          </table:table-cell>
          <table:table-cell office:value-type="string">
            <text:p>Arthur Wood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Dundee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840">
            <text:p>1840</text:p>
          </table:table-cell>
          <table:table-cell office:value-type="string">
            <text:p>Thursday 16th April</text:p>
          </table:table-cell>
          <table:table-cell office:value-type="string">
            <text:p>James Wemyss</text:p>
          </table:table-cell>
          <table:table-cell office:value-type="string">
            <text:p>male</text:p>
          </table:table-cell>
          <table:table-cell office:value-type="string">
            <text:p>Murder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840">
            <text:p>1840</text:p>
          </table:table-cell>
          <table:table-cell office:value-type="string">
            <text:p>Wednesday 27th May</text:p>
          </table:table-cell>
          <table:table-cell office:value-type="string">
            <text:p>Thomas Templeton</text:p>
          </table:table-cell>
          <table:table-cell office:value-type="string">
            <text:p>male</text:p>
          </table:table-cell>
          <table:table-cell office:value-type="string">
            <text:p>Murder wife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841">
            <text:p>1841</text:p>
          </table:table-cell>
          <table:table-cell office:value-type="string">
            <text:p>Friday 14th May</text:p>
          </table:table-cell>
          <table:table-cell office:value-type="string">
            <text:p>Denis Doolan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Glasgow (Bishopbriggs)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841">
            <text:p>1841</text:p>
          </table:table-cell>
          <table:table-cell office:value-type="string">
            <text:p>Friday 14th May</text:p>
          </table:table-cell>
          <table:table-cell office:value-type="string">
            <text:p>Patrick Reeding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Glasgow (Bishopbriggs)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843">
            <text:p>1843</text:p>
          </table:table-cell>
          <table:table-cell office:value-type="string">
            <text:p>Thursday 18th May</text:p>
          </table:table-cell>
          <table:table-cell office:value-type="string">
            <text:p>Charles M’Kay</text:p>
          </table:table-cell>
          <table:table-cell office:value-type="string">
            <text:p>male</text:p>
          </table:table-cell>
          <table:table-cell office:value-type="string">
            <text:p>Murder wife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843">
            <text:p>1843</text:p>
          </table:table-cell>
          <table:table-cell office:value-type="string">
            <text:p>Wednesday 4th October</text:p>
          </table:table-cell>
          <table:table-cell office:value-type="string">
            <text:p>Allen Mair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Stirling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844">
            <text:p>1844</text:p>
          </table:table-cell>
          <table:table-cell office:value-type="string">
            <text:p>Wednesday 3rd April</text:p>
          </table:table-cell>
          <table:table-cell office:value-type="string">
            <text:p>James Bryce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847">
            <text:p>1847</text:p>
          </table:table-cell>
          <table:table-cell office:value-type="string">
            <text:p>Tuesday 5th October</text:p>
          </table:table-cell>
          <table:table-cell office:value-type="string">
            <text:p>Thomas Leith</text:p>
          </table:table-cell>
          <table:table-cell office:value-type="string">
            <text:p>male</text:p>
          </table:table-cell>
          <table:table-cell office:value-type="string">
            <text:p>Murder wife</text:p>
          </table:table-cell>
          <table:table-cell office:value-type="string">
            <text:p>Dundee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848">
            <text:p>1848</text:p>
          </table:table-cell>
          <table:table-cell office:value-type="string">
            <text:p>Friday 19th May</text:p>
          </table:table-cell>
          <table:table-cell office:value-type="string">
            <text:p>James Robertson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Forfar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848">
            <text:p>1848</text:p>
          </table:table-cell>
          <table:table-cell office:value-type="string">
            <text:p>Thursday 26th October</text:p>
          </table:table-cell>
          <table:table-cell office:value-type="string">
            <text:p>James M’Wheelan</text:p>
          </table:table-cell>
          <table:table-cell office:value-type="string">
            <text:p>male</text:p>
          </table:table-cell>
          <table:table-cell office:value-type="string">
            <text:p>Murder and robbery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849">
            <text:p>1849</text:p>
          </table:table-cell>
          <table:table-cell office:value-type="string">
            <text:p>Tuesday 22nd May</text:p>
          </table:table-cell>
          <table:table-cell office:value-type="string">
            <text:p>James Burnett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849">
            <text:p>1849</text:p>
          </table:table-cell>
          <table:table-cell office:value-type="string">
            <text:p>Tuesday 29th May</text:p>
          </table:table-cell>
          <table:table-cell office:value-type="string">
            <text:p>John Kellocher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849">
            <text:p>1849</text:p>
          </table:table-cell>
          <table:table-cell office:value-type="string">
            <text:p>Tuesday 16th October</text:p>
          </table:table-cell>
          <table:table-cell office:value-type="string">
            <text:p>James Robb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849">
            <text:p>1849</text:p>
          </table:table-cell>
          <table:table-cell office:value-type="string">
            <text:p>Thursday 25th October</text:p>
          </table:table-cell>
          <table:table-cell office:value-type="string">
            <text:p>John Wilson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Jedburgh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850">
            <text:p>1850</text:p>
          </table:table-cell>
          <table:table-cell office:value-type="string">
            <text:p>Thursday 31st January</text:p>
          </table:table-cell>
          <table:table-cell office:value-type="string">
            <text:p>Margaret Hamilton</text:p>
          </table:table-cell>
          <table:table-cell office:value-type="string">
            <text:p>female</text:p>
          </table:table-cell>
          <table:table-cell office:value-type="string">
            <text:p>Murder 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850">
            <text:p>1850</text:p>
          </table:table-cell>
          <table:table-cell office:value-type="string">
            <text:p>Friday 16th August</text:p>
          </table:table-cell>
          <table:table-cell office:value-type="string">
            <text:p>William Bennison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851">
            <text:p>1851</text:p>
          </table:table-cell>
          <table:table-cell office:value-type="string">
            <text:p>Friday 24th October</text:p>
          </table:table-cell>
          <table:table-cell office:value-type="string">
            <text:p>Archibald Hare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852">
            <text:p>1852</text:p>
          </table:table-cell>
          <table:table-cell office:value-type="string">
            <text:p>Monday 5th July</text:p>
          </table:table-cell>
          <table:table-cell office:value-type="string">
            <text:p>Michael Scanlan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Cupar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852">
            <text:p>1852</text:p>
          </table:table-cell>
          <table:table-cell office:value-type="string">
            <text:p>Monday 5th July</text:p>
          </table:table-cell>
          <table:table-cell office:value-type="string">
            <text:p>Peter Scanlan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Cupar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853">
            <text:p>1853</text:p>
          </table:table-cell>
          <table:table-cell office:value-type="string">
            <text:p>Thursday 13th January</text:p>
          </table:table-cell>
          <table:table-cell office:value-type="string">
            <text:p>George Christie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853">
            <text:p>1853</text:p>
          </table:table-cell>
          <table:table-cell office:value-type="string">
            <text:p>Monday 14th March</text:p>
          </table:table-cell>
          <table:table-cell office:value-type="string">
            <text:p>John Williams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Greenlaw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853">
            <text:p>1853</text:p>
          </table:table-cell>
          <table:table-cell office:value-type="string">
            <text:p>Thursday 11th August</text:p>
          </table:table-cell>
          <table:table-cell office:value-type="string">
            <text:p>Hans M’Farlane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853">
            <text:p>1853</text:p>
          </table:table-cell>
          <table:table-cell office:value-type="string">
            <text:p>Thursday 11th August</text:p>
          </table:table-cell>
          <table:table-cell office:value-type="string">
            <text:p>Helen Blackwood</text:p>
          </table:table-cell>
          <table:table-cell office:value-type="string">
            <text:p>female</text:p>
          </table:table-cell>
          <table:table-cell office:value-type="string">
            <text:p>Murder 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854">
            <text:p>1854</text:p>
          </table:table-cell>
          <table:table-cell office:value-type="string">
            <text:p>Wednesday 25th January</text:p>
          </table:table-cell>
          <table:table-cell office:value-type="string">
            <text:p>William Cumming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854">
            <text:p>1854</text:p>
          </table:table-cell>
          <table:table-cell office:value-type="string">
            <text:p>Thursday 11th May</text:p>
          </table:table-cell>
          <table:table-cell office:value-type="string">
            <text:p>Alex Cunningham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Ayr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855">
            <text:p>1855</text:p>
          </table:table-cell>
          <table:table-cell office:value-type="string">
            <text:p>Wednesday 23rd May</text:p>
          </table:table-cell>
          <table:table-cell office:value-type="string">
            <text:p>William Kelso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857">
            <text:p>1857</text:p>
          </table:table-cell>
          <table:table-cell office:value-type="string">
            <text:p>Monday 2nd February</text:p>
          </table:table-cell>
          <table:table-cell office:value-type="string">
            <text:p>Peter M’Lean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Linlithgow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857">
            <text:p>1857</text:p>
          </table:table-cell>
          <table:table-cell office:value-type="string">
            <text:p>Wednesday 21st October</text:p>
          </table:table-cell>
          <table:table-cell office:value-type="string">
            <text:p>John Booth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Aberdeen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858">
            <text:p>1858</text:p>
          </table:table-cell>
          <table:table-cell office:value-type="string">
            <text:p>Thursday 14th January</text:p>
          </table:table-cell>
          <table:table-cell office:value-type="string">
            <text:p>John Thomas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Paisley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861">
            <text:p>1861</text:p>
          </table:table-cell>
          <table:table-cell office:value-type="string">
            <text:p>Saturday 18th January</text:p>
          </table:table-cell>
          <table:table-cell office:value-type="string">
            <text:p>Patrick Lunnay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Dumbarton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862">
            <text:p>1862</text:p>
          </table:table-cell>
          <table:table-cell office:value-type="string">
            <text:p>Tuesday 29th April</text:p>
          </table:table-cell>
          <table:table-cell office:value-type="string">
            <text:p>Mary Timney</text:p>
          </table:table-cell>
          <table:table-cell office:value-type="string">
            <text:p>female</text:p>
          </table:table-cell>
          <table:table-cell office:value-type="string">
            <text:p>Murder 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864">
            <text:p>1864</text:p>
          </table:table-cell>
          <table:table-cell office:value-type="string">
            <text:p>Monday 16th May</text:p>
          </table:table-cell>
          <table:table-cell office:value-type="string">
            <text:p>John Reilly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864">
            <text:p>1864</text:p>
          </table:table-cell>
          <table:table-cell office:value-type="string">
            <text:p>Tuesday 21st June</text:p>
          </table:table-cell>
          <table:table-cell office:value-type="string">
            <text:p>George Bryce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Edinburgh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865">
            <text:p>1865</text:p>
          </table:table-cell>
          <table:table-cell office:value-type="string">
            <text:p>Friday 28th July</text:p>
          </table:table-cell>
          <table:table-cell office:value-type="string">
            <text:p>Edward Pritchard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Glasgow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866">
            <text:p>1866</text:p>
          </table:table-cell>
          <table:table-cell office:value-type="string">
            <text:p>Wednesday 31st January</text:p>
          </table:table-cell>
          <table:table-cell office:value-type="string">
            <text:p>Andrew Brown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Montrose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866">
            <text:p>1866</text:p>
          </table:table-cell>
          <table:table-cell office:value-type="string">
            <text:p>Tuesday 22nd May</text:p>
          </table:table-cell>
          <table:table-cell office:value-type="string">
            <text:p>Joseph Bell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Perth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868">
            <text:p>1868</text:p>
          </table:table-cell>
          <table:table-cell office:value-type="string">
            <text:p>Tuesday 12th May</text:p>
          </table:table-cell>
          <table:table-cell office:value-type="string">
            <text:p>Robert Smith</text:p>
          </table:table-cell>
          <table:table-cell office:value-type="string">
            <text:p>male</text:p>
          </table:table-cell>
          <table:table-cell office:value-type="string">
            <text:p>Murder </text:p>
          </table:table-cell>
          <table:table-cell office:value-type="string">
            <text:p>Dumfries</text:p>
          </table:table-cell>
          <table:table-cell table:number-columns-repeated="1017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 table:number-rows-repeated="10482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3:5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year_20_totals" style:display-name="PageStyle_year tot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fied" style:display-name="PageStyle_unifi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nce_20_1900" style:display-name="PageStyle_since 19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68-1899" style:display-name="PageStyle_1868-189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00-1867" style:display-name="PageStyle_1800-186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5481" meta:object-count="0"/>
    <meta:generator>OpenOffice/4.1.1$Win32 OpenOffice.org_project/411m6$Build-9775</meta:generator>
  </office:meta>
</office:document-meta>
</file>